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CCFFFF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4" style:family="table-cell" style:parent-style-name="Default" style:data-style-name="N0">
      <style:table-cell-properties fo:border-top="thin solid #000000" fo:border-bottom="2pt solid #000000" fo:border-left="none" fo:border-right="none" style:vertical-align="middle" fo:background-color="#FFFF99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CCFFCC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background-color="#CCFFCC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CCFFFF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2pt solid #000000" fo:border-left="none" fo:border-right="none" style:vertical-align="middle" fo:background-color="#FFFF99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CCFFCC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V_237_rgula" style:data-style-name="N3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V_237_rgula" style:data-style-name="N3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V_237_rgula" style:data-style-name="N3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V_237_rgula" style:data-style-name="N3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V_237_rgula" style:data-style-name="N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V_237_rgula" style:data-style-name="N3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V_237_rgula" style:data-style-name="N3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V_237_rgula" style:data-style-name="N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3">
      <style:table-cell-properties fo:border-top="none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21" style:family="table-cell" style:parent-style-name="V_237_rgula" style:data-style-name="N3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2" style:family="table-cell" style:parent-style-name="V_237_rgula" style:data-style-name="N3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3" style:family="table-cell" style:parent-style-name="V_237_rgula" style:data-style-name="N3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4" style:family="table-cell" style:parent-style-name="V_237_rgula" style:data-style-name="N3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5" style:family="table-cell" style:parent-style-name="V_237_rgula" style:data-style-name="N3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6" style:family="table-cell" style:parent-style-name="V_237_rgula" style:data-style-name="N3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3">
      <style:table-cell-properties fo:border-top="none" fo:border-bottom="2pt solid #000000" fo:border-left="2pt solid #000000" fo:border-right="thin solid #000000" style:vertical-align="middle" fo:background-color="#CCFFFF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3">
      <style:table-cell-properties fo:border-top="none" fo:border-bottom="2pt solid #000000" fo:border-left="none" fo:border-right="none" style:vertical-align="middle" fo:background-color="#FFFF99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3">
      <style:table-cell-properties fo:border-top="none" fo:border-bottom="2pt solid #000000" fo:border-left="thin solid #000000" fo:border-right="2pt solid #000000" style:vertical-align="middle" fo:background-color="#CCFFCC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3">
      <style:table-cell-properties fo:border-top="2pt solid #000000" fo:border-bottom="2pt solid #000000" fo:border-left="2pt solid #000000" fo:border-right="thin solid #000000" style:vertical-align="middle" fo:background-color="#CCFFFF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3">
      <style:table-cell-properties fo:border-top="2pt solid #000000" fo:border-bottom="2pt solid #000000" fo:border-left="none" fo:border-right="none" style:vertical-align="middle" fo:background-color="#FFFF99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3">
      <style:table-cell-properties fo:border-top="2pt solid #000000" fo:border-bottom="2pt solid #000000" fo:border-left="thin solid #000000" fo:border-right="2pt solid #000000" style:vertical-align="middle" fo:background-color="#CCFFCC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3">
      <style:table-cell-properties fo:border-top="2pt solid #000000" fo:border-bottom="2pt solid #000000" fo:border-left="thin solid #000000" fo:border-right="none" style:vertical-align="middle" fo:background-color="#CCFFCC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3">
      <style:table-cell-properties fo:border-top="2pt solid #000000" fo:border-bottom="2pt solid #000000" fo:border-left="2pt solid #000000" fo:border-right="thin solid #000000" style:vertical-align="automatic" fo:background-color="#CC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">
      <style:table-cell-properties fo:border-top="2pt solid #000000" fo:border-bottom="2pt solid #000000" fo:border-left="none" fo:border-right="none" style:vertical-align="automatic" fo:background-color="#FFFF99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">
      <style:table-cell-properties fo:border-top="2pt solid #000000" fo:border-bottom="2pt solid #000000" fo:border-left="thin solid #000000" fo:border-right="none" style:vertical-align="automatic" fo:background-color="#CCFFC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38" style:family="table-cell" style:parent-style-name="Default" style:data-style-name="N0">
      <style:table-cell-properties fo:border-top="none" fo:border-bottom="thin solid #000000" fo:border-left="2pt solid #000000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39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40" style:family="table-cell" style:parent-style-name="Default" style:data-style-name="N0">
      <style:table-cell-properties fo:border-top="thin solid #000000" fo:border-bottom="2pt solid #000000" fo:border-left="2pt solid #000000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41" style:family="table-cell" style:parent-style-name="Default" style:data-style-name="N0">
      <style:table-cell-properties fo:border-top="2pt solid #000000" fo:border-bottom="2pt solid #000000" fo:border-left="2pt solid #000000" fo:border-right="thick solid #000000" style:vertical-align="automatic" fo:wrap-option="wrap" fo:background-color="#CC99FF" style:cell-protect="protected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/>
    </style:style>
    <style:style style:name="ce44" style:family="table-cell" style:parent-style-name="Default" style:data-style-name="N0">
      <style:table-cell-properties fo:border-top="none" fo:border-bottom="2pt solid #000000" fo:border-left="none" fo:border-right="none" style:vertical-align="automatic"/>
    </style:style>
    <style:style style:name="ce4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CC99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CC99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fo:background-color="#F2DCDB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2pt solid #000000" fo:border-bottom="thin solid #000000" fo:border-left="none" fo:border-right="none" style:vertical-align="middle" fo:background-color="#F2DCDB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background-color="#F2DCDB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F2DCDB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2DCDB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F2DCDB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fo:background-color="#F2DCDB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CC99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CC99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CC99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F2DCDB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F2DCDB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F2DCDB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CC99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F2DCDB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color="#FF0000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63" style:family="table-cell" style:parent-style-name="Default" style:data-style-name="N0">
      <style:table-cell-properties fo:border="2pt solid #000000" style:vertical-align="middle" fo:background-color="#CC99FF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99520833333333cm" style:use-optimal-column-width="true"/>
    </style:style>
    <style:style style:name="co2" style:family="table-column">
      <style:table-column-properties fo:break-before="auto" style:column-width="1.905cm" style:use-optimal-column-width="true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2.01083333333333cm" style:use-optimal-column-width="true"/>
    </style:style>
    <style:style style:name="co5" style:family="table-column">
      <style:table-column-properties fo:break-before="auto" style:column-width="1.825625cm" style:use-optimal-column-width="true"/>
    </style:style>
    <style:style style:name="co6" style:family="table-column">
      <style:table-column-properties fo:break-before="auto" style:column-width="2.24895833333333cm" style:use-optimal-column-width="true"/>
    </style:style>
    <style:style style:name="co7" style:family="table-column">
      <style:table-column-properties fo:break-before="auto" style:column-width="2.2225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0.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39.75pt" style:use-optimal-row-height="false" fo:break-before="auto"/>
    </style:style>
    <style:style style:name="ro5" style:family="table-row">
      <style:table-row-properties style:row-height="48.75pt" style:use-optimal-row-height="false" fo:break-before="auto"/>
    </style:style>
    <style:style style:name="ro6" style:family="table-row">
      <style:table-row-properties style:row-height="37.5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28.5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24.75pt" style:use-optimal-row-height="false" fo:break-before="auto"/>
    </style:style>
    <style:style style:name="ro11" style:family="table-row">
      <style:table-row-properties style:row-height="26.25pt" style:use-optimal-row-height="false" fo:break-before="auto"/>
    </style:style>
    <style:style style:name="ro12" style:family="table-row">
      <style:table-row-properties style:row-height="23.25pt" style:use-optimal-row-height="false" fo:break-before="auto"/>
    </style:style>
    <style:style style:name="ro13" style:family="table-row">
      <style:table-row-properties style:row-height="34.5pt" style:use-optimal-row-height="false" fo:break-before="auto"/>
    </style:style>
    <style:style style:name="ro14" style:family="table-row">
      <style:table-row-properties style:row-height="35.25pt" style:use-optimal-row-height="false" fo:break-before="auto"/>
    </style:style>
    <style:style style:name="ro15" style:family="table-row">
      <style:table-row-properties style:row-height="27pt" style:use-optimal-row-height="false" fo:break-before="auto"/>
    </style:style>
    <style:style style:name="ro16" style:family="table-row">
      <style:table-row-properties style:row-height="30.75pt" style:use-optimal-row-height="false" fo:break-before="auto"/>
    </style:style>
    <style:style style:name="ro17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number-columns-repeated="16344" table:default-cell-style-name="ce1"/>
        <table:table-row table:style-name="ro1">
          <table:table-cell office:value-type="string" table:number-columns-spanned="12" table:number-rows-spanned="4" table:style-name="ce62">
            <text:p>TOTAL MENSAL DE REFEIÇÕES SERVIDAS - 2016</text:p>
          </table:table-cell>
          <table:covered-table-cell table:number-columns-repeated="11"/>
          <table:table-cell table:number-columns-repeated="16372" table:style-name="ce1"/>
        </table:table-row>
        <table:table-row table:style-name="ro2">
          <table:covered-table-cell/>
          <table:covered-table-cell table:number-columns-repeated="11"/>
          <table:table-cell table:number-columns-repeated="16372" table:style-name="ce1"/>
        </table:table-row>
        <table:table-row table:style-name="ro1" table:visibility="collapse">
          <table:covered-table-cell/>
          <table:covered-table-cell table:number-columns-repeated="11"/>
          <table:table-cell table:number-columns-repeated="16372" table:style-name="ce1"/>
        </table:table-row>
        <table:table-row table:style-name="ro3">
          <table:covered-table-cell/>
          <table:covered-table-cell table:number-columns-repeated="11"/>
          <table:table-cell table:number-columns-repeated="5" table:style-name="ce2"/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2" table:style-name="ce63">
            <text:p>TIPOS DE UNIDADES</text:p>
          </table:table-cell>
          <table:table-cell office:value-type="string" table:number-columns-spanned="3" table:number-rows-spanned="1" table:style-name="ce61">
            <text:p>JAN</text:p>
          </table:table-cell>
          <table:covered-table-cell table:number-columns-repeated="2"/>
          <table:table-cell office:value-type="string" table:number-columns-spanned="3" table:number-rows-spanned="1" table:style-name="ce61">
            <text:p>FEV</text:p>
          </table:table-cell>
          <table:covered-table-cell table:number-columns-repeated="2"/>
          <table:table-cell office:value-type="string" table:number-columns-spanned="3" table:number-rows-spanned="1" table:style-name="ce61">
            <text:p>MAR</text:p>
          </table:table-cell>
          <table:covered-table-cell table:number-columns-repeated="2"/>
          <table:table-cell office:value-type="string" table:number-columns-spanned="3" table:number-rows-spanned="1" table:style-name="ce61">
            <text:p>ABR</text:p>
          </table:table-cell>
          <table:covered-table-cell table:number-columns-repeated="2"/>
          <table:table-cell office:value-type="string" table:number-columns-spanned="3" table:number-rows-spanned="1" table:style-name="ce61">
            <text:p>MAIO</text:p>
          </table:table-cell>
          <table:covered-table-cell table:number-columns-repeated="2"/>
          <table:table-cell office:value-type="string" table:number-columns-spanned="3" table:number-rows-spanned="1" table:style-name="ce61">
            <text:p>JUN</text:p>
          </table:table-cell>
          <table:covered-table-cell table:number-columns-repeated="2"/>
          <table:table-cell office:value-type="string" table:number-columns-spanned="3" table:number-rows-spanned="1" table:style-name="ce61">
            <text:p>JUL</text:p>
          </table:table-cell>
          <table:covered-table-cell table:number-columns-repeated="2"/>
          <table:table-cell office:value-type="string" table:number-columns-spanned="3" table:number-rows-spanned="1" table:style-name="ce61">
            <text:p>AGO</text:p>
          </table:table-cell>
          <table:covered-table-cell table:number-columns-repeated="2"/>
          <table:table-cell office:value-type="string" table:number-columns-spanned="3" table:number-rows-spanned="1" table:style-name="ce59">
            <text:p>SET</text:p>
          </table:table-cell>
          <table:covered-table-cell table:number-columns-repeated="2"/>
          <table:table-cell office:value-type="string" table:number-columns-spanned="3" table:number-rows-spanned="1" table:style-name="ce59">
            <text:p>OUT</text:p>
          </table:table-cell>
          <table:covered-table-cell table:number-columns-repeated="2"/>
          <table:table-cell office:value-type="string" table:number-columns-spanned="3" table:number-rows-spanned="1" table:style-name="ce59">
            <text:p>NOV</text:p>
          </table:table-cell>
          <table:covered-table-cell table:number-columns-repeated="2"/>
          <table:table-cell office:value-type="string" table:number-columns-spanned="3" table:number-rows-spanned="1" table:style-name="ce59">
            <text:p>DEZ</text:p>
          </table:table-cell>
          <table:covered-table-cell table:number-columns-repeated="2"/>
          <table:table-cell office:value-type="string" table:number-columns-spanned="3" table:number-rows-spanned="1" table:style-name="ce60">
            <text:p>TOTAL</text:p>
          </table:table-cell>
          <table:covered-table-cell table:number-columns-repeated="2"/>
          <table:table-cell table:number-columns-repeated="16344"/>
        </table:table-row>
        <table:table-row table:style-name="ro4">
          <table:covered-table-cell/>
          <table:table-cell office:value-type="string" table:style-name="ce3">
            <text:p>NÃO TERC.</text:p>
          </table:table-cell>
          <table:table-cell office:value-type="string" table:style-name="ce4">
            <text:p>MISTAS</text:p>
          </table:table-cell>
          <table:table-cell office:value-type="string" table:style-name="ce5">
            <text:p>TERC.</text:p>
          </table:table-cell>
          <table:table-cell office:value-type="string" table:style-name="ce3">
            <text:p>NÃO TERC.</text:p>
          </table:table-cell>
          <table:table-cell office:value-type="string" table:style-name="ce4">
            <text:p>MISTAS</text:p>
          </table:table-cell>
          <table:table-cell office:value-type="string" table:style-name="ce5">
            <text:p>TERC.</text:p>
          </table:table-cell>
          <table:table-cell office:value-type="string" table:style-name="ce3">
            <text:p>NÃO TERC.</text:p>
          </table:table-cell>
          <table:table-cell office:value-type="string" table:style-name="ce4">
            <text:p>MISTAS</text:p>
          </table:table-cell>
          <table:table-cell office:value-type="string" table:style-name="ce5">
            <text:p>TERC.</text:p>
          </table:table-cell>
          <table:table-cell office:value-type="string" table:style-name="ce3">
            <text:p>NÃO TERC.</text:p>
          </table:table-cell>
          <table:table-cell office:value-type="string" table:style-name="ce4">
            <text:p>MISTAS</text:p>
          </table:table-cell>
          <table:table-cell office:value-type="string" table:style-name="ce5">
            <text:p>TERC.</text:p>
          </table:table-cell>
          <table:table-cell office:value-type="string" table:style-name="ce3">
            <text:p>NÃO TERC.</text:p>
          </table:table-cell>
          <table:table-cell office:value-type="string" table:style-name="ce4">
            <text:p>MISTAS</text:p>
          </table:table-cell>
          <table:table-cell office:value-type="string" table:style-name="ce5">
            <text:p>TERC.</text:p>
          </table:table-cell>
          <table:table-cell office:value-type="string" table:style-name="ce3">
            <text:p>NÃO TERC.</text:p>
          </table:table-cell>
          <table:table-cell office:value-type="string" table:style-name="ce4">
            <text:p>MISTAS</text:p>
          </table:table-cell>
          <table:table-cell office:value-type="string" table:style-name="ce5">
            <text:p>TERC.</text:p>
          </table:table-cell>
          <table:table-cell office:value-type="string" table:style-name="ce3">
            <text:p>NÃO TERC.</text:p>
          </table:table-cell>
          <table:table-cell office:value-type="string" table:style-name="ce4">
            <text:p>MISTAS</text:p>
          </table:table-cell>
          <table:table-cell office:value-type="string" table:style-name="ce5">
            <text:p>TERC.</text:p>
          </table:table-cell>
          <table:table-cell office:value-type="string" table:style-name="ce3">
            <text:p>NÃO TERC.</text:p>
          </table:table-cell>
          <table:table-cell office:value-type="string" table:style-name="ce4">
            <text:p>MISTAS</text:p>
          </table:table-cell>
          <table:table-cell office:value-type="string" table:style-name="ce5">
            <text:p>TERC.</text:p>
          </table:table-cell>
          <table:table-cell office:value-type="string" table:style-name="ce3">
            <text:p>NÃO TERC.</text:p>
          </table:table-cell>
          <table:table-cell office:value-type="string" table:style-name="ce4">
            <text:p>MISTAS</text:p>
          </table:table-cell>
          <table:table-cell office:value-type="string" table:style-name="ce5">
            <text:p>TERC.</text:p>
          </table:table-cell>
          <table:table-cell office:value-type="string" table:style-name="ce3">
            <text:p>NÃO TERC.</text:p>
          </table:table-cell>
          <table:table-cell office:value-type="string" table:style-name="ce4">
            <text:p>MISTAS</text:p>
          </table:table-cell>
          <table:table-cell office:value-type="string" table:style-name="ce5">
            <text:p>TERC.</text:p>
          </table:table-cell>
          <table:table-cell office:value-type="string" table:style-name="ce3">
            <text:p>NÃO TERC.</text:p>
          </table:table-cell>
          <table:table-cell office:value-type="string" table:style-name="ce4">
            <text:p>MISTAS</text:p>
          </table:table-cell>
          <table:table-cell office:value-type="string" table:style-name="ce5">
            <text:p>TERC.</text:p>
          </table:table-cell>
          <table:table-cell office:value-type="string" table:style-name="ce3">
            <text:p>NÃO TERC.</text:p>
          </table:table-cell>
          <table:table-cell office:value-type="string" table:style-name="ce4">
            <text:p>MISTAS</text:p>
          </table:table-cell>
          <table:table-cell office:value-type="string" table:style-name="ce6">
            <text:p>TERC.</text:p>
          </table:table-cell>
          <table:table-cell office:value-type="string" table:style-name="ce7">
            <text:p>NÃO TERC.</text:p>
          </table:table-cell>
          <table:table-cell office:value-type="string" table:style-name="ce8">
            <text:p>MISTAS</text:p>
          </table:table-cell>
          <table:table-cell office:value-type="string" table:style-name="ce9">
            <text:p>TERC.</text:p>
          </table:table-cell>
          <table:table-cell table:number-columns-repeated="16344"/>
        </table:table-row>
        <table:table-row table:style-name="ro5">
          <table:table-cell office:value-type="string" table:style-name="ce37">
            <text:p>EMEI<text:s text:c="16"/></text:p>
          </table:table-cell>
          <table:table-cell office:value-type="float" office:value="0" table:formula="msoxl:='C:\Arquivos Flavia\Meus documentos\Refeições Servidas\2016\[Refeições Servidas acumulado até Dezembro - 16.xlsx]JAN'!F6" table:style-name="ce10">
            <text:p>0</text:p>
          </table:table-cell>
          <table:table-cell office:value-type="float" office:value="0" table:formula="msoxl:='C:\Arquivos Flavia\Meus documentos\Refeições Servidas\2016\[Refeições Servidas acumulado até Dezembro - 16.xlsx]JAN'!J6" table:style-name="ce11">
            <text:p>0</text:p>
          </table:table-cell>
          <table:table-cell office:value-type="float" office:value="0" table:formula="msoxl:='C:\Arquivos Flavia\Meus documentos\Refeições Servidas\2016\[Refeições Servidas acumulado até Dezembro - 16.xlsx]JAN'!N6" table:style-name="ce12">
            <text:p>0</text:p>
          </table:table-cell>
          <table:table-cell office:value-type="float" office:value="323362" table:formula="msoxl:='C:\Arquivos Flavia\Meus documentos\Refeições Servidas\2016\[Refeições Servidas acumulado até Dezembro - 16.xlsx]FEV'!F6" table:style-name="ce13">
            <text:p>323.362</text:p>
          </table:table-cell>
          <table:table-cell office:value-type="float" office:value="1466686" table:formula="msoxl:='C:\Arquivos Flavia\Meus documentos\Refeições Servidas\2016\[Refeições Servidas acumulado até Dezembro - 16.xlsx]FEV'!J6" table:style-name="ce14">
            <text:p>1.466.686</text:p>
          </table:table-cell>
          <table:table-cell office:value-type="float" office:value="2211212" table:formula="msoxl:='C:\Arquivos Flavia\Meus documentos\Refeições Servidas\2016\[Refeições Servidas acumulado até Dezembro - 16.xlsx]FEV'!N6" table:style-name="ce15">
            <text:p>2.211.212</text:p>
          </table:table-cell>
          <table:table-cell office:value-type="float" office:value="551188" table:formula="msoxl:='C:\Arquivos Flavia\Meus documentos\Refeições Servidas\2016\[Refeições Servidas acumulado até Dezembro - 16.xlsx]MAR'!F6" table:style-name="ce16">
            <text:p>551.188</text:p>
          </table:table-cell>
          <table:table-cell office:value-type="float" office:value="2495855" table:formula="msoxl:='C:\Arquivos Flavia\Meus documentos\Refeições Servidas\2016\[Refeições Servidas acumulado até Dezembro - 16.xlsx]MAR'!J6" table:style-name="ce14">
            <text:p>2.495.855</text:p>
          </table:table-cell>
          <table:table-cell office:value-type="float" office:value="4218779" table:formula="msoxl:='C:\Arquivos Flavia\Meus documentos\Refeições Servidas\2016\[Refeições Servidas acumulado até Dezembro - 16.xlsx]MAR'!N6" table:style-name="ce15">
            <text:p>4.218.779</text:p>
          </table:table-cell>
          <table:table-cell office:value-type="float" office:value="429701" table:formula="msoxl:='C:\Arquivos Flavia\Meus documentos\Refeições Servidas\2016\[Refeições Servidas acumulado até Dezembro - 16.xlsx]ABR'!F6" table:style-name="ce16">
            <text:p>429.701</text:p>
          </table:table-cell>
          <table:table-cell office:value-type="float" office:value="2244605" table:formula="msoxl:='C:\Arquivos Flavia\Meus documentos\Refeições Servidas\2016\[Refeições Servidas acumulado até Dezembro - 16.xlsx]ABR'!J6" table:style-name="ce14">
            <text:p>2.244.605</text:p>
          </table:table-cell>
          <table:table-cell office:value-type="float" office:value="3633349" table:formula="msoxl:='C:\Arquivos Flavia\Meus documentos\Refeições Servidas\2016\[Refeições Servidas acumulado até Dezembro - 16.xlsx]ABR'!N6" table:style-name="ce15">
            <text:p>3.633.349</text:p>
          </table:table-cell>
          <table:table-cell office:value-type="float" office:value="356853" table:formula="msoxl:='C:\Arquivos Flavia\Meus documentos\Refeições Servidas\2016\[Refeições Servidas acumulado até Dezembro - 16.xlsx]MAI'!F6" table:style-name="ce16">
            <text:p>356.853</text:p>
          </table:table-cell>
          <table:table-cell office:value-type="float" office:value="2168795" table:formula="msoxl:='C:\Arquivos Flavia\Meus documentos\Refeições Servidas\2016\[Refeições Servidas acumulado até Dezembro - 16.xlsx]MAI'!J6" table:style-name="ce14">
            <text:p>2.168.795</text:p>
          </table:table-cell>
          <table:table-cell office:value-type="float" office:value="3953292" table:formula="msoxl:='C:\Arquivos Flavia\Meus documentos\Refeições Servidas\2016\[Refeições Servidas acumulado até Dezembro - 16.xlsx]MAI'!N6" table:style-name="ce15">
            <text:p>3.953.292</text:p>
          </table:table-cell>
          <table:table-cell office:value-type="float" office:value="385158" table:formula="msoxl:='C:\Arquivos Flavia\Meus documentos\Refeições Servidas\2016\[Refeições Servidas acumulado até Dezembro - 16.xlsx]JUN'!F6" table:style-name="ce16">
            <text:p>385.158</text:p>
          </table:table-cell>
          <table:table-cell office:value-type="float" office:value="2422358" table:formula="msoxl:='C:\Arquivos Flavia\Meus documentos\Refeições Servidas\2016\[Refeições Servidas acumulado até Dezembro - 16.xlsx]JUN'!J6" table:style-name="ce14">
            <text:p>2.422.358</text:p>
          </table:table-cell>
          <table:table-cell office:value-type="float" office:value="3843443" table:formula="msoxl:='C:\Arquivos Flavia\Meus documentos\Refeições Servidas\2016\[Refeições Servidas acumulado até Dezembro - 16.xlsx]JUN'!N6" table:style-name="ce15">
            <text:p>3.843.443</text:p>
          </table:table-cell>
          <table:table-cell office:value-type="float" office:value="185956" table:formula="msoxl:='C:\Arquivos Flavia\Meus documentos\Refeições Servidas\2016\[Refeições Servidas acumulado até Dezembro - 16.xlsx]JUL'!F6" table:style-name="ce16">
            <text:p>185.956</text:p>
          </table:table-cell>
          <table:table-cell office:value-type="float" office:value="1180287" table:formula="msoxl:='C:\Arquivos Flavia\Meus documentos\Refeições Servidas\2016\[Refeições Servidas acumulado até Dezembro - 16.xlsx]JUL'!J6" table:style-name="ce17">
            <text:p>1.180.287</text:p>
          </table:table-cell>
          <table:table-cell office:value-type="float" office:value="1105421" table:formula="msoxl:='C:\Arquivos Flavia\Meus documentos\Refeições Servidas\2016\[Refeições Servidas acumulado até Dezembro - 16.xlsx]JUL'!N6" table:style-name="ce15">
            <text:p>1.105.421</text:p>
          </table:table-cell>
          <table:table-cell office:value-type="float" office:value="229097" table:formula="msoxl:='C:\Arquivos Flavia\Meus documentos\Refeições Servidas\2016\[Refeições Servidas acumulado até Dezembro - 16.xlsx]AGO'!F6" table:style-name="ce16">
            <text:p>229.097</text:p>
          </table:table-cell>
          <table:table-cell office:value-type="float" office:value="2693587" table:formula="msoxl:='C:\Arquivos Flavia\Meus documentos\Refeições Servidas\2016\[Refeições Servidas acumulado até Dezembro - 16.xlsx]AGO'!J6" table:style-name="ce17">
            <text:p>2.693.587</text:p>
          </table:table-cell>
          <table:table-cell office:value-type="float" office:value="4706489" table:formula="msoxl:='C:\Arquivos Flavia\Meus documentos\Refeições Servidas\2016\[Refeições Servidas acumulado até Dezembro - 16.xlsx]AGO'!N6" table:style-name="ce15">
            <text:p>4.706.489</text:p>
          </table:table-cell>
          <table:table-cell office:value-type="float" office:value="197383" table:formula="msoxl:='C:\Arquivos Flavia\Meus documentos\Refeições Servidas\2016\[Refeições Servidas acumulado até Dezembro - 16.xlsx]SET'!F6" table:style-name="ce16">
            <text:p>197.383</text:p>
          </table:table-cell>
          <table:table-cell office:value-type="float" office:value="2369400" table:formula="msoxl:='C:\Arquivos Flavia\Meus documentos\Refeições Servidas\2016\[Refeições Servidas acumulado até Dezembro - 16.xlsx]SET'!J6" table:style-name="ce17">
            <text:p>2.369.400</text:p>
          </table:table-cell>
          <table:table-cell office:value-type="float" office:value="3199491" table:formula="msoxl:='C:\Arquivos Flavia\Meus documentos\Refeições Servidas\2016\[Refeições Servidas acumulado até Dezembro - 16.xlsx]SET'!N6" table:style-name="ce15">
            <text:p>3.199.491</text:p>
          </table:table-cell>
          <table:table-cell office:value-type="float" office:value="177421" table:formula="msoxl:='C:\Arquivos Flavia\Meus documentos\Refeições Servidas\2016\[Refeições Servidas acumulado até Dezembro - 16.xlsx]OUT'!F6" table:style-name="ce16">
            <text:p>177.421</text:p>
          </table:table-cell>
          <table:table-cell office:value-type="float" office:value="2134004" table:formula="msoxl:='C:\Arquivos Flavia\Meus documentos\Refeições Servidas\2016\[Refeições Servidas acumulado até Dezembro - 16.xlsx]OUT'!J6" table:style-name="ce17">
            <text:p>2.134.004</text:p>
          </table:table-cell>
          <table:table-cell office:value-type="float" office:value="2912904" table:formula="msoxl:='C:\Arquivos Flavia\Meus documentos\Refeições Servidas\2016\[Refeições Servidas acumulado até Dezembro - 16.xlsx]OUT'!N6" table:style-name="ce15">
            <text:p>2.912.904</text:p>
          </table:table-cell>
          <table:table-cell office:value-type="float" office:value="178036" table:formula="msoxl:='C:\Arquivos Flavia\Meus documentos\Refeições Servidas\2016\[Refeições Servidas acumulado até Dezembro - 16.xlsx]NOV'!F6" table:style-name="ce16">
            <text:p>178.036</text:p>
          </table:table-cell>
          <table:table-cell office:value-type="float" office:value="2198055" table:formula="msoxl:='C:\Arquivos Flavia\Meus documentos\Refeições Servidas\2016\[Refeições Servidas acumulado até Dezembro - 16.xlsx]NOV'!J6" table:style-name="ce17">
            <text:p>2.198.055</text:p>
          </table:table-cell>
          <table:table-cell office:value-type="float" office:value="2991234" table:formula="msoxl:='C:\Arquivos Flavia\Meus documentos\Refeições Servidas\2016\[Refeições Servidas acumulado até Dezembro - 16.xlsx]NOV'!N6" table:style-name="ce15">
            <text:p>2.991.234</text:p>
          </table:table-cell>
          <table:table-cell office:value-type="float" office:value="99816" table:formula="msoxl:='C:\Arquivos Flavia\Meus documentos\Refeições Servidas\2016\[Refeições Servidas acumulado até Dezembro - 16.xlsx]DEZ'!F6" table:style-name="ce16">
            <text:p>99.816</text:p>
          </table:table-cell>
          <table:table-cell office:value-type="float" office:value="1390847" table:formula="msoxl:='C:\Arquivos Flavia\Meus documentos\Refeições Servidas\2016\[Refeições Servidas acumulado até Dezembro - 16.xlsx]DEZ'!J6" table:style-name="ce17">
            <text:p>1.390.847</text:p>
          </table:table-cell>
          <table:table-cell office:value-type="float" office:value="1285156" table:formula="msoxl:='C:\Arquivos Flavia\Meus documentos\Refeições Servidas\2016\[Refeições Servidas acumulado até Dezembro - 16.xlsx]DEZ'!N6" table:style-name="ce14">
            <text:p>1.285.156</text:p>
          </table:table-cell>
          <table:table-cell office:value-type="float" office:value="3113971" table:formula="msoxl:=SUM(E7+H7+K7+N7+Q7+T7+W7+Z7+AC7+AF7+AI7)" table:style-name="ce18">
            <text:p>3.113.971</text:p>
          </table:table-cell>
          <table:table-cell office:value-type="float" office:value="22764479" table:formula="msoxl:=F7+I7+L7+O7+R7+U7+X7+AA7+AD7+AG7+AJ7" table:style-name="ce19">
            <text:p>22.764.479</text:p>
          </table:table-cell>
          <table:table-cell office:value-type="float" office:value="34060770" table:formula="msoxl:=G7+J7+M7+P7+S7+V7+Y7+AB7+AE7+AH7+AK7" table:style-name="ce20">
            <text:p>34.060.770</text:p>
          </table:table-cell>
          <table:table-cell table:number-columns-repeated="16344"/>
        </table:table-row>
        <table:table-row table:style-name="ro6">
          <table:table-cell office:value-type="string" table:style-name="ce38">
            <text:p>EMEF<text:s text:c="16"/></text:p>
          </table:table-cell>
          <table:table-cell office:value-type="float" office:value="0" table:formula="msoxl:='C:\Arquivos Flavia\Meus documentos\Refeições Servidas\2016\[Refeições Servidas acumulado até Dezembro - 16.xlsx]JAN'!F7" table:style-name="ce21">
            <text:p>0</text:p>
          </table:table-cell>
          <table:table-cell office:value-type="float" office:value="0" table:formula="msoxl:='C:\Arquivos Flavia\Meus documentos\Refeições Servidas\2016\[Refeições Servidas acumulado até Dezembro - 16.xlsx]JAN'!J7" table:style-name="ce22">
            <text:p>0</text:p>
          </table:table-cell>
          <table:table-cell office:value-type="float" office:value="0" table:formula="msoxl:='C:\Arquivos Flavia\Meus documentos\Refeições Servidas\2016\[Refeições Servidas acumulado até Dezembro - 16.xlsx]JAN'!N7" table:style-name="ce23">
            <text:p>0</text:p>
          </table:table-cell>
          <table:table-cell office:value-type="float" office:value="50544" table:formula="msoxl:='C:\Arquivos Flavia\Meus documentos\Refeições Servidas\2016\[Refeições Servidas acumulado até Dezembro - 16.xlsx]FEV'!F7" table:style-name="ce13">
            <text:p>50.544</text:p>
          </table:table-cell>
          <table:table-cell office:value-type="float" office:value="2691156" table:formula="msoxl:='C:\Arquivos Flavia\Meus documentos\Refeições Servidas\2016\[Refeições Servidas acumulado até Dezembro - 16.xlsx]FEV'!J7" table:style-name="ce14">
            <text:p>2.691.156</text:p>
          </table:table-cell>
          <table:table-cell office:value-type="float" office:value="4371342" table:formula="msoxl:='C:\Arquivos Flavia\Meus documentos\Refeições Servidas\2016\[Refeições Servidas acumulado até Dezembro - 16.xlsx]FEV'!N7" table:style-name="ce15">
            <text:p>4.371.342</text:p>
          </table:table-cell>
          <table:table-cell office:value-type="float" office:value="85536" table:formula="msoxl:='C:\Arquivos Flavia\Meus documentos\Refeições Servidas\2016\[Refeições Servidas acumulado até Dezembro - 16.xlsx]MAR'!F7" table:style-name="ce16">
            <text:p>85.536</text:p>
          </table:table-cell>
          <table:table-cell office:value-type="float" office:value="4551464" table:formula="msoxl:='C:\Arquivos Flavia\Meus documentos\Refeições Servidas\2016\[Refeições Servidas acumulado até Dezembro - 16.xlsx]MAR'!J7" table:style-name="ce14">
            <text:p>4.551.464</text:p>
          </table:table-cell>
          <table:table-cell office:value-type="float" office:value="8447749" table:formula="msoxl:='C:\Arquivos Flavia\Meus documentos\Refeições Servidas\2016\[Refeições Servidas acumulado até Dezembro - 16.xlsx]MAR'!N7" table:style-name="ce15">
            <text:p>8.447.749</text:p>
          </table:table-cell>
          <table:table-cell office:value-type="float" office:value="47580" table:formula="msoxl:='C:\Arquivos Flavia\Meus documentos\Refeições Servidas\2016\[Refeições Servidas acumulado até Dezembro - 16.xlsx]ABR'!F7" table:style-name="ce16">
            <text:p>47.580</text:p>
          </table:table-cell>
          <table:table-cell office:value-type="float" office:value="4119954" table:formula="msoxl:='C:\Arquivos Flavia\Meus documentos\Refeições Servidas\2016\[Refeições Servidas acumulado até Dezembro - 16.xlsx]ABR'!J7" table:style-name="ce14">
            <text:p>4.119.954</text:p>
          </table:table-cell>
          <table:table-cell office:value-type="float" office:value="7575463" table:formula="msoxl:='C:\Arquivos Flavia\Meus documentos\Refeições Servidas\2016\[Refeições Servidas acumulado até Dezembro - 16.xlsx]ABR'!N7" table:style-name="ce15">
            <text:p>7.575.463</text:p>
          </table:table-cell>
          <table:table-cell office:value-type="float" office:value="47480" table:formula="msoxl:='C:\Arquivos Flavia\Meus documentos\Refeições Servidas\2016\[Refeições Servidas acumulado até Dezembro - 16.xlsx]MAI'!F7" table:style-name="ce16">
            <text:p>47.480</text:p>
          </table:table-cell>
          <table:table-cell office:value-type="float" office:value="4245854" table:formula="msoxl:='C:\Arquivos Flavia\Meus documentos\Refeições Servidas\2016\[Refeições Servidas acumulado até Dezembro - 16.xlsx]MAI'!J7" table:style-name="ce14">
            <text:p>4.245.854</text:p>
          </table:table-cell>
          <table:table-cell office:value-type="float" office:value="8229632" table:formula="msoxl:='C:\Arquivos Flavia\Meus documentos\Refeições Servidas\2016\[Refeições Servidas acumulado até Dezembro - 16.xlsx]MAI'!N7" table:style-name="ce15">
            <text:p>8.229.632</text:p>
          </table:table-cell>
          <table:table-cell office:value-type="float" office:value="58172" table:formula="msoxl:='C:\Arquivos Flavia\Meus documentos\Refeições Servidas\2016\[Refeições Servidas acumulado até Dezembro - 16.xlsx]JUN'!F7" table:style-name="ce16">
            <text:p>58.172</text:p>
          </table:table-cell>
          <table:table-cell office:value-type="float" office:value="4610360" table:formula="msoxl:='C:\Arquivos Flavia\Meus documentos\Refeições Servidas\2016\[Refeições Servidas acumulado até Dezembro - 16.xlsx]JUN'!J7" table:style-name="ce14">
            <text:p>4.610.360</text:p>
          </table:table-cell>
          <table:table-cell office:value-type="float" office:value="8420157" table:formula="msoxl:='C:\Arquivos Flavia\Meus documentos\Refeições Servidas\2016\[Refeições Servidas acumulado até Dezembro - 16.xlsx]JUN'!N7" table:style-name="ce15">
            <text:p>8.420.157</text:p>
          </table:table-cell>
          <table:table-cell office:value-type="float" office:value="10250" table:formula="msoxl:='C:\Arquivos Flavia\Meus documentos\Refeições Servidas\2016\[Refeições Servidas acumulado até Dezembro - 16.xlsx]JUL'!F7" table:style-name="ce16">
            <text:p>10.250</text:p>
          </table:table-cell>
          <table:table-cell office:value-type="float" office:value="2294755" table:formula="msoxl:='C:\Arquivos Flavia\Meus documentos\Refeições Servidas\2016\[Refeições Servidas acumulado até Dezembro - 16.xlsx]JUL'!J7" table:style-name="ce17">
            <text:p>2.294.755</text:p>
          </table:table-cell>
          <table:table-cell office:value-type="float" office:value="2295919" table:formula="msoxl:='C:\Arquivos Flavia\Meus documentos\Refeições Servidas\2016\[Refeições Servidas acumulado até Dezembro - 16.xlsx]JUL'!N7" table:style-name="ce15">
            <text:p>2.295.919</text:p>
          </table:table-cell>
          <table:table-cell office:value-type="float" office:value="24196" table:formula="msoxl:='C:\Arquivos Flavia\Meus documentos\Refeições Servidas\2016\[Refeições Servidas acumulado até Dezembro - 16.xlsx]AGO'!F7" table:style-name="ce16">
            <text:p>24.196</text:p>
          </table:table-cell>
          <table:table-cell office:value-type="float" office:value="5192912" table:formula="msoxl:='C:\Arquivos Flavia\Meus documentos\Refeições Servidas\2016\[Refeições Servidas acumulado até Dezembro - 16.xlsx]AGO'!J7" table:style-name="ce17">
            <text:p>5.192.912</text:p>
          </table:table-cell>
          <table:table-cell office:value-type="float" office:value="9908365" table:formula="msoxl:='C:\Arquivos Flavia\Meus documentos\Refeições Servidas\2016\[Refeições Servidas acumulado até Dezembro - 16.xlsx]AGO'!N7" table:style-name="ce15">
            <text:p>9.908.365</text:p>
          </table:table-cell>
          <table:table-cell office:value-type="float" office:value="19988" table:formula="msoxl:='C:\Arquivos Flavia\Meus documentos\Refeições Servidas\2016\[Refeições Servidas acumulado até Dezembro - 16.xlsx]SET'!F7" table:style-name="ce16">
            <text:p>19.988</text:p>
          </table:table-cell>
          <table:table-cell office:value-type="float" office:value="4324527" table:formula="msoxl:='C:\Arquivos Flavia\Meus documentos\Refeições Servidas\2016\[Refeições Servidas acumulado até Dezembro - 16.xlsx]SET'!J7" table:style-name="ce17">
            <text:p>4.324.527</text:p>
          </table:table-cell>
          <table:table-cell office:value-type="float" office:value="6363208" table:formula="msoxl:='C:\Arquivos Flavia\Meus documentos\Refeições Servidas\2016\[Refeições Servidas acumulado até Dezembro - 16.xlsx]SET'!N7" table:style-name="ce15">
            <text:p>6.363.208</text:p>
          </table:table-cell>
          <table:table-cell office:value-type="float" office:value="19722" table:formula="msoxl:='C:\Arquivos Flavia\Meus documentos\Refeições Servidas\2016\[Refeições Servidas acumulado até Dezembro - 16.xlsx]OUT'!F7" table:style-name="ce16">
            <text:p>19.722</text:p>
          </table:table-cell>
          <table:table-cell office:value-type="float" office:value="4049176" table:formula="msoxl:='C:\Arquivos Flavia\Meus documentos\Refeições Servidas\2016\[Refeições Servidas acumulado até Dezembro - 16.xlsx]OUT'!J7" table:style-name="ce17">
            <text:p>4.049.176</text:p>
          </table:table-cell>
          <table:table-cell office:value-type="float" office:value="5668984" table:formula="msoxl:='C:\Arquivos Flavia\Meus documentos\Refeições Servidas\2016\[Refeições Servidas acumulado até Dezembro - 16.xlsx]OUT'!N7" table:style-name="ce15">
            <text:p>5.668.984</text:p>
          </table:table-cell>
          <table:table-cell office:value-type="float" office:value="17982" table:formula="msoxl:='C:\Arquivos Flavia\Meus documentos\Refeições Servidas\2016\[Refeições Servidas acumulado até Dezembro - 16.xlsx]NOV'!F7" table:style-name="ce16">
            <text:p>17.982</text:p>
          </table:table-cell>
          <table:table-cell office:value-type="float" office:value="4250925" table:formula="msoxl:='C:\Arquivos Flavia\Meus documentos\Refeições Servidas\2016\[Refeições Servidas acumulado até Dezembro - 16.xlsx]NOV'!J7" table:style-name="ce17">
            <text:p>4.250.925</text:p>
          </table:table-cell>
          <table:table-cell office:value-type="float" office:value="6100428" table:formula="msoxl:='C:\Arquivos Flavia\Meus documentos\Refeições Servidas\2016\[Refeições Servidas acumulado até Dezembro - 16.xlsx]NOV'!N7" table:style-name="ce15">
            <text:p>6.100.428</text:p>
          </table:table-cell>
          <table:table-cell office:value-type="float" office:value="7688" table:formula="msoxl:='C:\Arquivos Flavia\Meus documentos\Refeições Servidas\2016\[Refeições Servidas acumulado até Dezembro - 16.xlsx]DEZ'!F7" table:style-name="ce16">
            <text:p>7.688</text:p>
          </table:table-cell>
          <table:table-cell office:value-type="float" office:value="1756270" table:formula="msoxl:='C:\Arquivos Flavia\Meus documentos\Refeições Servidas\2016\[Refeições Servidas acumulado até Dezembro - 16.xlsx]DEZ'!J7" table:style-name="ce17">
            <text:p>1.756.270</text:p>
          </table:table-cell>
          <table:table-cell office:value-type="float" office:value="1946163" table:formula="msoxl:='C:\Arquivos Flavia\Meus documentos\Refeições Servidas\2016\[Refeições Servidas acumulado até Dezembro - 16.xlsx]DEZ'!N7" table:style-name="ce14">
            <text:p>1.946.163</text:p>
          </table:table-cell>
          <table:table-cell office:value-type="float" office:value="389138" table:formula="msoxl:=SUM(E8+H8+K8+N8+Q8+T8+W8+Z8+AC8+AF8+AI8)" table:style-name="ce18">
            <text:p>389.138</text:p>
          </table:table-cell>
          <table:table-cell office:value-type="float" office:value="42087353" table:formula="msoxl:=F8+I8+L8+O8+R8+U8+X8+AA8+AD8+AG8+AJ8" table:style-name="ce19">
            <text:p>42.087.353</text:p>
          </table:table-cell>
          <table:table-cell office:value-type="float" office:value="69327410" table:formula="msoxl:=G8+J8+M8+P8+S8+V8+Y8+AB8+AE8+AH8+AK8" table:style-name="ce20">
            <text:p>69.327.410</text:p>
          </table:table-cell>
          <table:table-cell table:number-columns-repeated="16344"/>
        </table:table-row>
        <table:table-row table:style-name="ro7">
          <table:table-cell office:value-type="string" table:style-name="ce39">
            <text:p>CLASSE COMUNITARIA</text:p>
          </table:table-cell>
          <table:table-cell office:value-type="float" office:value="0" table:formula="msoxl:='C:\Arquivos Flavia\Meus documentos\Refeições Servidas\2016\[Refeições Servidas acumulado até Dezembro - 16.xlsx]JAN'!F8" table:style-name="ce21">
            <text:p>0</text:p>
          </table:table-cell>
          <table:table-cell office:value-type="float" office:value="0" table:formula="msoxl:='C:\Arquivos Flavia\Meus documentos\Refeições Servidas\2016\[Refeições Servidas acumulado até Dezembro - 16.xlsx]JAN'!J8" table:style-name="ce22">
            <text:p>0</text:p>
          </table:table-cell>
          <table:table-cell office:value-type="float" office:value="0" table:formula="msoxl:='C:\Arquivos Flavia\Meus documentos\Refeições Servidas\2016\[Refeições Servidas acumulado até Dezembro - 16.xlsx]JAN'!N8" table:style-name="ce23">
            <text:p>0</text:p>
          </table:table-cell>
          <table:table-cell office:value-type="float" office:value="0" table:formula="msoxl:='C:\Arquivos Flavia\Meus documentos\Refeições Servidas\2016\[Refeições Servidas acumulado até Dezembro - 16.xlsx]FEV'!F8" table:style-name="ce13">
            <text:p>0</text:p>
          </table:table-cell>
          <table:table-cell office:value-type="float" office:value="0" table:formula="msoxl:='C:\Arquivos Flavia\Meus documentos\Refeições Servidas\2016\[Refeições Servidas acumulado até Dezembro - 16.xlsx]FEV'!J8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FEV'!N8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MAR'!F8" table:style-name="ce16">
            <text:p>0</text:p>
          </table:table-cell>
          <table:table-cell office:value-type="float" office:value="0" table:formula="msoxl:='C:\Arquivos Flavia\Meus documentos\Refeições Servidas\2016\[Refeições Servidas acumulado até Dezembro - 16.xlsx]MAR'!J8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MAR'!N8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ABR'!F8" table:style-name="ce16">
            <text:p>0</text:p>
          </table:table-cell>
          <table:table-cell office:value-type="float" office:value="0" table:formula="msoxl:='C:\Arquivos Flavia\Meus documentos\Refeições Servidas\2016\[Refeições Servidas acumulado até Dezembro - 16.xlsx]ABR'!J8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ABR'!N8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MAI'!F8" table:style-name="ce16">
            <text:p>0</text:p>
          </table:table-cell>
          <table:table-cell office:value-type="float" office:value="0" table:formula="msoxl:='C:\Arquivos Flavia\Meus documentos\Refeições Servidas\2016\[Refeições Servidas acumulado até Dezembro - 16.xlsx]MAI'!J8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MAI'!N8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JUN'!F8" table:style-name="ce16">
            <text:p>0</text:p>
          </table:table-cell>
          <table:table-cell office:value-type="float" office:value="0" table:formula="msoxl:='C:\Arquivos Flavia\Meus documentos\Refeições Servidas\2016\[Refeições Servidas acumulado até Dezembro - 16.xlsx]JUN'!J8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JUN'!N8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JUL'!F8" table:style-name="ce16">
            <text:p>0</text:p>
          </table:table-cell>
          <table:table-cell office:value-type="float" office:value="0" table:formula="msoxl:='C:\Arquivos Flavia\Meus documentos\Refeições Servidas\2016\[Refeições Servidas acumulado até Dezembro - 16.xlsx]JUL'!J8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JUL'!N8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AGO'!F8" table:style-name="ce16">
            <text:p>0</text:p>
          </table:table-cell>
          <table:table-cell office:value-type="float" office:value="0" table:formula="msoxl:='C:\Arquivos Flavia\Meus documentos\Refeições Servidas\2016\[Refeições Servidas acumulado até Dezembro - 16.xlsx]AGO'!J8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AGO'!N8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SET'!F8" table:style-name="ce16">
            <text:p>0</text:p>
          </table:table-cell>
          <table:table-cell office:value-type="float" office:value="0" table:formula="msoxl:='C:\Arquivos Flavia\Meus documentos\Refeições Servidas\2016\[Refeições Servidas acumulado até Dezembro - 16.xlsx]SET'!J8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SET'!N8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OUT'!F8" table:style-name="ce16">
            <text:p>0</text:p>
          </table:table-cell>
          <table:table-cell office:value-type="float" office:value="0" table:formula="msoxl:='C:\Arquivos Flavia\Meus documentos\Refeições Servidas\2016\[Refeições Servidas acumulado até Dezembro - 16.xlsx]OUT'!J8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OUT'!N8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NOV'!F8" table:style-name="ce16">
            <text:p>0</text:p>
          </table:table-cell>
          <table:table-cell office:value-type="float" office:value="0" table:formula="msoxl:='C:\Arquivos Flavia\Meus documentos\Refeições Servidas\2016\[Refeições Servidas acumulado até Dezembro - 16.xlsx]NOV'!J8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NOV'!N8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DEZ'!F8" table:style-name="ce16">
            <text:p>0</text:p>
          </table:table-cell>
          <table:table-cell office:value-type="float" office:value="0" table:formula="msoxl:='C:\Arquivos Flavia\Meus documentos\Refeições Servidas\2016\[Refeições Servidas acumulado até Dezembro - 16.xlsx]DEZ'!J8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DEZ'!N8" table:style-name="ce14">
            <text:p>0</text:p>
          </table:table-cell>
          <table:table-cell office:value-type="float" office:value="0" table:formula="msoxl:=SUM(E9+H9+K9+N9+Q9+T9+W9+Z9+AC9+AF9+AI9)" table:style-name="ce18">
            <text:p>0</text:p>
          </table:table-cell>
          <table:table-cell office:value-type="float" office:value="0" table:formula="msoxl:=F9+I9+L9+O9+R9+U9+X9+AA9+AD9+AG9+AJ9" table:style-name="ce19">
            <text:p>0</text:p>
          </table:table-cell>
          <table:table-cell office:value-type="float" office:value="0" table:formula="msoxl:=G9+J9+M9+P9+S9+V9+Y9+AB9+AE9+AH9+AK9" table:style-name="ce20">
            <text:p>0</text:p>
          </table:table-cell>
          <table:table-cell table:number-columns-repeated="16344"/>
        </table:table-row>
        <table:table-row table:style-name="ro8">
          <table:table-cell office:value-type="string" table:style-name="ce39">
            <text:p>CIEJA</text:p>
          </table:table-cell>
          <table:table-cell office:value-type="float" office:value="0" table:formula="msoxl:='C:\Arquivos Flavia\Meus documentos\Refeições Servidas\2016\[Refeições Servidas acumulado até Dezembro - 16.xlsx]JAN'!F9" table:style-name="ce21">
            <text:p>0</text:p>
          </table:table-cell>
          <table:table-cell office:value-type="float" office:value="0" table:formula="msoxl:='C:\Arquivos Flavia\Meus documentos\Refeições Servidas\2016\[Refeições Servidas acumulado até Dezembro - 16.xlsx]JAN'!J9" table:style-name="ce22">
            <text:p>0</text:p>
          </table:table-cell>
          <table:table-cell office:value-type="float" office:value="0" table:formula="msoxl:='C:\Arquivos Flavia\Meus documentos\Refeições Servidas\2016\[Refeições Servidas acumulado até Dezembro - 16.xlsx]JAN'!N9" table:style-name="ce23">
            <text:p>0</text:p>
          </table:table-cell>
          <table:table-cell office:value-type="float" office:value="89733" table:formula="msoxl:='C:\Arquivos Flavia\Meus documentos\Refeições Servidas\2016\[Refeições Servidas acumulado até Dezembro - 16.xlsx]FEV'!F9" table:style-name="ce13">
            <text:p>89.733</text:p>
          </table:table-cell>
          <table:table-cell office:value-type="float" office:value="13780" table:formula="msoxl:='C:\Arquivos Flavia\Meus documentos\Refeições Servidas\2016\[Refeições Servidas acumulado até Dezembro - 16.xlsx]FEV'!J9" table:style-name="ce14">
            <text:p>13.780</text:p>
          </table:table-cell>
          <table:table-cell office:value-type="float" office:value="0" table:formula="msoxl:='C:\Arquivos Flavia\Meus documentos\Refeições Servidas\2016\[Refeições Servidas acumulado até Dezembro - 16.xlsx]FEV'!N9" table:style-name="ce15">
            <text:p>0</text:p>
          </table:table-cell>
          <table:table-cell office:value-type="float" office:value="155078" table:formula="msoxl:='C:\Arquivos Flavia\Meus documentos\Refeições Servidas\2016\[Refeições Servidas acumulado até Dezembro - 16.xlsx]MAR'!F9" table:style-name="ce16">
            <text:p>155.078</text:p>
          </table:table-cell>
          <table:table-cell office:value-type="float" office:value="44000" table:formula="msoxl:='C:\Arquivos Flavia\Meus documentos\Refeições Servidas\2016\[Refeições Servidas acumulado até Dezembro - 16.xlsx]MAR'!J9" table:style-name="ce14">
            <text:p>44.000</text:p>
          </table:table-cell>
          <table:table-cell office:value-type="float" office:value="0" table:formula="msoxl:='C:\Arquivos Flavia\Meus documentos\Refeições Servidas\2016\[Refeições Servidas acumulado até Dezembro - 16.xlsx]MAR'!N9" table:style-name="ce15">
            <text:p>0</text:p>
          </table:table-cell>
          <table:table-cell office:value-type="float" office:value="145238" table:formula="msoxl:='C:\Arquivos Flavia\Meus documentos\Refeições Servidas\2016\[Refeições Servidas acumulado até Dezembro - 16.xlsx]ABR'!F9" table:style-name="ce16">
            <text:p>145.238</text:p>
          </table:table-cell>
          <table:table-cell office:value-type="float" office:value="40000" table:formula="msoxl:='C:\Arquivos Flavia\Meus documentos\Refeições Servidas\2016\[Refeições Servidas acumulado até Dezembro - 16.xlsx]ABR'!J9" table:style-name="ce14">
            <text:p>40.000</text:p>
          </table:table-cell>
          <table:table-cell office:value-type="float" office:value="0" table:formula="msoxl:='C:\Arquivos Flavia\Meus documentos\Refeições Servidas\2016\[Refeições Servidas acumulado até Dezembro - 16.xlsx]ABR'!N9" table:style-name="ce15">
            <text:p>0</text:p>
          </table:table-cell>
          <table:table-cell office:value-type="float" office:value="147985" table:formula="msoxl:='C:\Arquivos Flavia\Meus documentos\Refeições Servidas\2016\[Refeições Servidas acumulado até Dezembro - 16.xlsx]MAI'!F9" table:style-name="ce16">
            <text:p>147.985</text:p>
          </table:table-cell>
          <table:table-cell office:value-type="float" office:value="24700" table:formula="msoxl:='C:\Arquivos Flavia\Meus documentos\Refeições Servidas\2016\[Refeições Servidas acumulado até Dezembro - 16.xlsx]MAI'!J9" table:style-name="ce14">
            <text:p>24.700</text:p>
          </table:table-cell>
          <table:table-cell office:value-type="float" office:value="0" table:formula="msoxl:='C:\Arquivos Flavia\Meus documentos\Refeições Servidas\2016\[Refeições Servidas acumulado até Dezembro - 16.xlsx]MAI'!N9" table:style-name="ce15">
            <text:p>0</text:p>
          </table:table-cell>
          <table:table-cell office:value-type="float" office:value="160180" table:formula="msoxl:='C:\Arquivos Flavia\Meus documentos\Refeições Servidas\2016\[Refeições Servidas acumulado até Dezembro - 16.xlsx]JUN'!F9" table:style-name="ce16">
            <text:p>160.180</text:p>
          </table:table-cell>
          <table:table-cell office:value-type="float" office:value="27742" table:formula="msoxl:='C:\Arquivos Flavia\Meus documentos\Refeições Servidas\2016\[Refeições Servidas acumulado até Dezembro - 16.xlsx]JUN'!J9" table:style-name="ce14">
            <text:p>27.742</text:p>
          </table:table-cell>
          <table:table-cell office:value-type="float" office:value="0" table:formula="msoxl:='C:\Arquivos Flavia\Meus documentos\Refeições Servidas\2016\[Refeições Servidas acumulado até Dezembro - 16.xlsx]JUN'!N9" table:style-name="ce15">
            <text:p>0</text:p>
          </table:table-cell>
          <table:table-cell office:value-type="float" office:value="79516" table:formula="msoxl:='C:\Arquivos Flavia\Meus documentos\Refeições Servidas\2016\[Refeições Servidas acumulado até Dezembro - 16.xlsx]JUL'!F9" table:style-name="ce16">
            <text:p>79.516</text:p>
          </table:table-cell>
          <table:table-cell office:value-type="float" office:value="12780" table:formula="msoxl:='C:\Arquivos Flavia\Meus documentos\Refeições Servidas\2016\[Refeições Servidas acumulado até Dezembro - 16.xlsx]JUL'!J9" table:style-name="ce17">
            <text:p>12.780</text:p>
          </table:table-cell>
          <table:table-cell office:value-type="float" office:value="0" table:formula="msoxl:='C:\Arquivos Flavia\Meus documentos\Refeições Servidas\2016\[Refeições Servidas acumulado até Dezembro - 16.xlsx]JUL'!N9" table:style-name="ce15">
            <text:p>0</text:p>
          </table:table-cell>
          <table:table-cell office:value-type="float" office:value="162351" table:formula="msoxl:='C:\Arquivos Flavia\Meus documentos\Refeições Servidas\2016\[Refeições Servidas acumulado até Dezembro - 16.xlsx]AGO'!F9" table:style-name="ce16">
            <text:p>162.351</text:p>
          </table:table-cell>
          <table:table-cell office:value-type="float" office:value="28658" table:formula="msoxl:='C:\Arquivos Flavia\Meus documentos\Refeições Servidas\2016\[Refeições Servidas acumulado até Dezembro - 16.xlsx]AGO'!J9" table:style-name="ce17">
            <text:p>28.658</text:p>
          </table:table-cell>
          <table:table-cell office:value-type="float" office:value="0" table:formula="msoxl:='C:\Arquivos Flavia\Meus documentos\Refeições Servidas\2016\[Refeições Servidas acumulado até Dezembro - 16.xlsx]AGO'!N9" table:style-name="ce15">
            <text:p>0</text:p>
          </table:table-cell>
          <table:table-cell office:value-type="float" office:value="145002" table:formula="msoxl:='C:\Arquivos Flavia\Meus documentos\Refeições Servidas\2016\[Refeições Servidas acumulado até Dezembro - 16.xlsx]SET'!F9" table:style-name="ce16">
            <text:p>145.002</text:p>
          </table:table-cell>
          <table:table-cell office:value-type="float" office:value="23100" table:formula="msoxl:='C:\Arquivos Flavia\Meus documentos\Refeições Servidas\2016\[Refeições Servidas acumulado até Dezembro - 16.xlsx]SET'!J9" table:style-name="ce17">
            <text:p>23.100</text:p>
          </table:table-cell>
          <table:table-cell office:value-type="float" office:value="0" table:formula="msoxl:='C:\Arquivos Flavia\Meus documentos\Refeições Servidas\2016\[Refeições Servidas acumulado até Dezembro - 16.xlsx]SET'!N9" table:style-name="ce15">
            <text:p>0</text:p>
          </table:table-cell>
          <table:table-cell office:value-type="float" office:value="133570" table:formula="msoxl:='C:\Arquivos Flavia\Meus documentos\Refeições Servidas\2016\[Refeições Servidas acumulado até Dezembro - 16.xlsx]OUT'!F9" table:style-name="ce16">
            <text:p>133.570</text:p>
          </table:table-cell>
          <table:table-cell office:value-type="float" office:value="19499" table:formula="msoxl:='C:\Arquivos Flavia\Meus documentos\Refeições Servidas\2016\[Refeições Servidas acumulado até Dezembro - 16.xlsx]OUT'!J9" table:style-name="ce17">
            <text:p>19.499</text:p>
          </table:table-cell>
          <table:table-cell office:value-type="float" office:value="0" table:formula="msoxl:='C:\Arquivos Flavia\Meus documentos\Refeições Servidas\2016\[Refeições Servidas acumulado até Dezembro - 16.xlsx]OUT'!N9" table:style-name="ce15">
            <text:p>0</text:p>
          </table:table-cell>
          <table:table-cell office:value-type="float" office:value="134141" table:formula="msoxl:='C:\Arquivos Flavia\Meus documentos\Refeições Servidas\2016\[Refeições Servidas acumulado até Dezembro - 16.xlsx]NOV'!F9" table:style-name="ce16">
            <text:p>134.141</text:p>
          </table:table-cell>
          <table:table-cell office:value-type="float" office:value="24757" table:formula="msoxl:='C:\Arquivos Flavia\Meus documentos\Refeições Servidas\2016\[Refeições Servidas acumulado até Dezembro - 16.xlsx]NOV'!J9" table:style-name="ce17">
            <text:p>24.757</text:p>
          </table:table-cell>
          <table:table-cell office:value-type="float" office:value="0" table:formula="msoxl:='C:\Arquivos Flavia\Meus documentos\Refeições Servidas\2016\[Refeições Servidas acumulado até Dezembro - 16.xlsx]NOV'!N9" table:style-name="ce15">
            <text:p>0</text:p>
          </table:table-cell>
          <table:table-cell office:value-type="float" office:value="65606" table:formula="msoxl:='C:\Arquivos Flavia\Meus documentos\Refeições Servidas\2016\[Refeições Servidas acumulado até Dezembro - 16.xlsx]DEZ'!F9" table:style-name="ce16">
            <text:p>65.606</text:p>
          </table:table-cell>
          <table:table-cell office:value-type="float" office:value="11880" table:formula="msoxl:='C:\Arquivos Flavia\Meus documentos\Refeições Servidas\2016\[Refeições Servidas acumulado até Dezembro - 16.xlsx]DEZ'!J9" table:style-name="ce17">
            <text:p>11.880</text:p>
          </table:table-cell>
          <table:table-cell office:value-type="float" office:value="0" table:formula="msoxl:='C:\Arquivos Flavia\Meus documentos\Refeições Servidas\2016\[Refeições Servidas acumulado até Dezembro - 16.xlsx]DEZ'!N9" table:style-name="ce14">
            <text:p>0</text:p>
          </table:table-cell>
          <table:table-cell office:value-type="float" office:value="1418400" table:formula="msoxl:=SUM(E10+H10+K10+N10+Q10+T10+W10+Z10+AC10+AF10+AI10)" table:style-name="ce18">
            <text:p>1.418.400</text:p>
          </table:table-cell>
          <table:table-cell office:value-type="float" office:value="270896" table:formula="msoxl:=F10+I10+L10+O10+R10+U10+X10+AA10+AD10+AG10+AJ10" table:style-name="ce19">
            <text:p>270.896</text:p>
          </table:table-cell>
          <table:table-cell office:value-type="float" office:value="0" table:formula="msoxl:=G10+J10+M10+P10+S10+V10+Y10+AB10+AE10+AH10+AK10" table:style-name="ce20">
            <text:p>0</text:p>
          </table:table-cell>
          <table:table-cell table:number-columns-repeated="16344"/>
        </table:table-row>
        <table:table-row table:style-name="ro9">
          <table:table-cell office:value-type="string" table:style-name="ce39">
            <text:p>EMEBS</text:p>
          </table:table-cell>
          <table:table-cell office:value-type="float" office:value="0" table:formula="msoxl:='C:\Arquivos Flavia\Meus documentos\Refeições Servidas\2016\[Refeições Servidas acumulado até Dezembro - 16.xlsx]JAN'!F10" table:style-name="ce21">
            <text:p>0</text:p>
          </table:table-cell>
          <table:table-cell office:value-type="float" office:value="0" table:formula="msoxl:='C:\Arquivos Flavia\Meus documentos\Refeições Servidas\2016\[Refeições Servidas acumulado até Dezembro - 16.xlsx]JAN'!J10" table:style-name="ce22">
            <text:p>0</text:p>
          </table:table-cell>
          <table:table-cell office:value-type="float" office:value="0" table:formula="msoxl:='C:\Arquivos Flavia\Meus documentos\Refeições Servidas\2016\[Refeições Servidas acumulado até Dezembro - 16.xlsx]JAN'!N10" table:style-name="ce23">
            <text:p>0</text:p>
          </table:table-cell>
          <table:table-cell office:value-type="float" office:value="0" table:formula="msoxl:='C:\Arquivos Flavia\Meus documentos\Refeições Servidas\2016\[Refeições Servidas acumulado até Dezembro - 16.xlsx]FEV'!F10" table:style-name="ce13">
            <text:p>0</text:p>
          </table:table-cell>
          <table:table-cell office:value-type="float" office:value="9555" table:formula="msoxl:='C:\Arquivos Flavia\Meus documentos\Refeições Servidas\2016\[Refeições Servidas acumulado até Dezembro - 16.xlsx]FEV'!J10" table:style-name="ce14">
            <text:p>9.555</text:p>
          </table:table-cell>
          <table:table-cell office:value-type="float" office:value="11546" table:formula="msoxl:='C:\Arquivos Flavia\Meus documentos\Refeições Servidas\2016\[Refeições Servidas acumulado até Dezembro - 16.xlsx]FEV'!N10" table:style-name="ce15">
            <text:p>11.546</text:p>
          </table:table-cell>
          <table:table-cell office:value-type="float" office:value="0" table:formula="msoxl:='C:\Arquivos Flavia\Meus documentos\Refeições Servidas\2016\[Refeições Servidas acumulado até Dezembro - 16.xlsx]MAR'!F10" table:style-name="ce16">
            <text:p>0</text:p>
          </table:table-cell>
          <table:table-cell office:value-type="float" office:value="16170" table:formula="msoxl:='C:\Arquivos Flavia\Meus documentos\Refeições Servidas\2016\[Refeições Servidas acumulado até Dezembro - 16.xlsx]MAR'!J10" table:style-name="ce14">
            <text:p>16.170</text:p>
          </table:table-cell>
          <table:table-cell office:value-type="float" office:value="23033" table:formula="msoxl:='C:\Arquivos Flavia\Meus documentos\Refeições Servidas\2016\[Refeições Servidas acumulado até Dezembro - 16.xlsx]MAR'!N10" table:style-name="ce15">
            <text:p>23.033</text:p>
          </table:table-cell>
          <table:table-cell office:value-type="float" office:value="0" table:formula="msoxl:='C:\Arquivos Flavia\Meus documentos\Refeições Servidas\2016\[Refeições Servidas acumulado até Dezembro - 16.xlsx]ABR'!F10" table:style-name="ce16">
            <text:p>0</text:p>
          </table:table-cell>
          <table:table-cell office:value-type="float" office:value="14948" table:formula="msoxl:='C:\Arquivos Flavia\Meus documentos\Refeições Servidas\2016\[Refeições Servidas acumulado até Dezembro - 16.xlsx]ABR'!J10" table:style-name="ce14">
            <text:p>14.948</text:p>
          </table:table-cell>
          <table:table-cell office:value-type="float" office:value="19955" table:formula="msoxl:='C:\Arquivos Flavia\Meus documentos\Refeições Servidas\2016\[Refeições Servidas acumulado até Dezembro - 16.xlsx]ABR'!N10" table:style-name="ce15">
            <text:p>19.955</text:p>
          </table:table-cell>
          <table:table-cell office:value-type="float" office:value="0" table:formula="msoxl:='C:\Arquivos Flavia\Meus documentos\Refeições Servidas\2016\[Refeições Servidas acumulado até Dezembro - 16.xlsx]MAI'!F10" table:style-name="ce16">
            <text:p>0</text:p>
          </table:table-cell>
          <table:table-cell office:value-type="float" office:value="15841" table:formula="msoxl:='C:\Arquivos Flavia\Meus documentos\Refeições Servidas\2016\[Refeições Servidas acumulado até Dezembro - 16.xlsx]MAI'!J10" table:style-name="ce14">
            <text:p>15.841</text:p>
          </table:table-cell>
          <table:table-cell office:value-type="float" office:value="22779" table:formula="msoxl:='C:\Arquivos Flavia\Meus documentos\Refeições Servidas\2016\[Refeições Servidas acumulado até Dezembro - 16.xlsx]MAI'!N10" table:style-name="ce15">
            <text:p>22.779</text:p>
          </table:table-cell>
          <table:table-cell office:value-type="float" office:value="0" table:formula="msoxl:='C:\Arquivos Flavia\Meus documentos\Refeições Servidas\2016\[Refeições Servidas acumulado até Dezembro - 16.xlsx]JUN'!F10" table:style-name="ce16">
            <text:p>0</text:p>
          </table:table-cell>
          <table:table-cell office:value-type="float" office:value="15660" table:formula="msoxl:='C:\Arquivos Flavia\Meus documentos\Refeições Servidas\2016\[Refeições Servidas acumulado até Dezembro - 16.xlsx]JUN'!J10" table:style-name="ce14">
            <text:p>15.660</text:p>
          </table:table-cell>
          <table:table-cell office:value-type="float" office:value="22664" table:formula="msoxl:='C:\Arquivos Flavia\Meus documentos\Refeições Servidas\2016\[Refeições Servidas acumulado até Dezembro - 16.xlsx]JUN'!N10" table:style-name="ce15">
            <text:p>22.664</text:p>
          </table:table-cell>
          <table:table-cell office:value-type="float" office:value="0" table:formula="msoxl:='C:\Arquivos Flavia\Meus documentos\Refeições Servidas\2016\[Refeições Servidas acumulado até Dezembro - 16.xlsx]JUL'!F10" table:style-name="ce16">
            <text:p>0</text:p>
          </table:table-cell>
          <table:table-cell office:value-type="float" office:value="8293" table:formula="msoxl:='C:\Arquivos Flavia\Meus documentos\Refeições Servidas\2016\[Refeições Servidas acumulado até Dezembro - 16.xlsx]JUL'!J10" table:style-name="ce17">
            <text:p>8.293</text:p>
          </table:table-cell>
          <table:table-cell office:value-type="float" office:value="8764" table:formula="msoxl:='C:\Arquivos Flavia\Meus documentos\Refeições Servidas\2016\[Refeições Servidas acumulado até Dezembro - 16.xlsx]JUL'!N10" table:style-name="ce15">
            <text:p>8.764</text:p>
          </table:table-cell>
          <table:table-cell office:value-type="float" office:value="0" table:formula="msoxl:='C:\Arquivos Flavia\Meus documentos\Refeições Servidas\2016\[Refeições Servidas acumulado até Dezembro - 16.xlsx]AGO'!F10" table:style-name="ce16">
            <text:p>0</text:p>
          </table:table-cell>
          <table:table-cell office:value-type="float" office:value="17480" table:formula="msoxl:='C:\Arquivos Flavia\Meus documentos\Refeições Servidas\2016\[Refeições Servidas acumulado até Dezembro - 16.xlsx]AGO'!J10" table:style-name="ce17">
            <text:p>17.480</text:p>
          </table:table-cell>
          <table:table-cell office:value-type="float" office:value="27524" table:formula="msoxl:='C:\Arquivos Flavia\Meus documentos\Refeições Servidas\2016\[Refeições Servidas acumulado até Dezembro - 16.xlsx]AGO'!N10" table:style-name="ce15">
            <text:p>27.524</text:p>
          </table:table-cell>
          <table:table-cell office:value-type="float" office:value="0" table:formula="msoxl:='C:\Arquivos Flavia\Meus documentos\Refeições Servidas\2016\[Refeições Servidas acumulado até Dezembro - 16.xlsx]SET'!F10" table:style-name="ce16">
            <text:p>0</text:p>
          </table:table-cell>
          <table:table-cell office:value-type="float" office:value="15989" table:formula="msoxl:='C:\Arquivos Flavia\Meus documentos\Refeições Servidas\2016\[Refeições Servidas acumulado até Dezembro - 16.xlsx]SET'!J10" table:style-name="ce17">
            <text:p>15.989</text:p>
          </table:table-cell>
          <table:table-cell office:value-type="float" office:value="20211" table:formula="msoxl:='C:\Arquivos Flavia\Meus documentos\Refeições Servidas\2016\[Refeições Servidas acumulado até Dezembro - 16.xlsx]SET'!N10" table:style-name="ce15">
            <text:p>20.211</text:p>
          </table:table-cell>
          <table:table-cell office:value-type="float" office:value="0" table:formula="msoxl:='C:\Arquivos Flavia\Meus documentos\Refeições Servidas\2016\[Refeições Servidas acumulado até Dezembro - 16.xlsx]OUT'!F10" table:style-name="ce16">
            <text:p>0</text:p>
          </table:table-cell>
          <table:table-cell office:value-type="float" office:value="14980" table:formula="msoxl:='C:\Arquivos Flavia\Meus documentos\Refeições Servidas\2016\[Refeições Servidas acumulado até Dezembro - 16.xlsx]OUT'!J10" table:style-name="ce17">
            <text:p>14.980</text:p>
          </table:table-cell>
          <table:table-cell office:value-type="float" office:value="18860" table:formula="msoxl:='C:\Arquivos Flavia\Meus documentos\Refeições Servidas\2016\[Refeições Servidas acumulado até Dezembro - 16.xlsx]OUT'!N10" table:style-name="ce15">
            <text:p>18.860</text:p>
          </table:table-cell>
          <table:table-cell office:value-type="float" office:value="0" table:formula="msoxl:='C:\Arquivos Flavia\Meus documentos\Refeições Servidas\2016\[Refeições Servidas acumulado até Dezembro - 16.xlsx]NOV'!F10" table:style-name="ce16">
            <text:p>0</text:p>
          </table:table-cell>
          <table:table-cell office:value-type="float" office:value="15725" table:formula="msoxl:='C:\Arquivos Flavia\Meus documentos\Refeições Servidas\2016\[Refeições Servidas acumulado até Dezembro - 16.xlsx]NOV'!J10" table:style-name="ce17">
            <text:p>15.725</text:p>
          </table:table-cell>
          <table:table-cell office:value-type="float" office:value="19443" table:formula="msoxl:='C:\Arquivos Flavia\Meus documentos\Refeições Servidas\2016\[Refeições Servidas acumulado até Dezembro - 16.xlsx]NOV'!N10" table:style-name="ce15">
            <text:p>19.443</text:p>
          </table:table-cell>
          <table:table-cell office:value-type="float" office:value="0" table:formula="msoxl:='C:\Arquivos Flavia\Meus documentos\Refeições Servidas\2016\[Refeições Servidas acumulado até Dezembro - 16.xlsx]DEZ'!F10" table:style-name="ce16">
            <text:p>0</text:p>
          </table:table-cell>
          <table:table-cell office:value-type="float" office:value="8712" table:formula="msoxl:='C:\Arquivos Flavia\Meus documentos\Refeições Servidas\2016\[Refeições Servidas acumulado até Dezembro - 16.xlsx]DEZ'!J10" table:style-name="ce17">
            <text:p>8.712</text:p>
          </table:table-cell>
          <table:table-cell office:value-type="float" office:value="12248" table:formula="msoxl:='C:\Arquivos Flavia\Meus documentos\Refeições Servidas\2016\[Refeições Servidas acumulado até Dezembro - 16.xlsx]DEZ'!N10" table:style-name="ce14">
            <text:p>12.248</text:p>
          </table:table-cell>
          <table:table-cell office:value-type="float" office:value="0" table:formula="msoxl:=SUM(E11+H11+K11+N11+Q11+T11+W11+Z11+AC11+AF11+AI11)" table:style-name="ce18">
            <text:p>0</text:p>
          </table:table-cell>
          <table:table-cell office:value-type="float" office:value="153353" table:formula="msoxl:=F11+I11+L11+O11+R11+U11+X11+AA11+AD11+AG11+AJ11" table:style-name="ce19">
            <text:p>153.353</text:p>
          </table:table-cell>
          <table:table-cell office:value-type="float" office:value="207027" table:formula="msoxl:=G11+J11+M11+P11+S11+V11+Y11+AB11+AE11+AH11+AK11" table:style-name="ce20">
            <text:p>207.027</text:p>
          </table:table-cell>
          <table:table-cell table:number-columns-repeated="16344"/>
        </table:table-row>
        <table:table-row table:style-name="ro10">
          <table:table-cell office:value-type="string" table:style-name="ce39">
            <text:p>SME CONVÊNIO<text:s text:c="8"/></text:p>
          </table:table-cell>
          <table:table-cell office:value-type="float" office:value="8939" table:formula="msoxl:='C:\Arquivos Flavia\Meus documentos\Refeições Servidas\2016\[Refeições Servidas acumulado até Dezembro - 16.xlsx]JAN'!F11" table:style-name="ce21">
            <text:p>8.939</text:p>
          </table:table-cell>
          <table:table-cell office:value-type="float" office:value="0" table:formula="msoxl:='C:\Arquivos Flavia\Meus documentos\Refeições Servidas\2016\[Refeições Servidas acumulado até Dezembro - 16.xlsx]JAN'!J11" table:style-name="ce22">
            <text:p>0</text:p>
          </table:table-cell>
          <table:table-cell office:value-type="float" office:value="0" table:formula="msoxl:='C:\Arquivos Flavia\Meus documentos\Refeições Servidas\2016\[Refeições Servidas acumulado até Dezembro - 16.xlsx]JAN'!N11" table:style-name="ce23">
            <text:p>0</text:p>
          </table:table-cell>
          <table:table-cell office:value-type="float" office:value="37476" table:formula="msoxl:='C:\Arquivos Flavia\Meus documentos\Refeições Servidas\2016\[Refeições Servidas acumulado até Dezembro - 16.xlsx]FEV'!F11" table:style-name="ce13">
            <text:p>37.476</text:p>
          </table:table-cell>
          <table:table-cell office:value-type="float" office:value="0" table:formula="msoxl:='C:\Arquivos Flavia\Meus documentos\Refeições Servidas\2016\[Refeições Servidas acumulado até Dezembro - 16.xlsx]FEV'!J11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FEV'!N11" table:style-name="ce15">
            <text:p>0</text:p>
          </table:table-cell>
          <table:table-cell office:value-type="float" office:value="46476" table:formula="msoxl:='C:\Arquivos Flavia\Meus documentos\Refeições Servidas\2016\[Refeições Servidas acumulado até Dezembro - 16.xlsx]MAR'!F11" table:style-name="ce16">
            <text:p>46.476</text:p>
          </table:table-cell>
          <table:table-cell office:value-type="float" office:value="0" table:formula="msoxl:='C:\Arquivos Flavia\Meus documentos\Refeições Servidas\2016\[Refeições Servidas acumulado até Dezembro - 16.xlsx]MAR'!J11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MAR'!N11" table:style-name="ce15">
            <text:p>0</text:p>
          </table:table-cell>
          <table:table-cell office:value-type="float" office:value="42207" table:formula="msoxl:='C:\Arquivos Flavia\Meus documentos\Refeições Servidas\2016\[Refeições Servidas acumulado até Dezembro - 16.xlsx]ABR'!F11" table:style-name="ce16">
            <text:p>42.207</text:p>
          </table:table-cell>
          <table:table-cell office:value-type="float" office:value="0" table:formula="msoxl:='C:\Arquivos Flavia\Meus documentos\Refeições Servidas\2016\[Refeições Servidas acumulado até Dezembro - 16.xlsx]ABR'!J11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ABR'!N11" table:style-name="ce15">
            <text:p>0</text:p>
          </table:table-cell>
          <table:table-cell office:value-type="float" office:value="43357" table:formula="msoxl:='C:\Arquivos Flavia\Meus documentos\Refeições Servidas\2016\[Refeições Servidas acumulado até Dezembro - 16.xlsx]MAI'!F11" table:style-name="ce16">
            <text:p>43.357</text:p>
          </table:table-cell>
          <table:table-cell office:value-type="float" office:value="0" table:formula="msoxl:='C:\Arquivos Flavia\Meus documentos\Refeições Servidas\2016\[Refeições Servidas acumulado até Dezembro - 16.xlsx]MAI'!J11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MAI'!N11" table:style-name="ce15">
            <text:p>0</text:p>
          </table:table-cell>
          <table:table-cell office:value-type="float" office:value="45458" table:formula="msoxl:='C:\Arquivos Flavia\Meus documentos\Refeições Servidas\2016\[Refeições Servidas acumulado até Dezembro - 16.xlsx]JUN'!F11" table:style-name="ce16">
            <text:p>45.458</text:p>
          </table:table-cell>
          <table:table-cell office:value-type="float" office:value="0" table:formula="msoxl:='C:\Arquivos Flavia\Meus documentos\Refeições Servidas\2016\[Refeições Servidas acumulado até Dezembro - 16.xlsx]JUN'!J11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JUN'!N11" table:style-name="ce15">
            <text:p>0</text:p>
          </table:table-cell>
          <table:table-cell office:value-type="float" office:value="24258" table:formula="msoxl:='C:\Arquivos Flavia\Meus documentos\Refeições Servidas\2016\[Refeições Servidas acumulado até Dezembro - 16.xlsx]JUL'!F11" table:style-name="ce16">
            <text:p>24.258</text:p>
          </table:table-cell>
          <table:table-cell office:value-type="float" office:value="0" table:formula="msoxl:='C:\Arquivos Flavia\Meus documentos\Refeições Servidas\2016\[Refeições Servidas acumulado até Dezembro - 16.xlsx]JUL'!J11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JUL'!N11" table:style-name="ce15">
            <text:p>0</text:p>
          </table:table-cell>
          <table:table-cell office:value-type="float" office:value="47641" table:formula="msoxl:='C:\Arquivos Flavia\Meus documentos\Refeições Servidas\2016\[Refeições Servidas acumulado até Dezembro - 16.xlsx]AGO'!F11" table:style-name="ce16">
            <text:p>47.641</text:p>
          </table:table-cell>
          <table:table-cell office:value-type="float" office:value="0" table:formula="msoxl:='C:\Arquivos Flavia\Meus documentos\Refeições Servidas\2016\[Refeições Servidas acumulado até Dezembro - 16.xlsx]AGO'!J11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AGO'!N11" table:style-name="ce15">
            <text:p>0</text:p>
          </table:table-cell>
          <table:table-cell office:value-type="float" office:value="44048" table:formula="msoxl:='C:\Arquivos Flavia\Meus documentos\Refeições Servidas\2016\[Refeições Servidas acumulado até Dezembro - 16.xlsx]SET'!F11" table:style-name="ce16">
            <text:p>44.048</text:p>
          </table:table-cell>
          <table:table-cell office:value-type="float" office:value="0" table:formula="msoxl:='C:\Arquivos Flavia\Meus documentos\Refeições Servidas\2016\[Refeições Servidas acumulado até Dezembro - 16.xlsx]SET'!J11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SET'!N11" table:style-name="ce15">
            <text:p>0</text:p>
          </table:table-cell>
          <table:table-cell office:value-type="float" office:value="39470" table:formula="msoxl:='C:\Arquivos Flavia\Meus documentos\Refeições Servidas\2016\[Refeições Servidas acumulado até Dezembro - 16.xlsx]OUT'!F11" table:style-name="ce16">
            <text:p>39.470</text:p>
          </table:table-cell>
          <table:table-cell office:value-type="float" office:value="0" table:formula="msoxl:='C:\Arquivos Flavia\Meus documentos\Refeições Servidas\2016\[Refeições Servidas acumulado até Dezembro - 16.xlsx]OUT'!J11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OUT'!N11" table:style-name="ce15">
            <text:p>0</text:p>
          </table:table-cell>
          <table:table-cell office:value-type="float" office:value="41653" table:formula="msoxl:='C:\Arquivos Flavia\Meus documentos\Refeições Servidas\2016\[Refeições Servidas acumulado até Dezembro - 16.xlsx]NOV'!F11" table:style-name="ce16">
            <text:p>41.653</text:p>
          </table:table-cell>
          <table:table-cell office:value-type="float" office:value="0" table:formula="msoxl:='C:\Arquivos Flavia\Meus documentos\Refeições Servidas\2016\[Refeições Servidas acumulado até Dezembro - 16.xlsx]NOV'!J11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NOV'!N11" table:style-name="ce15">
            <text:p>0</text:p>
          </table:table-cell>
          <table:table-cell office:value-type="float" office:value="34957" table:formula="msoxl:='C:\Arquivos Flavia\Meus documentos\Refeições Servidas\2016\[Refeições Servidas acumulado até Dezembro - 16.xlsx]DEZ'!F11" table:style-name="ce16">
            <text:p>34.957</text:p>
          </table:table-cell>
          <table:table-cell office:value-type="float" office:value="0" table:formula="msoxl:='C:\Arquivos Flavia\Meus documentos\Refeições Servidas\2016\[Refeições Servidas acumulado até Dezembro - 16.xlsx]DEZ'!J11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DEZ'!N11" table:style-name="ce14">
            <text:p>0</text:p>
          </table:table-cell>
          <table:table-cell office:value-type="float" office:value="447001" table:formula="msoxl:=SUM(E12+H12+K12+N12+Q12+T12+W12+Z12+AC12+AF12+AI12)" table:style-name="ce18">
            <text:p>447.001</text:p>
          </table:table-cell>
          <table:table-cell office:value-type="float" office:value="0" table:formula="msoxl:=F12+I12+L12+O12+R12+U12+X12+AA12+AD12+AG12+AJ12" table:style-name="ce19">
            <text:p>0</text:p>
          </table:table-cell>
          <table:table-cell office:value-type="float" office:value="0" table:formula="msoxl:=G12+J12+M12+P12+S12+V12+Y12+AB12+AE12+AH12+AK12" table:style-name="ce20">
            <text:p>0</text:p>
          </table:table-cell>
          <table:table-cell table:number-columns-repeated="16344"/>
        </table:table-row>
        <table:table-row table:style-name="ro9">
          <table:table-cell office:value-type="string" table:style-name="ce39">
            <text:p>CEU GESTÃO</text:p>
          </table:table-cell>
          <table:table-cell office:value-type="float" office:value="0" table:formula="msoxl:='C:\Arquivos Flavia\Meus documentos\Refeições Servidas\2016\[Refeições Servidas acumulado até Dezembro - 16.xlsx]JAN'!F12" table:style-name="ce21">
            <text:p>0</text:p>
          </table:table-cell>
          <table:table-cell office:value-type="float" office:value="0" table:formula="msoxl:='C:\Arquivos Flavia\Meus documentos\Refeições Servidas\2016\[Refeições Servidas acumulado até Dezembro - 16.xlsx]JAN'!J12" table:style-name="ce22">
            <text:p>0</text:p>
          </table:table-cell>
          <table:table-cell office:value-type="float" office:value="0" table:formula="msoxl:='C:\Arquivos Flavia\Meus documentos\Refeições Servidas\2016\[Refeições Servidas acumulado até Dezembro - 16.xlsx]JAN'!N12" table:style-name="ce23">
            <text:p>0</text:p>
          </table:table-cell>
          <table:table-cell office:value-type="float" office:value="0" table:formula="msoxl:='C:\Arquivos Flavia\Meus documentos\Refeições Servidas\2016\[Refeições Servidas acumulado até Dezembro - 16.xlsx]FEV'!F12" table:style-name="ce13">
            <text:p>0</text:p>
          </table:table-cell>
          <table:table-cell office:value-type="float" office:value="0" table:formula="msoxl:='C:\Arquivos Flavia\Meus documentos\Refeições Servidas\2016\[Refeições Servidas acumulado até Dezembro - 16.xlsx]FEV'!J12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FEV'!N12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MAR'!F12" table:style-name="ce16">
            <text:p>0</text:p>
          </table:table-cell>
          <table:table-cell office:value-type="float" office:value="10921" table:formula="msoxl:='C:\Arquivos Flavia\Meus documentos\Refeições Servidas\2016\[Refeições Servidas acumulado até Dezembro - 16.xlsx]MAR'!J12" table:style-name="ce14">
            <text:p>10.921</text:p>
          </table:table-cell>
          <table:table-cell office:value-type="float" office:value="0" table:formula="msoxl:='C:\Arquivos Flavia\Meus documentos\Refeições Servidas\2016\[Refeições Servidas acumulado até Dezembro - 16.xlsx]MAR'!N12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ABR'!F12" table:style-name="ce16">
            <text:p>0</text:p>
          </table:table-cell>
          <table:table-cell office:value-type="float" office:value="13566" table:formula="msoxl:='C:\Arquivos Flavia\Meus documentos\Refeições Servidas\2016\[Refeições Servidas acumulado até Dezembro - 16.xlsx]ABR'!J12" table:style-name="ce14">
            <text:p>13.566</text:p>
          </table:table-cell>
          <table:table-cell office:value-type="float" office:value="0" table:formula="msoxl:='C:\Arquivos Flavia\Meus documentos\Refeições Servidas\2016\[Refeições Servidas acumulado até Dezembro - 16.xlsx]ABR'!N12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MAI'!F12" table:style-name="ce16">
            <text:p>0</text:p>
          </table:table-cell>
          <table:table-cell office:value-type="float" office:value="16189" table:formula="msoxl:='C:\Arquivos Flavia\Meus documentos\Refeições Servidas\2016\[Refeições Servidas acumulado até Dezembro - 16.xlsx]MAI'!J12" table:style-name="ce14">
            <text:p>16.189</text:p>
          </table:table-cell>
          <table:table-cell office:value-type="float" office:value="0" table:formula="msoxl:='C:\Arquivos Flavia\Meus documentos\Refeições Servidas\2016\[Refeições Servidas acumulado até Dezembro - 16.xlsx]MAI'!N12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JUN'!F12" table:style-name="ce16">
            <text:p>0</text:p>
          </table:table-cell>
          <table:table-cell office:value-type="float" office:value="14288" table:formula="msoxl:='C:\Arquivos Flavia\Meus documentos\Refeições Servidas\2016\[Refeições Servidas acumulado até Dezembro - 16.xlsx]JUN'!J12" table:style-name="ce14">
            <text:p>14.288</text:p>
          </table:table-cell>
          <table:table-cell office:value-type="float" office:value="0" table:formula="msoxl:='C:\Arquivos Flavia\Meus documentos\Refeições Servidas\2016\[Refeições Servidas acumulado até Dezembro - 16.xlsx]JUN'!N12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JUL'!F12" table:style-name="ce16">
            <text:p>0</text:p>
          </table:table-cell>
          <table:table-cell office:value-type="float" office:value="6655" table:formula="msoxl:='C:\Arquivos Flavia\Meus documentos\Refeições Servidas\2016\[Refeições Servidas acumulado até Dezembro - 16.xlsx]JUL'!J12" table:style-name="ce17">
            <text:p>6.655</text:p>
          </table:table-cell>
          <table:table-cell office:value-type="float" office:value="0" table:formula="msoxl:='C:\Arquivos Flavia\Meus documentos\Refeições Servidas\2016\[Refeições Servidas acumulado até Dezembro - 16.xlsx]JUL'!N12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AGO'!F12" table:style-name="ce16">
            <text:p>0</text:p>
          </table:table-cell>
          <table:table-cell office:value-type="float" office:value="13777" table:formula="msoxl:='C:\Arquivos Flavia\Meus documentos\Refeições Servidas\2016\[Refeições Servidas acumulado até Dezembro - 16.xlsx]AGO'!J12" table:style-name="ce17">
            <text:p>13.777</text:p>
          </table:table-cell>
          <table:table-cell office:value-type="float" office:value="0" table:formula="msoxl:='C:\Arquivos Flavia\Meus documentos\Refeições Servidas\2016\[Refeições Servidas acumulado até Dezembro - 16.xlsx]AGO'!N12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SET'!F12" table:style-name="ce16">
            <text:p>0</text:p>
          </table:table-cell>
          <table:table-cell office:value-type="float" office:value="12432" table:formula="msoxl:='C:\Arquivos Flavia\Meus documentos\Refeições Servidas\2016\[Refeições Servidas acumulado até Dezembro - 16.xlsx]SET'!J12" table:style-name="ce17">
            <text:p>12.432</text:p>
          </table:table-cell>
          <table:table-cell office:value-type="float" office:value="0" table:formula="msoxl:='C:\Arquivos Flavia\Meus documentos\Refeições Servidas\2016\[Refeições Servidas acumulado até Dezembro - 16.xlsx]SET'!N12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OUT'!F12" table:style-name="ce16">
            <text:p>0</text:p>
          </table:table-cell>
          <table:table-cell office:value-type="float" office:value="11210" table:formula="msoxl:='C:\Arquivos Flavia\Meus documentos\Refeições Servidas\2016\[Refeições Servidas acumulado até Dezembro - 16.xlsx]OUT'!J12" table:style-name="ce17">
            <text:p>11.210</text:p>
          </table:table-cell>
          <table:table-cell office:value-type="float" office:value="0" table:formula="msoxl:='C:\Arquivos Flavia\Meus documentos\Refeições Servidas\2016\[Refeições Servidas acumulado até Dezembro - 16.xlsx]OUT'!N12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NOV'!F12" table:style-name="ce16">
            <text:p>0</text:p>
          </table:table-cell>
          <table:table-cell office:value-type="float" office:value="10580" table:formula="msoxl:='C:\Arquivos Flavia\Meus documentos\Refeições Servidas\2016\[Refeições Servidas acumulado até Dezembro - 16.xlsx]NOV'!J12" table:style-name="ce17">
            <text:p>10.580</text:p>
          </table:table-cell>
          <table:table-cell office:value-type="float" office:value="0" table:formula="msoxl:='C:\Arquivos Flavia\Meus documentos\Refeições Servidas\2016\[Refeições Servidas acumulado até Dezembro - 16.xlsx]NOV'!N12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DEZ'!F12" table:style-name="ce16">
            <text:p>0</text:p>
          </table:table-cell>
          <table:table-cell office:value-type="float" office:value="2063" table:formula="msoxl:='C:\Arquivos Flavia\Meus documentos\Refeições Servidas\2016\[Refeições Servidas acumulado até Dezembro - 16.xlsx]DEZ'!J12" table:style-name="ce17">
            <text:p>2.063</text:p>
          </table:table-cell>
          <table:table-cell office:value-type="float" office:value="0" table:formula="msoxl:='C:\Arquivos Flavia\Meus documentos\Refeições Servidas\2016\[Refeições Servidas acumulado até Dezembro - 16.xlsx]DEZ'!N12" table:style-name="ce14">
            <text:p>0</text:p>
          </table:table-cell>
          <table:table-cell office:value-type="float" office:value="0" table:formula="msoxl:=SUM(E13+H13+K13+N13+Q13+T13+W13+Z13+AC13+AF13+AI13)" table:style-name="ce18">
            <text:p>0</text:p>
          </table:table-cell>
          <table:table-cell office:value-type="float" office:value="111681" table:formula="msoxl:=F13+I13+L13+O13+R13+U13+X13+AA13+AD13+AG13+AJ13" table:style-name="ce19">
            <text:p>111.681</text:p>
          </table:table-cell>
          <table:table-cell office:value-type="float" office:value="0" table:formula="msoxl:=G13+J13+M13+P13+S13+V13+Y13+AB13+AE13+AH13+AK13" table:style-name="ce20">
            <text:p>0</text:p>
          </table:table-cell>
          <table:table-cell table:number-columns-repeated="16344"/>
        </table:table-row>
        <table:table-row table:style-name="ro11">
          <table:table-cell office:value-type="string" table:style-name="ce39">
            <text:p>CEMEI</text:p>
          </table:table-cell>
          <table:table-cell office:value-type="float" office:value="0" table:formula="msoxl:='C:\Arquivos Flavia\Meus documentos\Refeições Servidas\2016\[Refeições Servidas acumulado até Dezembro - 16.xlsx]JAN'!F13" table:style-name="ce21">
            <text:p>0</text:p>
          </table:table-cell>
          <table:table-cell office:value-type="float" office:value="0" table:formula="msoxl:='C:\Arquivos Flavia\Meus documentos\Refeições Servidas\2016\[Refeições Servidas acumulado até Dezembro - 16.xlsx]JAN'!J13" table:style-name="ce22">
            <text:p>0</text:p>
          </table:table-cell>
          <table:table-cell office:value-type="float" office:value="60054" table:formula="msoxl:='C:\Arquivos Flavia\Meus documentos\Refeições Servidas\2016\[Refeições Servidas acumulado até Dezembro - 16.xlsx]JAN'!N13" table:style-name="ce23">
            <text:p>60.054</text:p>
          </table:table-cell>
          <table:table-cell office:value-type="float" office:value="0" table:formula="msoxl:='C:\Arquivos Flavia\Meus documentos\Refeições Servidas\2016\[Refeições Servidas acumulado até Dezembro - 16.xlsx]FEV'!F13" table:style-name="ce13">
            <text:p>0</text:p>
          </table:table-cell>
          <table:table-cell office:value-type="float" office:value="121745" table:formula="msoxl:='C:\Arquivos Flavia\Meus documentos\Refeições Servidas\2016\[Refeições Servidas acumulado até Dezembro - 16.xlsx]FEV'!J13" table:style-name="ce14">
            <text:p>121.745</text:p>
          </table:table-cell>
          <table:table-cell office:value-type="float" office:value="0" table:formula="msoxl:='C:\Arquivos Flavia\Meus documentos\Refeições Servidas\2016\[Refeições Servidas acumulado até Dezembro - 16.xlsx]FEV'!N13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MAR'!F13" table:style-name="ce16">
            <text:p>0</text:p>
          </table:table-cell>
          <table:table-cell office:value-type="float" office:value="200905" table:formula="msoxl:='C:\Arquivos Flavia\Meus documentos\Refeições Servidas\2016\[Refeições Servidas acumulado até Dezembro - 16.xlsx]MAR'!J13" table:style-name="ce14">
            <text:p>200.905</text:p>
          </table:table-cell>
          <table:table-cell office:value-type="float" office:value="0" table:formula="msoxl:='C:\Arquivos Flavia\Meus documentos\Refeições Servidas\2016\[Refeições Servidas acumulado até Dezembro - 16.xlsx]MAR'!N13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ABR'!F13" table:style-name="ce16">
            <text:p>0</text:p>
          </table:table-cell>
          <table:table-cell office:value-type="float" office:value="198995" table:formula="msoxl:='C:\Arquivos Flavia\Meus documentos\Refeições Servidas\2016\[Refeições Servidas acumulado até Dezembro - 16.xlsx]ABR'!J13" table:style-name="ce14">
            <text:p>198.995</text:p>
          </table:table-cell>
          <table:table-cell office:value-type="float" office:value="0" table:formula="msoxl:='C:\Arquivos Flavia\Meus documentos\Refeições Servidas\2016\[Refeições Servidas acumulado até Dezembro - 16.xlsx]ABR'!N13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MAI'!F13" table:style-name="ce16">
            <text:p>0</text:p>
          </table:table-cell>
          <table:table-cell office:value-type="float" office:value="193710" table:formula="msoxl:='C:\Arquivos Flavia\Meus documentos\Refeições Servidas\2016\[Refeições Servidas acumulado até Dezembro - 16.xlsx]MAI'!J13" table:style-name="ce14">
            <text:p>193.710</text:p>
          </table:table-cell>
          <table:table-cell office:value-type="float" office:value="0" table:formula="msoxl:='C:\Arquivos Flavia\Meus documentos\Refeições Servidas\2016\[Refeições Servidas acumulado até Dezembro - 16.xlsx]MAI'!N13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JUN'!F13" table:style-name="ce16">
            <text:p>0</text:p>
          </table:table-cell>
          <table:table-cell office:value-type="float" office:value="229670" table:formula="msoxl:='C:\Arquivos Flavia\Meus documentos\Refeições Servidas\2016\[Refeições Servidas acumulado até Dezembro - 16.xlsx]JUN'!J13" table:style-name="ce14">
            <text:p>229.670</text:p>
          </table:table-cell>
          <table:table-cell office:value-type="float" office:value="0" table:formula="msoxl:='C:\Arquivos Flavia\Meus documentos\Refeições Servidas\2016\[Refeições Servidas acumulado até Dezembro - 16.xlsx]JUN'!N13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JUL'!F13" table:style-name="ce16">
            <text:p>0</text:p>
          </table:table-cell>
          <table:table-cell office:value-type="float" office:value="109340" table:formula="msoxl:='C:\Arquivos Flavia\Meus documentos\Refeições Servidas\2016\[Refeições Servidas acumulado até Dezembro - 16.xlsx]JUL'!J13" table:style-name="ce17">
            <text:p>109.340</text:p>
          </table:table-cell>
          <table:table-cell office:value-type="float" office:value="0" table:formula="msoxl:='C:\Arquivos Flavia\Meus documentos\Refeições Servidas\2016\[Refeições Servidas acumulado até Dezembro - 16.xlsx]JUL'!N13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AGO'!F13" table:style-name="ce16">
            <text:p>0</text:p>
          </table:table-cell>
          <table:table-cell office:value-type="float" office:value="222200" table:formula="msoxl:='C:\Arquivos Flavia\Meus documentos\Refeições Servidas\2016\[Refeições Servidas acumulado até Dezembro - 16.xlsx]AGO'!J13" table:style-name="ce17">
            <text:p>222.200</text:p>
          </table:table-cell>
          <table:table-cell office:value-type="float" office:value="0" table:formula="msoxl:='C:\Arquivos Flavia\Meus documentos\Refeições Servidas\2016\[Refeições Servidas acumulado até Dezembro - 16.xlsx]AGO'!N13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SET'!F13" table:style-name="ce16">
            <text:p>0</text:p>
          </table:table-cell>
          <table:table-cell office:value-type="float" office:value="195100" table:formula="msoxl:='C:\Arquivos Flavia\Meus documentos\Refeições Servidas\2016\[Refeições Servidas acumulado até Dezembro - 16.xlsx]SET'!J13" table:style-name="ce17">
            <text:p>195.100</text:p>
          </table:table-cell>
          <table:table-cell office:value-type="float" office:value="0" table:formula="msoxl:='C:\Arquivos Flavia\Meus documentos\Refeições Servidas\2016\[Refeições Servidas acumulado até Dezembro - 16.xlsx]SET'!N13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OUT'!F13" table:style-name="ce16">
            <text:p>0</text:p>
          </table:table-cell>
          <table:table-cell office:value-type="float" office:value="177465" table:formula="msoxl:='C:\Arquivos Flavia\Meus documentos\Refeições Servidas\2016\[Refeições Servidas acumulado até Dezembro - 16.xlsx]OUT'!J13" table:style-name="ce17">
            <text:p>177.465</text:p>
          </table:table-cell>
          <table:table-cell office:value-type="float" office:value="0" table:formula="msoxl:='C:\Arquivos Flavia\Meus documentos\Refeições Servidas\2016\[Refeições Servidas acumulado até Dezembro - 16.xlsx]OUT'!N13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NOV'!F13" table:style-name="ce16">
            <text:p>0</text:p>
          </table:table-cell>
          <table:table-cell office:value-type="float" office:value="205630" table:formula="msoxl:='C:\Arquivos Flavia\Meus documentos\Refeições Servidas\2016\[Refeições Servidas acumulado até Dezembro - 16.xlsx]NOV'!J13" table:style-name="ce17">
            <text:p>205.630</text:p>
          </table:table-cell>
          <table:table-cell office:value-type="float" office:value="0" table:formula="msoxl:='C:\Arquivos Flavia\Meus documentos\Refeições Servidas\2016\[Refeições Servidas acumulado até Dezembro - 16.xlsx]NOV'!N13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DEZ'!F13" table:style-name="ce16">
            <text:p>0</text:p>
          </table:table-cell>
          <table:table-cell office:value-type="float" office:value="173570" table:formula="msoxl:='C:\Arquivos Flavia\Meus documentos\Refeições Servidas\2016\[Refeições Servidas acumulado até Dezembro - 16.xlsx]DEZ'!J13" table:style-name="ce17">
            <text:p>173.570</text:p>
          </table:table-cell>
          <table:table-cell office:value-type="float" office:value="0" table:formula="msoxl:='C:\Arquivos Flavia\Meus documentos\Refeições Servidas\2016\[Refeições Servidas acumulado até Dezembro - 16.xlsx]DEZ'!N13" table:style-name="ce14">
            <text:p>0</text:p>
          </table:table-cell>
          <table:table-cell office:value-type="float" office:value="0" table:formula="msoxl:=SUM(E14+H14+K14+N14+Q14+T14+W14+Z14+AC14+AF14+AI14)" table:style-name="ce18">
            <text:p>0</text:p>
          </table:table-cell>
          <table:table-cell office:value-type="float" office:value="2028330" table:formula="msoxl:=F14+I14+L14+O14+R14+U14+X14+AA14+AD14+AG14+AJ14" table:style-name="ce19">
            <text:p>2.028.330</text:p>
          </table:table-cell>
          <table:table-cell office:value-type="float" office:value="0" table:formula="msoxl:=G14+J14+M14+P14+S14+V14+Y14+AB14+AE14+AH14+AK14" table:style-name="ce20">
            <text:p>0</text:p>
          </table:table-cell>
          <table:table-cell table:number-columns-repeated="16344"/>
        </table:table-row>
        <table:table-row table:style-name="ro12">
          <table:table-cell office:value-type="string" table:style-name="ce39">
            <text:p>CEI MUNICIPAL<text:s text:c="7"/></text:p>
          </table:table-cell>
          <table:table-cell office:value-type="float" office:value="0" table:formula="msoxl:='C:\Arquivos Flavia\Meus documentos\Refeições Servidas\2016\[Refeições Servidas acumulado até Dezembro - 16.xlsx]JAN'!F14" table:style-name="ce21">
            <text:p>0</text:p>
          </table:table-cell>
          <table:table-cell office:value-type="float" office:value="0" table:formula="msoxl:='C:\Arquivos Flavia\Meus documentos\Refeições Servidas\2016\[Refeições Servidas acumulado até Dezembro - 16.xlsx]JAN'!J14" table:style-name="ce22">
            <text:p>0</text:p>
          </table:table-cell>
          <table:table-cell office:value-type="float" office:value="0" table:formula="msoxl:='C:\Arquivos Flavia\Meus documentos\Refeições Servidas\2016\[Refeições Servidas acumulado até Dezembro - 16.xlsx]JAN'!N14" table:style-name="ce23">
            <text:p>0</text:p>
          </table:table-cell>
          <table:table-cell office:value-type="float" office:value="223395" table:formula="msoxl:='C:\Arquivos Flavia\Meus documentos\Refeições Servidas\2016\[Refeições Servidas acumulado até Dezembro - 16.xlsx]FEV'!F14" table:style-name="ce13">
            <text:p>223.395</text:p>
          </table:table-cell>
          <table:table-cell office:value-type="float" office:value="1111862" table:formula="msoxl:='C:\Arquivos Flavia\Meus documentos\Refeições Servidas\2016\[Refeições Servidas acumulado até Dezembro - 16.xlsx]FEV'!J14" table:style-name="ce14">
            <text:p>1.111.862</text:p>
          </table:table-cell>
          <table:table-cell office:value-type="float" office:value="1486357" table:formula="msoxl:='C:\Arquivos Flavia\Meus documentos\Refeições Servidas\2016\[Refeições Servidas acumulado até Dezembro - 16.xlsx]FEV'!N14" table:style-name="ce15">
            <text:p>1.486.357</text:p>
          </table:table-cell>
          <table:table-cell office:value-type="float" office:value="394409" table:formula="msoxl:='C:\Arquivos Flavia\Meus documentos\Refeições Servidas\2016\[Refeições Servidas acumulado até Dezembro - 16.xlsx]MAR'!F14" table:style-name="ce16">
            <text:p>394.409</text:p>
          </table:table-cell>
          <table:table-cell office:value-type="float" office:value="1830852" table:formula="msoxl:='C:\Arquivos Flavia\Meus documentos\Refeições Servidas\2016\[Refeições Servidas acumulado até Dezembro - 16.xlsx]MAR'!J14" table:style-name="ce14">
            <text:p>1.830.852</text:p>
          </table:table-cell>
          <table:table-cell office:value-type="float" office:value="2608865" table:formula="msoxl:='C:\Arquivos Flavia\Meus documentos\Refeições Servidas\2016\[Refeições Servidas acumulado até Dezembro - 16.xlsx]MAR'!N14" table:style-name="ce15">
            <text:p>2.608.865</text:p>
          </table:table-cell>
          <table:table-cell office:value-type="float" office:value="331780" table:formula="msoxl:='C:\Arquivos Flavia\Meus documentos\Refeições Servidas\2016\[Refeições Servidas acumulado até Dezembro - 16.xlsx]ABR'!F14" table:style-name="ce16">
            <text:p>331.780</text:p>
          </table:table-cell>
          <table:table-cell office:value-type="float" office:value="1593682" table:formula="msoxl:='C:\Arquivos Flavia\Meus documentos\Refeições Servidas\2016\[Refeições Servidas acumulado até Dezembro - 16.xlsx]ABR'!J14" table:style-name="ce14">
            <text:p>1.593.682</text:p>
          </table:table-cell>
          <table:table-cell office:value-type="float" office:value="2213453" table:formula="msoxl:='C:\Arquivos Flavia\Meus documentos\Refeições Servidas\2016\[Refeições Servidas acumulado até Dezembro - 16.xlsx]ABR'!N14" table:style-name="ce15">
            <text:p>2.213.453</text:p>
          </table:table-cell>
          <table:table-cell office:value-type="float" office:value="288474" table:formula="msoxl:='C:\Arquivos Flavia\Meus documentos\Refeições Servidas\2016\[Refeições Servidas acumulado até Dezembro - 16.xlsx]MAI'!F14" table:style-name="ce16">
            <text:p>288.474</text:p>
          </table:table-cell>
          <table:table-cell office:value-type="float" office:value="1664964" table:formula="msoxl:='C:\Arquivos Flavia\Meus documentos\Refeições Servidas\2016\[Refeições Servidas acumulado até Dezembro - 16.xlsx]MAI'!J14" table:style-name="ce14">
            <text:p>1.664.964</text:p>
          </table:table-cell>
          <table:table-cell office:value-type="float" office:value="2444172" table:formula="msoxl:='C:\Arquivos Flavia\Meus documentos\Refeições Servidas\2016\[Refeições Servidas acumulado até Dezembro - 16.xlsx]MAI'!N14" table:style-name="ce15">
            <text:p>2.444.172</text:p>
          </table:table-cell>
          <table:table-cell office:value-type="float" office:value="237579" table:formula="msoxl:='C:\Arquivos Flavia\Meus documentos\Refeições Servidas\2016\[Refeições Servidas acumulado até Dezembro - 16.xlsx]JUN'!F14" table:style-name="ce16">
            <text:p>237.579</text:p>
          </table:table-cell>
          <table:table-cell office:value-type="float" office:value="1766542" table:formula="msoxl:='C:\Arquivos Flavia\Meus documentos\Refeições Servidas\2016\[Refeições Servidas acumulado até Dezembro - 16.xlsx]JUN'!J14" table:style-name="ce14">
            <text:p>1.766.542</text:p>
          </table:table-cell>
          <table:table-cell office:value-type="float" office:value="2388665" table:formula="msoxl:='C:\Arquivos Flavia\Meus documentos\Refeições Servidas\2016\[Refeições Servidas acumulado até Dezembro - 16.xlsx]JUN'!N14" table:style-name="ce15">
            <text:p>2.388.665</text:p>
          </table:table-cell>
          <table:table-cell office:value-type="float" office:value="107211" table:formula="msoxl:='C:\Arquivos Flavia\Meus documentos\Refeições Servidas\2016\[Refeições Servidas acumulado até Dezembro - 16.xlsx]JUL'!F14" table:style-name="ce16">
            <text:p>107.211</text:p>
          </table:table-cell>
          <table:table-cell office:value-type="float" office:value="857983" table:formula="msoxl:='C:\Arquivos Flavia\Meus documentos\Refeições Servidas\2016\[Refeições Servidas acumulado até Dezembro - 16.xlsx]JUL'!J14" table:style-name="ce17">
            <text:p>857.983</text:p>
          </table:table-cell>
          <table:table-cell office:value-type="float" office:value="863504" table:formula="msoxl:='C:\Arquivos Flavia\Meus documentos\Refeições Servidas\2016\[Refeições Servidas acumulado até Dezembro - 16.xlsx]JUL'!N14" table:style-name="ce15">
            <text:p>863.504</text:p>
          </table:table-cell>
          <table:table-cell office:value-type="float" office:value="0" table:formula="msoxl:='C:\Arquivos Flavia\Meus documentos\Refeições Servidas\2016\[Refeições Servidas acumulado até Dezembro - 16.xlsx]AGO'!F14" table:style-name="ce16">
            <text:p>0</text:p>
          </table:table-cell>
          <table:table-cell office:value-type="float" office:value="1942182" table:formula="msoxl:='C:\Arquivos Flavia\Meus documentos\Refeições Servidas\2016\[Refeições Servidas acumulado até Dezembro - 16.xlsx]AGO'!J14" table:style-name="ce17">
            <text:p>1.942.182</text:p>
          </table:table-cell>
          <table:table-cell office:value-type="float" office:value="3132759" table:formula="msoxl:='C:\Arquivos Flavia\Meus documentos\Refeições Servidas\2016\[Refeições Servidas acumulado até Dezembro - 16.xlsx]AGO'!N14" table:style-name="ce15">
            <text:p>3.132.759</text:p>
          </table:table-cell>
          <table:table-cell office:value-type="float" office:value="0" table:formula="msoxl:='C:\Arquivos Flavia\Meus documentos\Refeições Servidas\2016\[Refeições Servidas acumulado até Dezembro - 16.xlsx]SET'!F14" table:style-name="ce16">
            <text:p>0</text:p>
          </table:table-cell>
          <table:table-cell office:value-type="float" office:value="1661320" table:formula="msoxl:='C:\Arquivos Flavia\Meus documentos\Refeições Servidas\2016\[Refeições Servidas acumulado até Dezembro - 16.xlsx]SET'!J14" table:style-name="ce17">
            <text:p>1.661.320</text:p>
          </table:table-cell>
          <table:table-cell office:value-type="float" office:value="2129760" table:formula="msoxl:='C:\Arquivos Flavia\Meus documentos\Refeições Servidas\2016\[Refeições Servidas acumulado até Dezembro - 16.xlsx]SET'!N14" table:style-name="ce15">
            <text:p>2.129.760</text:p>
          </table:table-cell>
          <table:table-cell office:value-type="float" office:value="0" table:formula="msoxl:='C:\Arquivos Flavia\Meus documentos\Refeições Servidas\2016\[Refeições Servidas acumulado até Dezembro - 16.xlsx]OUT'!F14" table:style-name="ce16">
            <text:p>0</text:p>
          </table:table-cell>
          <table:table-cell office:value-type="float" office:value="1507654" table:formula="msoxl:='C:\Arquivos Flavia\Meus documentos\Refeições Servidas\2016\[Refeições Servidas acumulado até Dezembro - 16.xlsx]OUT'!J14" table:style-name="ce17">
            <text:p>1.507.654</text:p>
          </table:table-cell>
          <table:table-cell office:value-type="float" office:value="1992680" table:formula="msoxl:='C:\Arquivos Flavia\Meus documentos\Refeições Servidas\2016\[Refeições Servidas acumulado até Dezembro - 16.xlsx]OUT'!N14" table:style-name="ce15">
            <text:p>1.992.680</text:p>
          </table:table-cell>
          <table:table-cell office:value-type="float" office:value="0" table:formula="msoxl:='C:\Arquivos Flavia\Meus documentos\Refeições Servidas\2016\[Refeições Servidas acumulado até Dezembro - 16.xlsx]NOV'!F14" table:style-name="ce16">
            <text:p>0</text:p>
          </table:table-cell>
          <table:table-cell office:value-type="float" office:value="1598695" table:formula="msoxl:='C:\Arquivos Flavia\Meus documentos\Refeições Servidas\2016\[Refeições Servidas acumulado até Dezembro - 16.xlsx]NOV'!J14" table:style-name="ce17">
            <text:p>1.598.695</text:p>
          </table:table-cell>
          <table:table-cell office:value-type="float" office:value="2031061" table:formula="msoxl:='C:\Arquivos Flavia\Meus documentos\Refeições Servidas\2016\[Refeições Servidas acumulado até Dezembro - 16.xlsx]NOV'!N14" table:style-name="ce15">
            <text:p>2.031.061</text:p>
          </table:table-cell>
          <table:table-cell office:value-type="float" office:value="0" table:formula="msoxl:='C:\Arquivos Flavia\Meus documentos\Refeições Servidas\2016\[Refeições Servidas acumulado até Dezembro - 16.xlsx]DEZ'!F14" table:style-name="ce16">
            <text:p>0</text:p>
          </table:table-cell>
          <table:table-cell office:value-type="float" office:value="1112157" table:formula="msoxl:='C:\Arquivos Flavia\Meus documentos\Refeições Servidas\2016\[Refeições Servidas acumulado até Dezembro - 16.xlsx]DEZ'!J14" table:style-name="ce17">
            <text:p>1.112.157</text:p>
          </table:table-cell>
          <table:table-cell office:value-type="float" office:value="1080233" table:formula="msoxl:='C:\Arquivos Flavia\Meus documentos\Refeições Servidas\2016\[Refeições Servidas acumulado até Dezembro - 16.xlsx]DEZ'!N14" table:style-name="ce14">
            <text:p>1.080.233</text:p>
          </table:table-cell>
          <table:table-cell office:value-type="float" office:value="1582848" table:formula="msoxl:=SUM(E15+H15+K15+N15+Q15+T15+W15+Z15+AC15+AF15+AI15)" table:style-name="ce18">
            <text:p>1.582.848</text:p>
          </table:table-cell>
          <table:table-cell office:value-type="float" office:value="16647893" table:formula="msoxl:=F15+I15+L15+O15+R15+U15+X15+AA15+AD15+AG15+AJ15" table:style-name="ce19">
            <text:p>16.647.893</text:p>
          </table:table-cell>
          <table:table-cell office:value-type="float" office:value="22371509" table:formula="msoxl:=G15+J15+M15+P15+S15+V15+Y15+AB15+AE15+AH15+AK15" table:style-name="ce20">
            <text:p>22.371.509</text:p>
          </table:table-cell>
          <table:table-cell table:number-columns-repeated="16344"/>
        </table:table-row>
        <table:table-row table:style-name="ro13">
          <table:table-cell office:value-type="string" table:style-name="ce39">
            <text:p>CEI CONVENIADO<text:s text:c="5"/></text:p>
          </table:table-cell>
          <table:table-cell office:value-type="float" office:value="0" table:formula="msoxl:='C:\Arquivos Flavia\Meus documentos\Refeições Servidas\2016\[Refeições Servidas acumulado até Dezembro - 16.xlsx]JAN'!F15" table:style-name="ce21">
            <text:p>0</text:p>
          </table:table-cell>
          <table:table-cell office:value-type="float" office:value="0" table:formula="msoxl:='C:\Arquivos Flavia\Meus documentos\Refeições Servidas\2016\[Refeições Servidas acumulado até Dezembro - 16.xlsx]JAN'!J15" table:style-name="ce22">
            <text:p>0</text:p>
          </table:table-cell>
          <table:table-cell office:value-type="float" office:value="0" table:formula="msoxl:='C:\Arquivos Flavia\Meus documentos\Refeições Servidas\2016\[Refeições Servidas acumulado até Dezembro - 16.xlsx]JAN'!N15" table:style-name="ce23">
            <text:p>0</text:p>
          </table:table-cell>
          <table:table-cell office:value-type="float" office:value="14244431" table:formula="msoxl:='C:\Arquivos Flavia\Meus documentos\Refeições Servidas\2016\[Refeições Servidas acumulado até Dezembro - 16.xlsx]FEV'!F15" table:style-name="ce13">
            <text:p>14.244.431</text:p>
          </table:table-cell>
          <table:table-cell office:value-type="float" office:value="0" table:formula="msoxl:='C:\Arquivos Flavia\Meus documentos\Refeições Servidas\2016\[Refeições Servidas acumulado até Dezembro - 16.xlsx]FEV'!J15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FEV'!N15" table:style-name="ce15">
            <text:p>0</text:p>
          </table:table-cell>
          <table:table-cell office:value-type="float" office:value="22397313" table:formula="msoxl:='C:\Arquivos Flavia\Meus documentos\Refeições Servidas\2016\[Refeições Servidas acumulado até Dezembro - 16.xlsx]MAR'!F15" table:style-name="ce16">
            <text:p>22.397.313</text:p>
          </table:table-cell>
          <table:table-cell office:value-type="float" office:value="0" table:formula="msoxl:='C:\Arquivos Flavia\Meus documentos\Refeições Servidas\2016\[Refeições Servidas acumulado até Dezembro - 16.xlsx]MAR'!J15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MAR'!N15" table:style-name="ce15">
            <text:p>0</text:p>
          </table:table-cell>
          <table:table-cell office:value-type="float" office:value="19456135" table:formula="msoxl:='C:\Arquivos Flavia\Meus documentos\Refeições Servidas\2016\[Refeições Servidas acumulado até Dezembro - 16.xlsx]ABR'!F15" table:style-name="ce16">
            <text:p>19.456.135</text:p>
          </table:table-cell>
          <table:table-cell office:value-type="float" office:value="0" table:formula="msoxl:='C:\Arquivos Flavia\Meus documentos\Refeições Servidas\2016\[Refeições Servidas acumulado até Dezembro - 16.xlsx]ABR'!J15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ABR'!N15" table:style-name="ce15">
            <text:p>0</text:p>
          </table:table-cell>
          <table:table-cell office:value-type="float" office:value="18180510" table:formula="msoxl:='C:\Arquivos Flavia\Meus documentos\Refeições Servidas\2016\[Refeições Servidas acumulado até Dezembro - 16.xlsx]MAI'!F15" table:style-name="ce16">
            <text:p>18.180.510</text:p>
          </table:table-cell>
          <table:table-cell office:value-type="float" office:value="0" table:formula="msoxl:='C:\Arquivos Flavia\Meus documentos\Refeições Servidas\2016\[Refeições Servidas acumulado até Dezembro - 16.xlsx]MAI'!J15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MAI'!N15" table:style-name="ce15">
            <text:p>0</text:p>
          </table:table-cell>
          <table:table-cell office:value-type="float" office:value="20242676" table:formula="msoxl:='C:\Arquivos Flavia\Meus documentos\Refeições Servidas\2016\[Refeições Servidas acumulado até Dezembro - 16.xlsx]JUN'!F15" table:style-name="ce16">
            <text:p>20.242.676</text:p>
          </table:table-cell>
          <table:table-cell office:value-type="float" office:value="0" table:formula="msoxl:='C:\Arquivos Flavia\Meus documentos\Refeições Servidas\2016\[Refeições Servidas acumulado até Dezembro - 16.xlsx]JUN'!J15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JUN'!N15" table:style-name="ce15">
            <text:p>0</text:p>
          </table:table-cell>
          <table:table-cell office:value-type="float" office:value="14526534" table:formula="msoxl:='C:\Arquivos Flavia\Meus documentos\Refeições Servidas\2016\[Refeições Servidas acumulado até Dezembro - 16.xlsx]JUL'!F15" table:style-name="ce16">
            <text:p>14.526.534</text:p>
          </table:table-cell>
          <table:table-cell office:value-type="float" office:value="0" table:formula="msoxl:='C:\Arquivos Flavia\Meus documentos\Refeições Servidas\2016\[Refeições Servidas acumulado até Dezembro - 16.xlsx]JUL'!J15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JUL'!N15" table:style-name="ce15">
            <text:p>0</text:p>
          </table:table-cell>
          <table:table-cell office:value-type="float" office:value="22275675" table:formula="msoxl:='C:\Arquivos Flavia\Meus documentos\Refeições Servidas\2016\[Refeições Servidas acumulado até Dezembro - 16.xlsx]AGO'!F15" table:style-name="ce16">
            <text:p>22.275.675</text:p>
          </table:table-cell>
          <table:table-cell office:value-type="float" office:value="0" table:formula="msoxl:='C:\Arquivos Flavia\Meus documentos\Refeições Servidas\2016\[Refeições Servidas acumulado até Dezembro - 16.xlsx]AGO'!J15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AGO'!N15" table:style-name="ce15">
            <text:p>0</text:p>
          </table:table-cell>
          <table:table-cell office:value-type="float" office:value="20575158" table:formula="msoxl:='C:\Arquivos Flavia\Meus documentos\Refeições Servidas\2016\[Refeições Servidas acumulado até Dezembro - 16.xlsx]SET'!F15" table:style-name="ce16">
            <text:p>20.575.158</text:p>
          </table:table-cell>
          <table:table-cell office:value-type="float" office:value="0" table:formula="msoxl:='C:\Arquivos Flavia\Meus documentos\Refeições Servidas\2016\[Refeições Servidas acumulado até Dezembro - 16.xlsx]SET'!J15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SET'!N15" table:style-name="ce15">
            <text:p>0</text:p>
          </table:table-cell>
          <table:table-cell office:value-type="float" office:value="18659342" table:formula="msoxl:='C:\Arquivos Flavia\Meus documentos\Refeições Servidas\2016\[Refeições Servidas acumulado até Dezembro - 16.xlsx]OUT'!F15" table:style-name="ce16">
            <text:p>18.659.342</text:p>
          </table:table-cell>
          <table:table-cell office:value-type="float" office:value="0" table:formula="msoxl:='C:\Arquivos Flavia\Meus documentos\Refeições Servidas\2016\[Refeições Servidas acumulado até Dezembro - 16.xlsx]OUT'!J15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OUT'!N15" table:style-name="ce15">
            <text:p>0</text:p>
          </table:table-cell>
          <table:table-cell office:value-type="float" office:value="19889287" table:formula="msoxl:='C:\Arquivos Flavia\Meus documentos\Refeições Servidas\2016\[Refeições Servidas acumulado até Dezembro - 16.xlsx]NOV'!F15" table:style-name="ce16">
            <text:p>19.889.287</text:p>
          </table:table-cell>
          <table:table-cell office:value-type="float" office:value="0" table:formula="msoxl:='C:\Arquivos Flavia\Meus documentos\Refeições Servidas\2016\[Refeições Servidas acumulado até Dezembro - 16.xlsx]NOV'!J15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NOV'!N15" table:style-name="ce15">
            <text:p>0</text:p>
          </table:table-cell>
          <table:table-cell office:value-type="float" office:value="22016230" table:formula="msoxl:='C:\Arquivos Flavia\Meus documentos\Refeições Servidas\2016\[Refeições Servidas acumulado até Dezembro - 16.xlsx]DEZ'!F15" table:style-name="ce16">
            <text:p>22.016.230</text:p>
          </table:table-cell>
          <table:table-cell office:value-type="float" office:value="0" table:formula="msoxl:='C:\Arquivos Flavia\Meus documentos\Refeições Servidas\2016\[Refeições Servidas acumulado até Dezembro - 16.xlsx]DEZ'!J15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DEZ'!N15" table:style-name="ce14">
            <text:p>0</text:p>
          </table:table-cell>
          <table:table-cell office:value-type="float" office:value="212463291" table:formula="msoxl:=SUM(E16+H16+K16+N16+Q16+T16+W16+Z16+AC16+AF16+AI16)" table:style-name="ce18">
            <text:p>212.463.291</text:p>
          </table:table-cell>
          <table:table-cell office:value-type="float" office:value="0" table:formula="msoxl:=F16+I16+L16+O16+R16+U16+X16+AA16+AD16+AG16+AJ16" table:style-name="ce19">
            <text:p>0</text:p>
          </table:table-cell>
          <table:table-cell office:value-type="float" office:value="0" table:formula="msoxl:=G16+J16+M16+P16+S16+V16+Y16+AB16+AE16+AH16+AK16" table:style-name="ce20">
            <text:p>0</text:p>
          </table:table-cell>
          <table:table-cell table:number-columns-repeated="16344"/>
        </table:table-row>
        <table:table-row table:style-name="ro14">
          <table:table-cell office:value-type="string" table:style-name="ce39">
            <text:p>FUNCIONARIO CEI CONVENIADO<text:s text:c="6"/></text:p>
          </table:table-cell>
          <table:table-cell office:value-type="float" office:value="0" table:formula="msoxl:='C:\Arquivos Flavia\Meus documentos\Refeições Servidas\2016\[Refeições Servidas acumulado até Dezembro - 16.xlsx]JAN'!F16" table:style-name="ce21">
            <text:p>0</text:p>
          </table:table-cell>
          <table:table-cell office:value-type="float" office:value="0" table:formula="msoxl:='C:\Arquivos Flavia\Meus documentos\Refeições Servidas\2016\[Refeições Servidas acumulado até Dezembro - 16.xlsx]JAN'!J16" table:style-name="ce22">
            <text:p>0</text:p>
          </table:table-cell>
          <table:table-cell office:value-type="float" office:value="0" table:formula="msoxl:='C:\Arquivos Flavia\Meus documentos\Refeições Servidas\2016\[Refeições Servidas acumulado até Dezembro - 16.xlsx]JAN'!N16" table:style-name="ce23">
            <text:p>0</text:p>
          </table:table-cell>
          <table:table-cell office:value-type="float" office:value="515610" table:formula="msoxl:='C:\Arquivos Flavia\Meus documentos\Refeições Servidas\2016\[Refeições Servidas acumulado até Dezembro - 16.xlsx]FEV'!F16" table:style-name="ce13">
            <text:p>515.610</text:p>
          </table:table-cell>
          <table:table-cell office:value-type="float" office:value="0" table:formula="msoxl:='C:\Arquivos Flavia\Meus documentos\Refeições Servidas\2016\[Refeições Servidas acumulado até Dezembro - 16.xlsx]FEV'!J16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FEV'!N16" table:style-name="ce15">
            <text:p>0</text:p>
          </table:table-cell>
          <table:table-cell office:value-type="float" office:value="764346" table:formula="msoxl:='C:\Arquivos Flavia\Meus documentos\Refeições Servidas\2016\[Refeições Servidas acumulado até Dezembro - 16.xlsx]MAR'!F16" table:style-name="ce16">
            <text:p>764.346</text:p>
          </table:table-cell>
          <table:table-cell office:value-type="float" office:value="0" table:formula="msoxl:='C:\Arquivos Flavia\Meus documentos\Refeições Servidas\2016\[Refeições Servidas acumulado até Dezembro - 16.xlsx]MAR'!J16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MAR'!N16" table:style-name="ce15">
            <text:p>0</text:p>
          </table:table-cell>
          <table:table-cell office:value-type="float" office:value="704420" table:formula="msoxl:='C:\Arquivos Flavia\Meus documentos\Refeições Servidas\2016\[Refeições Servidas acumulado até Dezembro - 16.xlsx]ABR'!F16" table:style-name="ce16">
            <text:p>704.420</text:p>
          </table:table-cell>
          <table:table-cell office:value-type="float" office:value="0" table:formula="msoxl:='C:\Arquivos Flavia\Meus documentos\Refeições Servidas\2016\[Refeições Servidas acumulado até Dezembro - 16.xlsx]ABR'!J16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ABR'!N16" table:style-name="ce15">
            <text:p>0</text:p>
          </table:table-cell>
          <table:table-cell office:value-type="float" office:value="696054" table:formula="msoxl:='C:\Arquivos Flavia\Meus documentos\Refeições Servidas\2016\[Refeições Servidas acumulado até Dezembro - 16.xlsx]MAI'!F16" table:style-name="ce16">
            <text:p>696.054</text:p>
          </table:table-cell>
          <table:table-cell office:value-type="float" office:value="0" table:formula="msoxl:='C:\Arquivos Flavia\Meus documentos\Refeições Servidas\2016\[Refeições Servidas acumulado até Dezembro - 16.xlsx]MAI'!J16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MAI'!N16" table:style-name="ce15">
            <text:p>0</text:p>
          </table:table-cell>
          <table:table-cell office:value-type="float" office:value="755139" table:formula="msoxl:='C:\Arquivos Flavia\Meus documentos\Refeições Servidas\2016\[Refeições Servidas acumulado até Dezembro - 16.xlsx]JUN'!F16" table:style-name="ce16">
            <text:p>755.139</text:p>
          </table:table-cell>
          <table:table-cell office:value-type="float" office:value="0" table:formula="msoxl:='C:\Arquivos Flavia\Meus documentos\Refeições Servidas\2016\[Refeições Servidas acumulado até Dezembro - 16.xlsx]JUN'!J16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JUN'!N16" table:style-name="ce15">
            <text:p>0</text:p>
          </table:table-cell>
          <table:table-cell office:value-type="float" office:value="526553" table:formula="msoxl:='C:\Arquivos Flavia\Meus documentos\Refeições Servidas\2016\[Refeições Servidas acumulado até Dezembro - 16.xlsx]JUL'!F16" table:style-name="ce16">
            <text:p>526.553</text:p>
          </table:table-cell>
          <table:table-cell office:value-type="float" office:value="0" table:formula="msoxl:='C:\Arquivos Flavia\Meus documentos\Refeições Servidas\2016\[Refeições Servidas acumulado até Dezembro - 16.xlsx]JUL'!J16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JUL'!N16" table:style-name="ce15">
            <text:p>0</text:p>
          </table:table-cell>
          <table:table-cell office:value-type="float" office:value="806960" table:formula="msoxl:='C:\Arquivos Flavia\Meus documentos\Refeições Servidas\2016\[Refeições Servidas acumulado até Dezembro - 16.xlsx]AGO'!F16" table:style-name="ce16">
            <text:p>806.960</text:p>
          </table:table-cell>
          <table:table-cell office:value-type="float" office:value="0" table:formula="msoxl:='C:\Arquivos Flavia\Meus documentos\Refeições Servidas\2016\[Refeições Servidas acumulado até Dezembro - 16.xlsx]AGO'!J16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AGO'!N16" table:style-name="ce15">
            <text:p>0</text:p>
          </table:table-cell>
          <table:table-cell office:value-type="float" office:value="742080" table:formula="msoxl:='C:\Arquivos Flavia\Meus documentos\Refeições Servidas\2016\[Refeições Servidas acumulado até Dezembro - 16.xlsx]SET'!F16" table:style-name="ce16">
            <text:p>742.080</text:p>
          </table:table-cell>
          <table:table-cell office:value-type="float" office:value="0" table:formula="msoxl:='C:\Arquivos Flavia\Meus documentos\Refeições Servidas\2016\[Refeições Servidas acumulado até Dezembro - 16.xlsx]SET'!J16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SET'!N16" table:style-name="ce15">
            <text:p>0</text:p>
          </table:table-cell>
          <table:table-cell office:value-type="float" office:value="670374" table:formula="msoxl:='C:\Arquivos Flavia\Meus documentos\Refeições Servidas\2016\[Refeições Servidas acumulado até Dezembro - 16.xlsx]OUT'!F16" table:style-name="ce16">
            <text:p>670.374</text:p>
          </table:table-cell>
          <table:table-cell office:value-type="float" office:value="0" table:formula="msoxl:='C:\Arquivos Flavia\Meus documentos\Refeições Servidas\2016\[Refeições Servidas acumulado até Dezembro - 16.xlsx]OUT'!J16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OUT'!N16" table:style-name="ce15">
            <text:p>0</text:p>
          </table:table-cell>
          <table:table-cell office:value-type="float" office:value="708890" table:formula="msoxl:='C:\Arquivos Flavia\Meus documentos\Refeições Servidas\2016\[Refeições Servidas acumulado até Dezembro - 16.xlsx]NOV'!F16" table:style-name="ce16">
            <text:p>708.890</text:p>
          </table:table-cell>
          <table:table-cell office:value-type="float" office:value="0" table:formula="msoxl:='C:\Arquivos Flavia\Meus documentos\Refeições Servidas\2016\[Refeições Servidas acumulado até Dezembro - 16.xlsx]NOV'!J16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NOV'!N16" table:style-name="ce15">
            <text:p>0</text:p>
          </table:table-cell>
          <table:table-cell office:value-type="float" office:value="784119" table:formula="msoxl:='C:\Arquivos Flavia\Meus documentos\Refeições Servidas\2016\[Refeições Servidas acumulado até Dezembro - 16.xlsx]DEZ'!F16" table:style-name="ce16">
            <text:p>784.119</text:p>
          </table:table-cell>
          <table:table-cell office:value-type="float" office:value="0" table:formula="msoxl:='C:\Arquivos Flavia\Meus documentos\Refeições Servidas\2016\[Refeições Servidas acumulado até Dezembro - 16.xlsx]DEZ'!J16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DEZ'!N16" table:style-name="ce14">
            <text:p>0</text:p>
          </table:table-cell>
          <table:table-cell office:value-type="float" office:value="7674545" table:formula="msoxl:=SUM(E17+H17+K17+N17+Q17+T17+W17+Z17+AC17+AF17+AI17)" table:style-name="ce18">
            <text:p>7.674.545</text:p>
          </table:table-cell>
          <table:table-cell office:value-type="float" office:value="0" table:formula="msoxl:=F17+I17+L17+O17+R17+U17+X17+AA17+AD17+AG17+AJ17" table:style-name="ce19">
            <text:p>0</text:p>
          </table:table-cell>
          <table:table-cell office:value-type="float" office:value="0" table:formula="msoxl:=G17+J17+M17+P17+S17+V17+Y17+AB17+AE17+AH17+AK17" table:style-name="ce20">
            <text:p>0</text:p>
          </table:table-cell>
          <table:table-cell table:number-columns-repeated="16344"/>
        </table:table-row>
        <table:table-row table:style-name="ro10">
          <table:table-cell office:value-type="string" table:style-name="ce39">
            <text:p>PROJETO CECI</text:p>
          </table:table-cell>
          <table:table-cell office:value-type="float" office:value="29114" table:formula="msoxl:='C:\Arquivos Flavia\Meus documentos\Refeições Servidas\2016\[Refeições Servidas acumulado até Dezembro - 16.xlsx]JAN'!F17" table:style-name="ce21">
            <text:p>29.114</text:p>
          </table:table-cell>
          <table:table-cell office:value-type="float" office:value="0" table:formula="msoxl:='C:\Arquivos Flavia\Meus documentos\Refeições Servidas\2016\[Refeições Servidas acumulado até Dezembro - 16.xlsx]JAN'!J17" table:style-name="ce22">
            <text:p>0</text:p>
          </table:table-cell>
          <table:table-cell office:value-type="float" office:value="0" table:formula="msoxl:='C:\Arquivos Flavia\Meus documentos\Refeições Servidas\2016\[Refeições Servidas acumulado até Dezembro - 16.xlsx]JAN'!N17" table:style-name="ce23">
            <text:p>0</text:p>
          </table:table-cell>
          <table:table-cell office:value-type="float" office:value="27764" table:formula="msoxl:='C:\Arquivos Flavia\Meus documentos\Refeições Servidas\2016\[Refeições Servidas acumulado até Dezembro - 16.xlsx]FEV'!F17" table:style-name="ce13">
            <text:p>27.764</text:p>
          </table:table-cell>
          <table:table-cell office:value-type="float" office:value="0" table:formula="msoxl:='C:\Arquivos Flavia\Meus documentos\Refeições Servidas\2016\[Refeições Servidas acumulado até Dezembro - 16.xlsx]FEV'!J17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FEV'!N17" table:style-name="ce15">
            <text:p>0</text:p>
          </table:table-cell>
          <table:table-cell office:value-type="float" office:value="31917" table:formula="msoxl:='C:\Arquivos Flavia\Meus documentos\Refeições Servidas\2016\[Refeições Servidas acumulado até Dezembro - 16.xlsx]MAR'!F17" table:style-name="ce16">
            <text:p>31.917</text:p>
          </table:table-cell>
          <table:table-cell office:value-type="float" office:value="0" table:formula="msoxl:='C:\Arquivos Flavia\Meus documentos\Refeições Servidas\2016\[Refeições Servidas acumulado até Dezembro - 16.xlsx]MAR'!J17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MAR'!N17" table:style-name="ce15">
            <text:p>0</text:p>
          </table:table-cell>
          <table:table-cell office:value-type="float" office:value="28405" table:formula="msoxl:='C:\Arquivos Flavia\Meus documentos\Refeições Servidas\2016\[Refeições Servidas acumulado até Dezembro - 16.xlsx]ABR'!F17" table:style-name="ce16">
            <text:p>28.405</text:p>
          </table:table-cell>
          <table:table-cell office:value-type="float" office:value="0" table:formula="msoxl:='C:\Arquivos Flavia\Meus documentos\Refeições Servidas\2016\[Refeições Servidas acumulado até Dezembro - 16.xlsx]ABR'!J17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ABR'!N17" table:style-name="ce15">
            <text:p>0</text:p>
          </table:table-cell>
          <table:table-cell office:value-type="float" office:value="32601" table:formula="msoxl:='C:\Arquivos Flavia\Meus documentos\Refeições Servidas\2016\[Refeições Servidas acumulado até Dezembro - 16.xlsx]MAI'!F17" table:style-name="ce16">
            <text:p>32.601</text:p>
          </table:table-cell>
          <table:table-cell office:value-type="float" office:value="0" table:formula="msoxl:='C:\Arquivos Flavia\Meus documentos\Refeições Servidas\2016\[Refeições Servidas acumulado até Dezembro - 16.xlsx]MAI'!J17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MAI'!N17" table:style-name="ce15">
            <text:p>0</text:p>
          </table:table-cell>
          <table:table-cell office:value-type="float" office:value="35508" table:formula="msoxl:='C:\Arquivos Flavia\Meus documentos\Refeições Servidas\2016\[Refeições Servidas acumulado até Dezembro - 16.xlsx]JUN'!F17" table:style-name="ce16">
            <text:p>35.508</text:p>
          </table:table-cell>
          <table:table-cell office:value-type="float" office:value="0" table:formula="msoxl:='C:\Arquivos Flavia\Meus documentos\Refeições Servidas\2016\[Refeições Servidas acumulado até Dezembro - 16.xlsx]JUN'!J17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JUN'!N17" table:style-name="ce15">
            <text:p>0</text:p>
          </table:table-cell>
          <table:table-cell office:value-type="float" office:value="34086" table:formula="msoxl:='C:\Arquivos Flavia\Meus documentos\Refeições Servidas\2016\[Refeições Servidas acumulado até Dezembro - 16.xlsx]JUL'!F17" table:style-name="ce16">
            <text:p>34.086</text:p>
          </table:table-cell>
          <table:table-cell office:value-type="float" office:value="0" table:formula="msoxl:='C:\Arquivos Flavia\Meus documentos\Refeições Servidas\2016\[Refeições Servidas acumulado até Dezembro - 16.xlsx]JUL'!J17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JUL'!N17" table:style-name="ce15">
            <text:p>0</text:p>
          </table:table-cell>
          <table:table-cell office:value-type="float" office:value="36241" table:formula="msoxl:='C:\Arquivos Flavia\Meus documentos\Refeições Servidas\2016\[Refeições Servidas acumulado até Dezembro - 16.xlsx]AGO'!F17" table:style-name="ce16">
            <text:p>36.241</text:p>
          </table:table-cell>
          <table:table-cell office:value-type="float" office:value="0" table:formula="msoxl:='C:\Arquivos Flavia\Meus documentos\Refeições Servidas\2016\[Refeições Servidas acumulado até Dezembro - 16.xlsx]AGO'!J17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AGO'!N17" table:style-name="ce15">
            <text:p>0</text:p>
          </table:table-cell>
          <table:table-cell office:value-type="float" office:value="33663" table:formula="msoxl:='C:\Arquivos Flavia\Meus documentos\Refeições Servidas\2016\[Refeições Servidas acumulado até Dezembro - 16.xlsx]SET'!F17" table:style-name="ce16">
            <text:p>33.663</text:p>
          </table:table-cell>
          <table:table-cell office:value-type="float" office:value="0" table:formula="msoxl:='C:\Arquivos Flavia\Meus documentos\Refeições Servidas\2016\[Refeições Servidas acumulado até Dezembro - 16.xlsx]SET'!J17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SET'!N17" table:style-name="ce15">
            <text:p>0</text:p>
          </table:table-cell>
          <table:table-cell office:value-type="float" office:value="32191" table:formula="msoxl:='C:\Arquivos Flavia\Meus documentos\Refeições Servidas\2016\[Refeições Servidas acumulado até Dezembro - 16.xlsx]OUT'!F17" table:style-name="ce16">
            <text:p>32.191</text:p>
          </table:table-cell>
          <table:table-cell office:value-type="float" office:value="0" table:formula="msoxl:='C:\Arquivos Flavia\Meus documentos\Refeições Servidas\2016\[Refeições Servidas acumulado até Dezembro - 16.xlsx]OUT'!J17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OUT'!N17" table:style-name="ce15">
            <text:p>0</text:p>
          </table:table-cell>
          <table:table-cell office:value-type="float" office:value="34380" table:formula="msoxl:='C:\Arquivos Flavia\Meus documentos\Refeições Servidas\2016\[Refeições Servidas acumulado até Dezembro - 16.xlsx]NOV'!F17" table:style-name="ce16">
            <text:p>34.380</text:p>
          </table:table-cell>
          <table:table-cell office:value-type="float" office:value="0" table:formula="msoxl:='C:\Arquivos Flavia\Meus documentos\Refeições Servidas\2016\[Refeições Servidas acumulado até Dezembro - 16.xlsx]NOV'!J17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NOV'!N17" table:style-name="ce15">
            <text:p>0</text:p>
          </table:table-cell>
          <table:table-cell office:value-type="float" office:value="26560" table:formula="msoxl:='C:\Arquivos Flavia\Meus documentos\Refeições Servidas\2016\[Refeições Servidas acumulado até Dezembro - 16.xlsx]DEZ'!F17" table:style-name="ce16">
            <text:p>26.560</text:p>
          </table:table-cell>
          <table:table-cell office:value-type="float" office:value="0" table:formula="msoxl:='C:\Arquivos Flavia\Meus documentos\Refeições Servidas\2016\[Refeições Servidas acumulado até Dezembro - 16.xlsx]DEZ'!J17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DEZ'!N17" table:style-name="ce14">
            <text:p>0</text:p>
          </table:table-cell>
          <table:table-cell office:value-type="float" office:value="353316" table:formula="msoxl:=SUM(E18+H18+K18+N18+Q18+T18+W18+Z18+AC18+AF18+AI18)" table:style-name="ce18">
            <text:p>353.316</text:p>
          </table:table-cell>
          <table:table-cell office:value-type="float" office:value="0" table:formula="msoxl:=F18+I18+L18+O18+R18+U18+X18+AA18+AD18+AG18+AJ18" table:style-name="ce19">
            <text:p>0</text:p>
          </table:table-cell>
          <table:table-cell office:value-type="float" office:value="0" table:formula="msoxl:=G18+J18+M18+P18+S18+V18+Y18+AB18+AE18+AH18+AK18" table:style-name="ce20">
            <text:p>0</text:p>
          </table:table-cell>
          <table:table-cell table:number-columns-repeated="16344"/>
        </table:table-row>
        <table:table-row table:style-name="ro15">
          <table:table-cell office:value-type="string" table:style-name="ce39">
            <text:p>CCI (*)</text:p>
          </table:table-cell>
          <table:table-cell office:value-type="float" office:value="5170" table:formula="msoxl:='C:\Arquivos Flavia\Meus documentos\Refeições Servidas\2016\[Refeições Servidas acumulado até Dezembro - 16.xlsx]JAN'!F18" table:style-name="ce21">
            <text:p>5.170</text:p>
          </table:table-cell>
          <table:table-cell office:value-type="float" office:value="0" table:formula="msoxl:='C:\Arquivos Flavia\Meus documentos\Refeições Servidas\2016\[Refeições Servidas acumulado até Dezembro - 16.xlsx]JAN'!J18" table:style-name="ce22">
            <text:p>0</text:p>
          </table:table-cell>
          <table:table-cell office:value-type="float" office:value="0" table:formula="msoxl:='C:\Arquivos Flavia\Meus documentos\Refeições Servidas\2016\[Refeições Servidas acumulado até Dezembro - 16.xlsx]JAN'!N18" table:style-name="ce23">
            <text:p>0</text:p>
          </table:table-cell>
          <table:table-cell office:value-type="float" office:value="7290" table:formula="msoxl:='C:\Arquivos Flavia\Meus documentos\Refeições Servidas\2016\[Refeições Servidas acumulado até Dezembro - 16.xlsx]FEV'!F18" table:style-name="ce13">
            <text:p>7.290</text:p>
          </table:table-cell>
          <table:table-cell office:value-type="float" office:value="0" table:formula="msoxl:='C:\Arquivos Flavia\Meus documentos\Refeições Servidas\2016\[Refeições Servidas acumulado até Dezembro - 16.xlsx]FEV'!J18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FEV'!N18" table:style-name="ce15">
            <text:p>0</text:p>
          </table:table-cell>
          <table:table-cell office:value-type="float" office:value="8425" table:formula="msoxl:='C:\Arquivos Flavia\Meus documentos\Refeições Servidas\2016\[Refeições Servidas acumulado até Dezembro - 16.xlsx]MAR'!F18" table:style-name="ce16">
            <text:p>8.425</text:p>
          </table:table-cell>
          <table:table-cell office:value-type="float" office:value="0" table:formula="msoxl:='C:\Arquivos Flavia\Meus documentos\Refeições Servidas\2016\[Refeições Servidas acumulado até Dezembro - 16.xlsx]MAR'!J18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MAR'!N18" table:style-name="ce15">
            <text:p>0</text:p>
          </table:table-cell>
          <table:table-cell office:value-type="float" office:value="7610" table:formula="msoxl:='C:\Arquivos Flavia\Meus documentos\Refeições Servidas\2016\[Refeições Servidas acumulado até Dezembro - 16.xlsx]ABR'!F18" table:style-name="ce16">
            <text:p>7.610</text:p>
          </table:table-cell>
          <table:table-cell office:value-type="float" office:value="0" table:formula="msoxl:='C:\Arquivos Flavia\Meus documentos\Refeições Servidas\2016\[Refeições Servidas acumulado até Dezembro - 16.xlsx]ABR'!J18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ABR'!N18" table:style-name="ce15">
            <text:p>0</text:p>
          </table:table-cell>
          <table:table-cell office:value-type="float" office:value="8880" table:formula="msoxl:='C:\Arquivos Flavia\Meus documentos\Refeições Servidas\2016\[Refeições Servidas acumulado até Dezembro - 16.xlsx]MAI'!F18" table:style-name="ce16">
            <text:p>8.880</text:p>
          </table:table-cell>
          <table:table-cell office:value-type="float" office:value="0" table:formula="msoxl:='C:\Arquivos Flavia\Meus documentos\Refeições Servidas\2016\[Refeições Servidas acumulado até Dezembro - 16.xlsx]MAI'!J18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MAI'!N18" table:style-name="ce15">
            <text:p>0</text:p>
          </table:table-cell>
          <table:table-cell office:value-type="float" office:value="9090" table:formula="msoxl:='C:\Arquivos Flavia\Meus documentos\Refeições Servidas\2016\[Refeições Servidas acumulado até Dezembro - 16.xlsx]JUN'!F18" table:style-name="ce16">
            <text:p>9.090</text:p>
          </table:table-cell>
          <table:table-cell office:value-type="float" office:value="0" table:formula="msoxl:='C:\Arquivos Flavia\Meus documentos\Refeições Servidas\2016\[Refeições Servidas acumulado até Dezembro - 16.xlsx]JUN'!J18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JUN'!N18" table:style-name="ce15">
            <text:p>0</text:p>
          </table:table-cell>
          <table:table-cell office:value-type="float" office:value="6185" table:formula="msoxl:='C:\Arquivos Flavia\Meus documentos\Refeições Servidas\2016\[Refeições Servidas acumulado até Dezembro - 16.xlsx]JUL'!F18" table:style-name="ce16">
            <text:p>6.185</text:p>
          </table:table-cell>
          <table:table-cell office:value-type="float" office:value="0" table:formula="msoxl:='C:\Arquivos Flavia\Meus documentos\Refeições Servidas\2016\[Refeições Servidas acumulado até Dezembro - 16.xlsx]JUL'!J18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JUL'!N18" table:style-name="ce15">
            <text:p>0</text:p>
          </table:table-cell>
          <table:table-cell office:value-type="float" office:value="4915" table:formula="msoxl:='C:\Arquivos Flavia\Meus documentos\Refeições Servidas\2016\[Refeições Servidas acumulado até Dezembro - 16.xlsx]AGO'!F18" table:style-name="ce16">
            <text:p>4.915</text:p>
          </table:table-cell>
          <table:table-cell office:value-type="float" office:value="0" table:formula="msoxl:='C:\Arquivos Flavia\Meus documentos\Refeições Servidas\2016\[Refeições Servidas acumulado até Dezembro - 16.xlsx]AGO'!J18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AGO'!N18" table:style-name="ce15">
            <text:p>0</text:p>
          </table:table-cell>
          <table:table-cell office:value-type="float" office:value="4460" table:formula="msoxl:='C:\Arquivos Flavia\Meus documentos\Refeições Servidas\2016\[Refeições Servidas acumulado até Dezembro - 16.xlsx]SET'!F18" table:style-name="ce16">
            <text:p>4.460</text:p>
          </table:table-cell>
          <table:table-cell office:value-type="float" office:value="0" table:formula="msoxl:='C:\Arquivos Flavia\Meus documentos\Refeições Servidas\2016\[Refeições Servidas acumulado até Dezembro - 16.xlsx]SET'!J18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SET'!N18" table:style-name="ce15">
            <text:p>0</text:p>
          </table:table-cell>
          <table:table-cell office:value-type="float" office:value="4445" table:formula="msoxl:='C:\Arquivos Flavia\Meus documentos\Refeições Servidas\2016\[Refeições Servidas acumulado até Dezembro - 16.xlsx]OUT'!F18" table:style-name="ce16">
            <text:p>4.445</text:p>
          </table:table-cell>
          <table:table-cell office:value-type="float" office:value="0" table:formula="msoxl:='C:\Arquivos Flavia\Meus documentos\Refeições Servidas\2016\[Refeições Servidas acumulado até Dezembro - 16.xlsx]OUT'!J18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OUT'!N18" table:style-name="ce15">
            <text:p>0</text:p>
          </table:table-cell>
          <table:table-cell office:value-type="float" office:value="4625" table:formula="msoxl:='C:\Arquivos Flavia\Meus documentos\Refeições Servidas\2016\[Refeições Servidas acumulado até Dezembro - 16.xlsx]NOV'!F18" table:style-name="ce16">
            <text:p>4.625</text:p>
          </table:table-cell>
          <table:table-cell office:value-type="float" office:value="0" table:formula="msoxl:='C:\Arquivos Flavia\Meus documentos\Refeições Servidas\2016\[Refeições Servidas acumulado até Dezembro - 16.xlsx]NOV'!J18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NOV'!N18" table:style-name="ce15">
            <text:p>0</text:p>
          </table:table-cell>
          <table:table-cell office:value-type="float" office:value="3880" table:formula="msoxl:='C:\Arquivos Flavia\Meus documentos\Refeições Servidas\2016\[Refeições Servidas acumulado até Dezembro - 16.xlsx]DEZ'!F18" table:style-name="ce16">
            <text:p>3.880</text:p>
          </table:table-cell>
          <table:table-cell office:value-type="float" office:value="0" table:formula="msoxl:='C:\Arquivos Flavia\Meus documentos\Refeições Servidas\2016\[Refeições Servidas acumulado até Dezembro - 16.xlsx]DEZ'!J18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DEZ'!N18" table:style-name="ce14">
            <text:p>0</text:p>
          </table:table-cell>
          <table:table-cell office:value-type="float" office:value="69805" table:formula="msoxl:=SUM(E19+H19+K19+N19+Q19+T19+W19+Z19+AC19+AF19+AI19)" table:style-name="ce18">
            <text:p>69.805</text:p>
          </table:table-cell>
          <table:table-cell office:value-type="float" office:value="0" table:formula="msoxl:=F19+I19+L19+O19+R19+U19+X19+AA19+AD19+AG19+AJ19" table:style-name="ce19">
            <text:p>0</text:p>
          </table:table-cell>
          <table:table-cell office:value-type="float" office:value="0" table:formula="msoxl:=G19+J19+M19+P19+S19+V19+Y19+AB19+AE19+AH19+AK19" table:style-name="ce20">
            <text:p>0</text:p>
          </table:table-cell>
          <table:table-cell table:number-columns-repeated="16344"/>
        </table:table-row>
        <table:table-row table:style-name="ro9">
          <table:table-cell office:value-type="string" table:style-name="ce39">
            <text:p>CMCT</text:p>
          </table:table-cell>
          <table:table-cell office:value-type="float" office:value="0" table:formula="msoxl:='C:\Arquivos Flavia\Meus documentos\Refeições Servidas\2016\[Refeições Servidas acumulado até Dezembro - 16.xlsx]JAN'!F19" table:style-name="ce21">
            <text:p>0</text:p>
          </table:table-cell>
          <table:table-cell office:value-type="float" office:value="0" table:formula="msoxl:='C:\Arquivos Flavia\Meus documentos\Refeições Servidas\2016\[Refeições Servidas acumulado até Dezembro - 16.xlsx]JAN'!J19" table:style-name="ce22">
            <text:p>0</text:p>
          </table:table-cell>
          <table:table-cell office:value-type="float" office:value="0" table:formula="msoxl:='C:\Arquivos Flavia\Meus documentos\Refeições Servidas\2016\[Refeições Servidas acumulado até Dezembro - 16.xlsx]JAN'!N19" table:style-name="ce23">
            <text:p>0</text:p>
          </table:table-cell>
          <table:table-cell office:value-type="float" office:value="12324" table:formula="msoxl:='C:\Arquivos Flavia\Meus documentos\Refeições Servidas\2016\[Refeições Servidas acumulado até Dezembro - 16.xlsx]FEV'!F19" table:style-name="ce13">
            <text:p>12.324</text:p>
          </table:table-cell>
          <table:table-cell office:value-type="float" office:value="0" table:formula="msoxl:='C:\Arquivos Flavia\Meus documentos\Refeições Servidas\2016\[Refeições Servidas acumulado até Dezembro - 16.xlsx]FEV'!J19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FEV'!N19" table:style-name="ce15">
            <text:p>0</text:p>
          </table:table-cell>
          <table:table-cell office:value-type="float" office:value="20856" table:formula="msoxl:='C:\Arquivos Flavia\Meus documentos\Refeições Servidas\2016\[Refeições Servidas acumulado até Dezembro - 16.xlsx]MAR'!F19" table:style-name="ce16">
            <text:p>20.856</text:p>
          </table:table-cell>
          <table:table-cell office:value-type="float" office:value="0" table:formula="msoxl:='C:\Arquivos Flavia\Meus documentos\Refeições Servidas\2016\[Refeições Servidas acumulado até Dezembro - 16.xlsx]MAR'!J19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MAR'!N19" table:style-name="ce15">
            <text:p>0</text:p>
          </table:table-cell>
          <table:table-cell office:value-type="float" office:value="18860" table:formula="msoxl:='C:\Arquivos Flavia\Meus documentos\Refeições Servidas\2016\[Refeições Servidas acumulado até Dezembro - 16.xlsx]ABR'!F19" table:style-name="ce16">
            <text:p>18.860</text:p>
          </table:table-cell>
          <table:table-cell office:value-type="float" office:value="0" table:formula="msoxl:='C:\Arquivos Flavia\Meus documentos\Refeições Servidas\2016\[Refeições Servidas acumulado até Dezembro - 16.xlsx]ABR'!J19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ABR'!N19" table:style-name="ce15">
            <text:p>0</text:p>
          </table:table-cell>
          <table:table-cell office:value-type="float" office:value="18540" table:formula="msoxl:='C:\Arquivos Flavia\Meus documentos\Refeições Servidas\2016\[Refeições Servidas acumulado até Dezembro - 16.xlsx]MAI'!F19" table:style-name="ce16">
            <text:p>18.540</text:p>
          </table:table-cell>
          <table:table-cell office:value-type="float" office:value="0" table:formula="msoxl:='C:\Arquivos Flavia\Meus documentos\Refeições Servidas\2016\[Refeições Servidas acumulado até Dezembro - 16.xlsx]MAI'!J19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MAI'!N19" table:style-name="ce15">
            <text:p>0</text:p>
          </table:table-cell>
          <table:table-cell office:value-type="float" office:value="21516" table:formula="msoxl:='C:\Arquivos Flavia\Meus documentos\Refeições Servidas\2016\[Refeições Servidas acumulado até Dezembro - 16.xlsx]JUN'!F19" table:style-name="ce16">
            <text:p>21.516</text:p>
          </table:table-cell>
          <table:table-cell office:value-type="float" office:value="0" table:formula="msoxl:='C:\Arquivos Flavia\Meus documentos\Refeições Servidas\2016\[Refeições Servidas acumulado até Dezembro - 16.xlsx]JUN'!J19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JUN'!N19" table:style-name="ce15">
            <text:p>0</text:p>
          </table:table-cell>
          <table:table-cell office:value-type="float" office:value="9560" table:formula="msoxl:='C:\Arquivos Flavia\Meus documentos\Refeições Servidas\2016\[Refeições Servidas acumulado até Dezembro - 16.xlsx]JUL'!F19" table:style-name="ce16">
            <text:p>9.560</text:p>
          </table:table-cell>
          <table:table-cell office:value-type="float" office:value="0" table:formula="msoxl:='C:\Arquivos Flavia\Meus documentos\Refeições Servidas\2016\[Refeições Servidas acumulado até Dezembro - 16.xlsx]JUL'!J19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JUL'!N19" table:style-name="ce15">
            <text:p>0</text:p>
          </table:table-cell>
          <table:table-cell office:value-type="float" office:value="22195" table:formula="msoxl:='C:\Arquivos Flavia\Meus documentos\Refeições Servidas\2016\[Refeições Servidas acumulado até Dezembro - 16.xlsx]AGO'!F19" table:style-name="ce16">
            <text:p>22.195</text:p>
          </table:table-cell>
          <table:table-cell office:value-type="float" office:value="0" table:formula="msoxl:='C:\Arquivos Flavia\Meus documentos\Refeições Servidas\2016\[Refeições Servidas acumulado até Dezembro - 16.xlsx]AGO'!J19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AGO'!N19" table:style-name="ce15">
            <text:p>0</text:p>
          </table:table-cell>
          <table:table-cell office:value-type="float" office:value="17423" table:formula="msoxl:='C:\Arquivos Flavia\Meus documentos\Refeições Servidas\2016\[Refeições Servidas acumulado até Dezembro - 16.xlsx]SET'!F19" table:style-name="ce16">
            <text:p>17.423</text:p>
          </table:table-cell>
          <table:table-cell office:value-type="float" office:value="0" table:formula="msoxl:='C:\Arquivos Flavia\Meus documentos\Refeições Servidas\2016\[Refeições Servidas acumulado até Dezembro - 16.xlsx]SET'!J19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SET'!N19" table:style-name="ce15">
            <text:p>0</text:p>
          </table:table-cell>
          <table:table-cell office:value-type="float" office:value="17537" table:formula="msoxl:='C:\Arquivos Flavia\Meus documentos\Refeições Servidas\2016\[Refeições Servidas acumulado até Dezembro - 16.xlsx]OUT'!F19" table:style-name="ce16">
            <text:p>17.537</text:p>
          </table:table-cell>
          <table:table-cell office:value-type="float" office:value="0" table:formula="msoxl:='C:\Arquivos Flavia\Meus documentos\Refeições Servidas\2016\[Refeições Servidas acumulado até Dezembro - 16.xlsx]OUT'!J19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OUT'!N19" table:style-name="ce15">
            <text:p>0</text:p>
          </table:table-cell>
          <table:table-cell office:value-type="float" office:value="17480" table:formula="msoxl:='C:\Arquivos Flavia\Meus documentos\Refeições Servidas\2016\[Refeições Servidas acumulado até Dezembro - 16.xlsx]NOV'!F19" table:style-name="ce16">
            <text:p>17.480</text:p>
          </table:table-cell>
          <table:table-cell office:value-type="float" office:value="0" table:formula="msoxl:='C:\Arquivos Flavia\Meus documentos\Refeições Servidas\2016\[Refeições Servidas acumulado até Dezembro - 16.xlsx]NOV'!J19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NOV'!N19" table:style-name="ce15">
            <text:p>0</text:p>
          </table:table-cell>
          <table:table-cell office:value-type="float" office:value="7256" table:formula="msoxl:='C:\Arquivos Flavia\Meus documentos\Refeições Servidas\2016\[Refeições Servidas acumulado até Dezembro - 16.xlsx]DEZ'!F19" table:style-name="ce16">
            <text:p>7.256</text:p>
          </table:table-cell>
          <table:table-cell office:value-type="float" office:value="0" table:formula="msoxl:='C:\Arquivos Flavia\Meus documentos\Refeições Servidas\2016\[Refeições Servidas acumulado até Dezembro - 16.xlsx]DEZ'!J19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DEZ'!N19" table:style-name="ce14">
            <text:p>0</text:p>
          </table:table-cell>
          <table:table-cell office:value-type="float" office:value="183547" table:formula="msoxl:=SUM(E20+H20+K20+N20+Q20+T20+W20+Z20+AC20+AF20+AI20)" table:style-name="ce18">
            <text:p>183.547</text:p>
          </table:table-cell>
          <table:table-cell office:value-type="float" office:value="0" table:formula="msoxl:=F20+I20+L20+O20+R20+U20+X20+AA20+AD20+AG20+AJ20" table:style-name="ce19">
            <text:p>0</text:p>
          </table:table-cell>
          <table:table-cell office:value-type="float" office:value="0" table:formula="msoxl:=G20+J20+M20+P20+S20+V20+Y20+AB20+AE20+AH20+AK20" table:style-name="ce20">
            <text:p>0</text:p>
          </table:table-cell>
          <table:table-cell table:number-columns-repeated="16344"/>
        </table:table-row>
        <table:table-row table:style-name="ro16">
          <table:table-cell office:value-type="string" table:style-name="ce40">
            <text:p>RECREIO</text:p>
          </table:table-cell>
          <table:table-cell office:value-type="float" office:value="29010" table:formula="msoxl:='C:\Arquivos Flavia\Meus documentos\Refeições Servidas\2016\[Refeições Servidas acumulado até Dezembro - 16.xlsx]JAN'!F21" table:style-name="ce24">
            <text:p>29.010</text:p>
          </table:table-cell>
          <table:table-cell office:value-type="float" office:value="113115" table:formula="msoxl:='C:\Arquivos Flavia\Meus documentos\Refeições Servidas\2016\[Refeições Servidas acumulado até Dezembro - 16.xlsx]JAN'!J21" table:style-name="ce25">
            <text:p>113.115</text:p>
          </table:table-cell>
          <table:table-cell office:value-type="float" office:value="322321" table:formula="msoxl:='C:\Arquivos Flavia\Meus documentos\Refeições Servidas\2016\[Refeições Servidas acumulado até Dezembro - 16.xlsx]JAN'!N21" table:style-name="ce26">
            <text:p>322.32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MAR'!F20" table:style-name="ce16">
            <text:p>0</text:p>
          </table:table-cell>
          <table:table-cell office:value-type="float" office:value="0" table:formula="msoxl:='C:\Arquivos Flavia\Meus documentos\Refeições Servidas\2016\[Refeições Servidas acumulado até Dezembro - 16.xlsx]MAR'!J20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MAR'!N20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ABR'!F20" table:style-name="ce16">
            <text:p>0</text:p>
          </table:table-cell>
          <table:table-cell office:value-type="float" office:value="0" table:formula="msoxl:='C:\Arquivos Flavia\Meus documentos\Refeições Servidas\2016\[Refeições Servidas acumulado até Dezembro - 16.xlsx]ABR'!J20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ABR'!N20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MAI'!F20" table:style-name="ce16">
            <text:p>0</text:p>
          </table:table-cell>
          <table:table-cell office:value-type="float" office:value="0" table:formula="msoxl:='C:\Arquivos Flavia\Meus documentos\Refeições Servidas\2016\[Refeições Servidas acumulado até Dezembro - 16.xlsx]MAI'!J20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MAI'!N20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JUN'!F21" table:style-name="ce16">
            <text:p>0</text:p>
          </table:table-cell>
          <table:table-cell office:value-type="float" office:value="0" table:formula="msoxl:='C:\Arquivos Flavia\Meus documentos\Refeições Servidas\2016\[Refeições Servidas acumulado até Dezembro - 16.xlsx]JUN'!J21" table:style-name="ce14">
            <text:p>0</text:p>
          </table:table-cell>
          <table:table-cell office:value-type="float" office:value="0" table:formula="msoxl:='C:\Arquivos Flavia\Meus documentos\Refeições Servidas\2016\[Refeições Servidas acumulado até Dezembro - 16.xlsx]JUN'!N21" table:style-name="ce15">
            <text:p>0</text:p>
          </table:table-cell>
          <table:table-cell office:value-type="float" office:value="25650" table:formula="msoxl:='C:\Arquivos Flavia\Meus documentos\Refeições Servidas\2016\[Refeições Servidas acumulado até Dezembro - 16.xlsx]JUL'!F21" table:style-name="ce16">
            <text:p>25.650</text:p>
          </table:table-cell>
          <table:table-cell office:value-type="float" office:value="64330" table:formula="msoxl:='C:\Arquivos Flavia\Meus documentos\Refeições Servidas\2016\[Refeições Servidas acumulado até Dezembro - 16.xlsx]JUL'!J21" table:style-name="ce17">
            <text:p>64.330</text:p>
          </table:table-cell>
          <table:table-cell office:value-type="float" office:value="0" table:formula="msoxl:='C:\Arquivos Flavia\Meus documentos\Refeições Servidas\2016\[Refeições Servidas acumulado até Dezembro - 16.xlsx]JUL'!N21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SET'!F20" table:style-name="ce16">
            <text:p>0</text:p>
          </table:table-cell>
          <table:table-cell office:value-type="float" office:value="0" table:formula="msoxl:='C:\Arquivos Flavia\Meus documentos\Refeições Servidas\2016\[Refeições Servidas acumulado até Dezembro - 16.xlsx]SET'!J20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SET'!N20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OUT'!F20" table:style-name="ce16">
            <text:p>0</text:p>
          </table:table-cell>
          <table:table-cell office:value-type="float" office:value="0" table:formula="msoxl:='C:\Arquivos Flavia\Meus documentos\Refeições Servidas\2016\[Refeições Servidas acumulado até Dezembro - 16.xlsx]OUT'!J20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OUT'!N20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NOV'!F20" table:style-name="ce16">
            <text:p>0</text:p>
          </table:table-cell>
          <table:table-cell office:value-type="float" office:value="0" table:formula="msoxl:='C:\Arquivos Flavia\Meus documentos\Refeições Servidas\2016\[Refeições Servidas acumulado até Dezembro - 16.xlsx]NOV'!J20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NOV'!N20" table:style-name="ce15">
            <text:p>0</text:p>
          </table:table-cell>
          <table:table-cell office:value-type="float" office:value="0" table:formula="msoxl:='C:\Arquivos Flavia\Meus documentos\Refeições Servidas\2016\[Refeições Servidas acumulado até Dezembro - 16.xlsx]DEZ'!F20" table:style-name="ce16">
            <text:p>0</text:p>
          </table:table-cell>
          <table:table-cell office:value-type="float" office:value="0" table:formula="msoxl:='C:\Arquivos Flavia\Meus documentos\Refeições Servidas\2016\[Refeições Servidas acumulado até Dezembro - 16.xlsx]DEZ'!J20" table:style-name="ce17">
            <text:p>0</text:p>
          </table:table-cell>
          <table:table-cell office:value-type="float" office:value="0" table:formula="msoxl:='C:\Arquivos Flavia\Meus documentos\Refeições Servidas\2016\[Refeições Servidas acumulado até Dezembro - 16.xlsx]DEZ'!N20" table:style-name="ce14">
            <text:p>0</text:p>
          </table:table-cell>
          <table:table-cell office:value-type="float" office:value="54660" table:formula="msoxl:=SUM(B21+E21+H21+K21+N21+Q21+T21+W21+Z21+AC21+AF21+AI21)" table:style-name="ce18">
            <text:p>54.660</text:p>
          </table:table-cell>
          <table:table-cell office:value-type="float" office:value="177445" table:formula="msoxl:=C21+F21+I21+L21+O21+R21+U21+X21+AA21+AD21+AG21+AJ21" table:style-name="ce19">
            <text:p>177.445</text:p>
          </table:table-cell>
          <table:table-cell office:value-type="float" office:value="322321" table:formula="msoxl:=D21+G21+J21+M21+P21+S21+V21+Y21+AB21+AE21+AH21+AK21" table:style-name="ce20">
            <text:p>322.321</text:p>
          </table:table-cell>
          <table:table-cell table:number-columns-repeated="16344"/>
        </table:table-row>
        <table:table-row table:style-name="ro17">
          <table:table-cell office:value-type="string" table:style-name="ce41">
            <text:p>TOTAL GERAL</text:p>
          </table:table-cell>
          <table:table-cell office:value-type="float" office:value="72233" table:formula="msoxl:=SUM(B7:B21)" table:style-name="ce27">
            <text:p>72.233</text:p>
          </table:table-cell>
          <table:table-cell office:value-type="float" office:value="113115" table:formula="msoxl:=SUM(C7:C21)" table:style-name="ce28">
            <text:p>113.115</text:p>
          </table:table-cell>
          <table:table-cell office:value-type="float" office:value="382375" table:formula="msoxl:=SUM(D7:D21)" table:style-name="ce29">
            <text:p>382.375</text:p>
          </table:table-cell>
          <table:table-cell office:value-type="float" office:value="15531929" table:formula="msoxl:=SUM(E7:E21)" table:style-name="ce30">
            <text:p>15.531.929</text:p>
          </table:table-cell>
          <table:table-cell office:value-type="float" office:value="5414784" table:formula="msoxl:=SUM(F7:F21)" table:style-name="ce31">
            <text:p>5.414.784</text:p>
          </table:table-cell>
          <table:table-cell office:value-type="float" office:value="8080457" table:formula="msoxl:=SUM(G7:G21)" table:style-name="ce32">
            <text:p>8.080.457</text:p>
          </table:table-cell>
          <table:table-cell office:value-type="float" office:value="24455544" table:formula="msoxl:=SUM(H7:H21)" table:style-name="ce30">
            <text:p>24.455.544</text:p>
          </table:table-cell>
          <table:table-cell office:value-type="float" office:value="9150167" table:formula="msoxl:=SUM(I7:I21)" table:style-name="ce31">
            <text:p>9.150.167</text:p>
          </table:table-cell>
          <table:table-cell office:value-type="float" office:value="15298426" table:formula="msoxl:=SUM(J7:J21)" table:style-name="ce32">
            <text:p>15.298.426</text:p>
          </table:table-cell>
          <table:table-cell office:value-type="float" office:value="21211936" table:formula="msoxl:=SUM(K7:K21)" table:style-name="ce30">
            <text:p>21.211.936</text:p>
          </table:table-cell>
          <table:table-cell office:value-type="float" office:value="8225750" table:formula="msoxl:=SUM(L7:L21)" table:style-name="ce31">
            <text:p>8.225.750</text:p>
          </table:table-cell>
          <table:table-cell office:value-type="float" office:value="13442220" table:formula="msoxl:=SUM(M7:M21)" table:style-name="ce32">
            <text:p>13.442.220</text:p>
          </table:table-cell>
          <table:table-cell office:value-type="float" office:value="19820734" table:formula="msoxl:=SUM(N7:N21)" table:style-name="ce30">
            <text:p>19.820.734</text:p>
          </table:table-cell>
          <table:table-cell office:value-type="float" office:value="8330053" table:formula="msoxl:=SUM(O7:O21)" table:style-name="ce31">
            <text:p>8.330.053</text:p>
          </table:table-cell>
          <table:table-cell office:value-type="float" office:value="14649875" table:formula="msoxl:=SUM(P7:P21)" table:style-name="ce32">
            <text:p>14.649.875</text:p>
          </table:table-cell>
          <table:table-cell office:value-type="float" office:value="21950476" table:formula="msoxl:=SUM(Q7:Q21)" table:style-name="ce30">
            <text:p>21.950.476</text:p>
          </table:table-cell>
          <table:table-cell office:value-type="float" office:value="9086620" table:formula="msoxl:=SUM(R7:R21)" table:style-name="ce31">
            <text:p>9.086.620</text:p>
          </table:table-cell>
          <table:table-cell office:value-type="float" office:value="14674929" table:formula="msoxl:=SUM(S7:S21)" table:style-name="ce32">
            <text:p>14.674.929</text:p>
          </table:table-cell>
          <table:table-cell office:value-type="float" office:value="15535759" table:formula="msoxl:=SUM(T7:T21)" table:style-name="ce30">
            <text:p>15.535.759</text:p>
          </table:table-cell>
          <table:table-cell office:value-type="float" office:value="4534423" table:formula="msoxl:=SUM(U7:U21)" table:style-name="ce31">
            <text:p>4.534.423</text:p>
          </table:table-cell>
          <table:table-cell office:value-type="float" office:value="4273608" table:formula="msoxl:=SUM(V7:V21)" table:style-name="ce32">
            <text:p>4.273.608</text:p>
          </table:table-cell>
          <table:table-cell office:value-type="float" office:value="23609271" table:formula="msoxl:=SUM(W7:W21)" table:style-name="ce30">
            <text:p>23.609.271</text:p>
          </table:table-cell>
          <table:table-cell office:value-type="float" office:value="10110796" table:formula="msoxl:=SUM(X7:X21)" table:style-name="ce31">
            <text:p>10.110.796</text:p>
          </table:table-cell>
          <table:table-cell office:value-type="float" office:value="17775137" table:formula="msoxl:=SUM(Y7:Y21)" table:style-name="ce32">
            <text:p>17.775.137</text:p>
          </table:table-cell>
          <table:table-cell office:value-type="float" office:value="21779205" table:formula="msoxl:=SUM(Z7:Z21)" table:style-name="ce30">
            <text:p>21.779.205</text:p>
          </table:table-cell>
          <table:table-cell office:value-type="float" office:value="8601868" table:formula="msoxl:=SUM(AA7:AA21)" table:style-name="ce31">
            <text:p>8.601.868</text:p>
          </table:table-cell>
          <table:table-cell office:value-type="float" office:value="11712670" table:formula="msoxl:=SUM(AB7:AB21)" table:style-name="ce32">
            <text:p>11.712.670</text:p>
          </table:table-cell>
          <table:table-cell office:value-type="float" office:value="19754072" table:formula="msoxl:=SUM(AC7:AC21)" table:style-name="ce30">
            <text:p>19.754.072</text:p>
          </table:table-cell>
          <table:table-cell office:value-type="float" office:value="7913988" table:formula="msoxl:=SUM(AD7:AD21)" table:style-name="ce31">
            <text:p>7.913.988</text:p>
          </table:table-cell>
          <table:table-cell office:value-type="float" office:value="10593428" table:formula="msoxl:=SUM(AE7:AE21)" table:style-name="ce32">
            <text:p>10.593.428</text:p>
          </table:table-cell>
          <table:table-cell office:value-type="float" office:value="21026474" table:formula="msoxl:=SUM(AF7:AF21)" table:style-name="ce30">
            <text:p>21.026.474</text:p>
          </table:table-cell>
          <table:table-cell office:value-type="float" office:value="8304367" table:formula="msoxl:=SUM(AG7:AG21)" table:style-name="ce31">
            <text:p>8.304.367</text:p>
          </table:table-cell>
          <table:table-cell office:value-type="float" office:value="11142166" table:formula="msoxl:=SUM(AH7:AH21)" table:style-name="ce32">
            <text:p>11.142.166</text:p>
          </table:table-cell>
          <table:table-cell office:value-type="float" office:value="23046112" table:formula="msoxl:=SUM(AI7:AI21)" table:style-name="ce30">
            <text:p>23.046.112</text:p>
          </table:table-cell>
          <table:table-cell office:value-type="float" office:value="4455499" table:formula="msoxl:=SUM(AJ7:AJ21)" table:style-name="ce31">
            <text:p>4.455.499</text:p>
          </table:table-cell>
          <table:table-cell office:value-type="float" office:value="4323800" table:formula="msoxl:=SUM(AK7:AK21)" table:style-name="ce33">
            <text:p>4.323.800</text:p>
          </table:table-cell>
          <table:table-cell office:value-type="float" office:value="227750522" table:formula="msoxl:=SUM(AL7:AL21)" table:style-name="ce34">
            <text:p>227.750.522</text:p>
          </table:table-cell>
          <table:table-cell office:value-type="float" office:value="84241430" table:formula="msoxl:=SUM(AM7:AM21)" table:style-name="ce35">
            <text:p>84.241.430</text:p>
          </table:table-cell>
          <table:table-cell office:value-type="float" office:value="126289037" table:formula="msoxl:=SUM(AN7:AN21)" table:style-name="ce36">
            <text:p>126.289.037</text:p>
          </table:table-cell>
          <table:table-cell table:number-columns-repeated="16344"/>
        </table:table-row>
        <table:table-row table:number-rows-repeated="1048554" table:style-name="ro1">
          <table:table-cell table:number-columns-repeated="16384"/>
        </table:table-row>
      </table:table>
      <table:table table:name="'file:///C:/Arquivos%20Flavia/Meus%20documentos/Refeições%20Servidas/2016/Refeições%20Servidas%20acumulado%20até%20Dezembro%20-%2016.xlsx'#JAN" table:style-name="ta2">
        <table:table-source xlink:href="file:///C:/Arquivos%20Flavia/Meus%20documentos/Refeições%20Servidas/2016/Refeições%20Servidas%20acumulado%20até%20Dezembro%20-%2016.xlsx" table:table-name="JAN" table:mode="copy-results-only"/>
        <table:table-column/>
        <table:table-row table:number-rows-repeated="5">
          <table:table-cell table:number-columns-repeated="16384"/>
        </table:table-row>
        <table:table-row>
          <table:table-cell table:number-columns-repeated="5"/>
          <table:table-cell office:value-type="float" office:value="0"/>
          <table:table-cell table:number-columns-repeated="16378"/>
        </table:table-row>
        <table:table-row>
          <table:table-cell table:number-columns-repeated="5"/>
          <table:table-cell office:value-type="float" office:value="0"/>
          <table:table-cell table:number-columns-repeated="16378"/>
        </table:table-row>
        <table:table-row>
          <table:table-cell table:number-columns-repeated="5"/>
          <table:table-cell office:value-type="float" office:value="0"/>
          <table:table-cell table:number-columns-repeated="16378"/>
        </table:table-row>
        <table:table-row>
          <table:table-cell table:number-columns-repeated="5"/>
          <table:table-cell office:value-type="float" office:value="0"/>
          <table:table-cell table:number-columns-repeated="16378"/>
        </table:table-row>
        <table:table-row>
          <table:table-cell table:number-columns-repeated="5"/>
          <table:table-cell office:value-type="float" office:value="0"/>
          <table:table-cell table:number-columns-repeated="16378"/>
        </table:table-row>
        <table:table-row>
          <table:table-cell table:number-columns-repeated="5"/>
          <table:table-cell office:value-type="float" office:value="8939"/>
          <table:table-cell table:number-columns-repeated="16378"/>
        </table:table-row>
        <table:table-row>
          <table:table-cell table:number-columns-repeated="5"/>
          <table:table-cell office:value-type="float" office:value="0"/>
          <table:table-cell table:number-columns-repeated="16378"/>
        </table:table-row>
        <table:table-row>
          <table:table-cell table:number-columns-repeated="5"/>
          <table:table-cell office:value-type="float" office:value="0"/>
          <table:table-cell table:number-columns-repeated="7"/>
          <table:table-cell office:value-type="float" office:value="60054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16378"/>
        </table:table-row>
        <table:table-row>
          <table:table-cell table:number-columns-repeated="5"/>
          <table:table-cell office:value-type="float" office:value="0"/>
          <table:table-cell table:number-columns-repeated="16378"/>
        </table:table-row>
        <table:table-row>
          <table:table-cell table:number-columns-repeated="5"/>
          <table:table-cell office:value-type="float" office:value="0"/>
          <table:table-cell table:number-columns-repeated="16378"/>
        </table:table-row>
        <table:table-row>
          <table:table-cell table:number-columns-repeated="5"/>
          <table:table-cell office:value-type="float" office:value="29114"/>
          <table:table-cell table:number-columns-repeated="16378"/>
        </table:table-row>
        <table:table-row>
          <table:table-cell table:number-columns-repeated="5"/>
          <table:table-cell office:value-type="float" office:value="5170"/>
          <table:table-cell table:number-columns-repeated="16378"/>
        </table:table-row>
        <table:table-row>
          <table:table-cell table:number-columns-repeated="5"/>
          <table:table-cell office:value-type="float" office:value="0"/>
          <table:table-cell table:number-columns-repeated="16378"/>
        </table:table-row>
        <table:table-row>
          <table:table-cell table:number-columns-repeated="16384"/>
        </table:table-row>
        <table:table-row>
          <table:table-cell table:number-columns-repeated="5"/>
          <table:table-cell office:value-type="float" office:value="29010"/>
          <table:table-cell table:number-columns-repeated="3"/>
          <table:table-cell office:value-type="float" office:value="113115"/>
          <table:table-cell table:number-columns-repeated="3"/>
          <table:table-cell office:value-type="float" office:value="322321"/>
          <table:table-cell table:number-columns-repeated="16370"/>
        </table:table-row>
        <table:table-row table:number-rows-repeated="1048555">
          <table:table-cell table:number-columns-repeated="16370"/>
        </table:table-row>
      </table:table>
      <table:table table:name="'file:///C:/Arquivos%20Flavia/Meus%20documentos/Refeições%20Servidas/2016/Refeições%20Servidas%20acumulado%20até%20Dezembro%20-%2016.xlsx'#FEV" table:style-name="ta2">
        <table:table-source xlink:href="file:///C:/Arquivos%20Flavia/Meus%20documentos/Refeições%20Servidas/2016/Refeições%20Servidas%20acumulado%20até%20Dezembro%20-%2016.xlsx" table:table-name="FEV" table:mode="copy-results-only"/>
        <table:table-column/>
        <table:table-row table:number-rows-repeated="5">
          <table:table-cell table:number-columns-repeated="16384"/>
        </table:table-row>
        <table:table-row>
          <table:table-cell table:number-columns-repeated="5"/>
          <table:table-cell office:value-type="float" office:value="323362"/>
          <table:table-cell table:number-columns-repeated="3"/>
          <table:table-cell office:value-type="float" office:value="1466686"/>
          <table:table-cell table:number-columns-repeated="3"/>
          <table:table-cell office:value-type="float" office:value="2211212"/>
          <table:table-cell table:number-columns-repeated="16370"/>
        </table:table-row>
        <table:table-row>
          <table:table-cell table:number-columns-repeated="5"/>
          <table:table-cell office:value-type="float" office:value="50544"/>
          <table:table-cell table:number-columns-repeated="3"/>
          <table:table-cell office:value-type="float" office:value="2691156"/>
          <table:table-cell table:number-columns-repeated="3"/>
          <table:table-cell office:value-type="float" office:value="4371342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89733"/>
          <table:table-cell table:number-columns-repeated="3"/>
          <table:table-cell office:value-type="float" office:value="1378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9555"/>
          <table:table-cell table:number-columns-repeated="3"/>
          <table:table-cell office:value-type="float" office:value="11546"/>
          <table:table-cell table:number-columns-repeated="16370"/>
        </table:table-row>
        <table:table-row>
          <table:table-cell table:number-columns-repeated="5"/>
          <table:table-cell office:value-type="float" office:value="37476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21745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223395"/>
          <table:table-cell table:number-columns-repeated="3"/>
          <table:table-cell office:value-type="float" office:value="1111862"/>
          <table:table-cell table:number-columns-repeated="3"/>
          <table:table-cell office:value-type="float" office:value="1486357"/>
          <table:table-cell table:number-columns-repeated="16370"/>
        </table:table-row>
        <table:table-row>
          <table:table-cell table:number-columns-repeated="5"/>
          <table:table-cell office:value-type="float" office:value="14244431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51561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27764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729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12324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 table:number-rows-repeated="1048557">
          <table:table-cell table:number-columns-repeated="16370"/>
        </table:table-row>
      </table:table>
      <table:table table:name="'file:///C:/Arquivos%20Flavia/Meus%20documentos/Refeições%20Servidas/2016/Refeições%20Servidas%20acumulado%20até%20Dezembro%20-%2016.xlsx'#MAR" table:style-name="ta2">
        <table:table-source xlink:href="file:///C:/Arquivos%20Flavia/Meus%20documentos/Refeições%20Servidas/2016/Refeições%20Servidas%20acumulado%20até%20Dezembro%20-%2016.xlsx" table:table-name="MAR" table:mode="copy-results-only"/>
        <table:table-column/>
        <table:table-row table:number-rows-repeated="5">
          <table:table-cell table:number-columns-repeated="16384"/>
        </table:table-row>
        <table:table-row>
          <table:table-cell table:number-columns-repeated="5"/>
          <table:table-cell office:value-type="float" office:value="551188"/>
          <table:table-cell table:number-columns-repeated="3"/>
          <table:table-cell office:value-type="float" office:value="2495855"/>
          <table:table-cell table:number-columns-repeated="3"/>
          <table:table-cell office:value-type="float" office:value="4218779"/>
          <table:table-cell table:number-columns-repeated="16370"/>
        </table:table-row>
        <table:table-row>
          <table:table-cell table:number-columns-repeated="5"/>
          <table:table-cell office:value-type="float" office:value="85536"/>
          <table:table-cell table:number-columns-repeated="3"/>
          <table:table-cell office:value-type="float" office:value="4551464"/>
          <table:table-cell table:number-columns-repeated="3"/>
          <table:table-cell office:value-type="float" office:value="8447749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155078"/>
          <table:table-cell table:number-columns-repeated="3"/>
          <table:table-cell office:value-type="float" office:value="4400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6170"/>
          <table:table-cell table:number-columns-repeated="3"/>
          <table:table-cell office:value-type="float" office:value="23033"/>
          <table:table-cell table:number-columns-repeated="16370"/>
        </table:table-row>
        <table:table-row>
          <table:table-cell table:number-columns-repeated="5"/>
          <table:table-cell office:value-type="float" office:value="46476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0921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200905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394409"/>
          <table:table-cell table:number-columns-repeated="3"/>
          <table:table-cell office:value-type="float" office:value="1830852"/>
          <table:table-cell table:number-columns-repeated="3"/>
          <table:table-cell office:value-type="float" office:value="2608865"/>
          <table:table-cell table:number-columns-repeated="16370"/>
        </table:table-row>
        <table:table-row>
          <table:table-cell table:number-columns-repeated="5"/>
          <table:table-cell office:value-type="float" office:value="22397313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764346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31917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8425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20856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 table:number-rows-repeated="1048556">
          <table:table-cell table:number-columns-repeated="16370"/>
        </table:table-row>
      </table:table>
      <table:table table:name="'file:///C:/Arquivos%20Flavia/Meus%20documentos/Refeições%20Servidas/2016/Refeições%20Servidas%20acumulado%20até%20Dezembro%20-%2016.xlsx'#ABR" table:style-name="ta2">
        <table:table-source xlink:href="file:///C:/Arquivos%20Flavia/Meus%20documentos/Refeições%20Servidas/2016/Refeições%20Servidas%20acumulado%20até%20Dezembro%20-%2016.xlsx" table:table-name="ABR" table:mode="copy-results-only"/>
        <table:table-column/>
        <table:table-row table:number-rows-repeated="5">
          <table:table-cell table:number-columns-repeated="16384"/>
        </table:table-row>
        <table:table-row>
          <table:table-cell table:number-columns-repeated="5"/>
          <table:table-cell office:value-type="float" office:value="429701"/>
          <table:table-cell table:number-columns-repeated="3"/>
          <table:table-cell office:value-type="float" office:value="2244605"/>
          <table:table-cell table:number-columns-repeated="3"/>
          <table:table-cell office:value-type="float" office:value="3633349"/>
          <table:table-cell table:number-columns-repeated="16370"/>
        </table:table-row>
        <table:table-row>
          <table:table-cell table:number-columns-repeated="5"/>
          <table:table-cell office:value-type="float" office:value="47580"/>
          <table:table-cell table:number-columns-repeated="3"/>
          <table:table-cell office:value-type="float" office:value="4119954"/>
          <table:table-cell table:number-columns-repeated="3"/>
          <table:table-cell office:value-type="float" office:value="7575463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145238"/>
          <table:table-cell table:number-columns-repeated="3"/>
          <table:table-cell office:value-type="float" office:value="4000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4948"/>
          <table:table-cell table:number-columns-repeated="3"/>
          <table:table-cell office:value-type="float" office:value="19955"/>
          <table:table-cell table:number-columns-repeated="16370"/>
        </table:table-row>
        <table:table-row>
          <table:table-cell table:number-columns-repeated="5"/>
          <table:table-cell office:value-type="float" office:value="42207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3566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98995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331780"/>
          <table:table-cell table:number-columns-repeated="3"/>
          <table:table-cell office:value-type="float" office:value="1593682"/>
          <table:table-cell table:number-columns-repeated="3"/>
          <table:table-cell office:value-type="float" office:value="2213453"/>
          <table:table-cell table:number-columns-repeated="16370"/>
        </table:table-row>
        <table:table-row>
          <table:table-cell table:number-columns-repeated="5"/>
          <table:table-cell office:value-type="float" office:value="19456135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70442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28405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761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1886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 table:number-rows-repeated="1048556">
          <table:table-cell table:number-columns-repeated="16370"/>
        </table:table-row>
      </table:table>
      <table:table table:name="'file:///C:/Arquivos%20Flavia/Meus%20documentos/Refeições%20Servidas/2016/Refeições%20Servidas%20acumulado%20até%20Dezembro%20-%2016.xlsx'#MAI" table:style-name="ta2">
        <table:table-source xlink:href="file:///C:/Arquivos%20Flavia/Meus%20documentos/Refeições%20Servidas/2016/Refeições%20Servidas%20acumulado%20até%20Dezembro%20-%2016.xlsx" table:table-name="MAI" table:mode="copy-results-only"/>
        <table:table-column/>
        <table:table-row table:number-rows-repeated="5">
          <table:table-cell table:number-columns-repeated="16384"/>
        </table:table-row>
        <table:table-row>
          <table:table-cell table:number-columns-repeated="5"/>
          <table:table-cell office:value-type="float" office:value="356853"/>
          <table:table-cell table:number-columns-repeated="3"/>
          <table:table-cell office:value-type="float" office:value="2168795"/>
          <table:table-cell table:number-columns-repeated="3"/>
          <table:table-cell office:value-type="float" office:value="3953292"/>
          <table:table-cell table:number-columns-repeated="16370"/>
        </table:table-row>
        <table:table-row>
          <table:table-cell table:number-columns-repeated="5"/>
          <table:table-cell office:value-type="float" office:value="47480"/>
          <table:table-cell table:number-columns-repeated="3"/>
          <table:table-cell office:value-type="float" office:value="4245854"/>
          <table:table-cell table:number-columns-repeated="3"/>
          <table:table-cell office:value-type="float" office:value="8229632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147985"/>
          <table:table-cell table:number-columns-repeated="3"/>
          <table:table-cell office:value-type="float" office:value="2470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5841"/>
          <table:table-cell table:number-columns-repeated="3"/>
          <table:table-cell office:value-type="float" office:value="22779"/>
          <table:table-cell table:number-columns-repeated="16370"/>
        </table:table-row>
        <table:table-row>
          <table:table-cell table:number-columns-repeated="5"/>
          <table:table-cell office:value-type="float" office:value="43357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6189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9371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288474"/>
          <table:table-cell table:number-columns-repeated="3"/>
          <table:table-cell office:value-type="float" office:value="1664964"/>
          <table:table-cell table:number-columns-repeated="3"/>
          <table:table-cell office:value-type="float" office:value="2444172"/>
          <table:table-cell table:number-columns-repeated="16370"/>
        </table:table-row>
        <table:table-row>
          <table:table-cell table:number-columns-repeated="5"/>
          <table:table-cell office:value-type="float" office:value="1818051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696054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32601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888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1854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 table:number-rows-repeated="1048556">
          <table:table-cell table:number-columns-repeated="16370"/>
        </table:table-row>
      </table:table>
      <table:table table:name="'file:///C:/Arquivos%20Flavia/Meus%20documentos/Refeições%20Servidas/2016/Refeições%20Servidas%20acumulado%20até%20Dezembro%20-%2016.xlsx'#JUN" table:style-name="ta2">
        <table:table-source xlink:href="file:///C:/Arquivos%20Flavia/Meus%20documentos/Refeições%20Servidas/2016/Refeições%20Servidas%20acumulado%20até%20Dezembro%20-%2016.xlsx" table:table-name="JUN" table:mode="copy-results-only"/>
        <table:table-column/>
        <table:table-row table:number-rows-repeated="5">
          <table:table-cell table:number-columns-repeated="16384"/>
        </table:table-row>
        <table:table-row>
          <table:table-cell table:number-columns-repeated="5"/>
          <table:table-cell office:value-type="float" office:value="385158"/>
          <table:table-cell table:number-columns-repeated="3"/>
          <table:table-cell office:value-type="float" office:value="2422358"/>
          <table:table-cell table:number-columns-repeated="3"/>
          <table:table-cell office:value-type="float" office:value="3843443"/>
          <table:table-cell table:number-columns-repeated="16370"/>
        </table:table-row>
        <table:table-row>
          <table:table-cell table:number-columns-repeated="5"/>
          <table:table-cell office:value-type="float" office:value="58172"/>
          <table:table-cell table:number-columns-repeated="3"/>
          <table:table-cell office:value-type="float" office:value="4610360"/>
          <table:table-cell table:number-columns-repeated="3"/>
          <table:table-cell office:value-type="float" office:value="8420157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160180"/>
          <table:table-cell table:number-columns-repeated="3"/>
          <table:table-cell office:value-type="float" office:value="27742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5660"/>
          <table:table-cell table:number-columns-repeated="3"/>
          <table:table-cell office:value-type="float" office:value="22664"/>
          <table:table-cell table:number-columns-repeated="16370"/>
        </table:table-row>
        <table:table-row>
          <table:table-cell table:number-columns-repeated="5"/>
          <table:table-cell office:value-type="float" office:value="45458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4288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22967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237579"/>
          <table:table-cell table:number-columns-repeated="3"/>
          <table:table-cell office:value-type="float" office:value="1766542"/>
          <table:table-cell table:number-columns-repeated="3"/>
          <table:table-cell office:value-type="float" office:value="2388665"/>
          <table:table-cell table:number-columns-repeated="16370"/>
        </table:table-row>
        <table:table-row>
          <table:table-cell table:number-columns-repeated="5"/>
          <table:table-cell office:value-type="float" office:value="20242676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755139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35508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909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21516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 table:number-rows-repeated="1048557">
          <table:table-cell table:number-columns-repeated="16370"/>
        </table:table-row>
      </table:table>
      <table:table table:name="'file:///C:/Arquivos%20Flavia/Meus%20documentos/Refeições%20Servidas/2016/Refeições%20Servidas%20acumulado%20até%20Dezembro%20-%2016.xlsx'#JUL" table:style-name="ta2">
        <table:table-source xlink:href="file:///C:/Arquivos%20Flavia/Meus%20documentos/Refeições%20Servidas/2016/Refeições%20Servidas%20acumulado%20até%20Dezembro%20-%2016.xlsx" table:table-name="JUL" table:mode="copy-results-only"/>
        <table:table-column/>
        <table:table-row table:number-rows-repeated="5">
          <table:table-cell table:number-columns-repeated="16384"/>
        </table:table-row>
        <table:table-row>
          <table:table-cell table:number-columns-repeated="5"/>
          <table:table-cell office:value-type="float" office:value="185956"/>
          <table:table-cell table:number-columns-repeated="3"/>
          <table:table-cell office:value-type="float" office:value="1180287"/>
          <table:table-cell table:number-columns-repeated="3"/>
          <table:table-cell office:value-type="float" office:value="1105421"/>
          <table:table-cell table:number-columns-repeated="16370"/>
        </table:table-row>
        <table:table-row>
          <table:table-cell table:number-columns-repeated="5"/>
          <table:table-cell office:value-type="float" office:value="10250"/>
          <table:table-cell table:number-columns-repeated="3"/>
          <table:table-cell office:value-type="float" office:value="2294755"/>
          <table:table-cell table:number-columns-repeated="3"/>
          <table:table-cell office:value-type="float" office:value="2295919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79516"/>
          <table:table-cell table:number-columns-repeated="3"/>
          <table:table-cell office:value-type="float" office:value="1278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8293"/>
          <table:table-cell table:number-columns-repeated="3"/>
          <table:table-cell office:value-type="float" office:value="8764"/>
          <table:table-cell table:number-columns-repeated="16370"/>
        </table:table-row>
        <table:table-row>
          <table:table-cell table:number-columns-repeated="5"/>
          <table:table-cell office:value-type="float" office:value="24258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6655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0934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107211"/>
          <table:table-cell table:number-columns-repeated="3"/>
          <table:table-cell office:value-type="float" office:value="857983"/>
          <table:table-cell table:number-columns-repeated="3"/>
          <table:table-cell office:value-type="float" office:value="863504"/>
          <table:table-cell table:number-columns-repeated="16370"/>
        </table:table-row>
        <table:table-row>
          <table:table-cell table:number-columns-repeated="5"/>
          <table:table-cell office:value-type="float" office:value="14526534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526553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34086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6185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956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16384"/>
        </table:table-row>
        <table:table-row>
          <table:table-cell table:number-columns-repeated="5"/>
          <table:table-cell office:value-type="float" office:value="25650"/>
          <table:table-cell table:number-columns-repeated="3"/>
          <table:table-cell office:value-type="float" office:value="64330"/>
          <table:table-cell table:number-columns-repeated="16374"/>
        </table:table-row>
        <table:table-row table:number-rows-repeated="1048555">
          <table:table-cell table:number-columns-repeated="16374"/>
        </table:table-row>
      </table:table>
      <table:table table:name="'file:///C:/Arquivos%20Flavia/Meus%20documentos/Refeições%20Servidas/2016/Refeições%20Servidas%20acumulado%20até%20Dezembro%20-%2016.xlsx'#AGO" table:style-name="ta2">
        <table:table-source xlink:href="file:///C:/Arquivos%20Flavia/Meus%20documentos/Refeições%20Servidas/2016/Refeições%20Servidas%20acumulado%20até%20Dezembro%20-%2016.xlsx" table:table-name="AGO" table:mode="copy-results-only"/>
        <table:table-column/>
        <table:table-row table:number-rows-repeated="5">
          <table:table-cell table:number-columns-repeated="16384"/>
        </table:table-row>
        <table:table-row>
          <table:table-cell table:number-columns-repeated="5"/>
          <table:table-cell office:value-type="float" office:value="229097"/>
          <table:table-cell table:number-columns-repeated="3"/>
          <table:table-cell office:value-type="float" office:value="2693587"/>
          <table:table-cell table:number-columns-repeated="3"/>
          <table:table-cell office:value-type="float" office:value="4706489"/>
          <table:table-cell table:number-columns-repeated="16370"/>
        </table:table-row>
        <table:table-row>
          <table:table-cell table:number-columns-repeated="5"/>
          <table:table-cell office:value-type="float" office:value="24196"/>
          <table:table-cell table:number-columns-repeated="3"/>
          <table:table-cell office:value-type="float" office:value="5192912"/>
          <table:table-cell table:number-columns-repeated="3"/>
          <table:table-cell office:value-type="float" office:value="9908365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162351"/>
          <table:table-cell table:number-columns-repeated="3"/>
          <table:table-cell office:value-type="float" office:value="28658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7480"/>
          <table:table-cell table:number-columns-repeated="3"/>
          <table:table-cell office:value-type="float" office:value="27524"/>
          <table:table-cell table:number-columns-repeated="16370"/>
        </table:table-row>
        <table:table-row>
          <table:table-cell table:number-columns-repeated="5"/>
          <table:table-cell office:value-type="float" office:value="47641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3777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22220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942182"/>
          <table:table-cell table:number-columns-repeated="3"/>
          <table:table-cell office:value-type="float" office:value="3132759"/>
          <table:table-cell table:number-columns-repeated="16370"/>
        </table:table-row>
        <table:table-row>
          <table:table-cell table:number-columns-repeated="5"/>
          <table:table-cell office:value-type="float" office:value="22275675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80696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36241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4915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22195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 table:number-rows-repeated="1048557">
          <table:table-cell table:number-columns-repeated="16370"/>
        </table:table-row>
      </table:table>
      <table:table table:name="'file:///C:/Arquivos%20Flavia/Meus%20documentos/Refeições%20Servidas/2016/Refeições%20Servidas%20acumulado%20até%20Dezembro%20-%2016.xlsx'#SET" table:style-name="ta2">
        <table:table-source xlink:href="file:///C:/Arquivos%20Flavia/Meus%20documentos/Refeições%20Servidas/2016/Refeições%20Servidas%20acumulado%20até%20Dezembro%20-%2016.xlsx" table:table-name="SET" table:mode="copy-results-only"/>
        <table:table-column/>
        <table:table-row table:number-rows-repeated="5">
          <table:table-cell table:number-columns-repeated="16384"/>
        </table:table-row>
        <table:table-row>
          <table:table-cell table:number-columns-repeated="5"/>
          <table:table-cell office:value-type="float" office:value="197383"/>
          <table:table-cell table:number-columns-repeated="3"/>
          <table:table-cell office:value-type="float" office:value="2369400"/>
          <table:table-cell table:number-columns-repeated="3"/>
          <table:table-cell office:value-type="float" office:value="3199491"/>
          <table:table-cell table:number-columns-repeated="16370"/>
        </table:table-row>
        <table:table-row>
          <table:table-cell table:number-columns-repeated="5"/>
          <table:table-cell office:value-type="float" office:value="19988"/>
          <table:table-cell table:number-columns-repeated="3"/>
          <table:table-cell office:value-type="float" office:value="4324527"/>
          <table:table-cell table:number-columns-repeated="3"/>
          <table:table-cell office:value-type="float" office:value="6363208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145002"/>
          <table:table-cell table:number-columns-repeated="3"/>
          <table:table-cell office:value-type="float" office:value="2310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5989"/>
          <table:table-cell table:number-columns-repeated="3"/>
          <table:table-cell office:value-type="float" office:value="20211"/>
          <table:table-cell table:number-columns-repeated="16370"/>
        </table:table-row>
        <table:table-row>
          <table:table-cell table:number-columns-repeated="5"/>
          <table:table-cell office:value-type="float" office:value="44048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2432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9510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661320"/>
          <table:table-cell table:number-columns-repeated="3"/>
          <table:table-cell office:value-type="float" office:value="2129760"/>
          <table:table-cell table:number-columns-repeated="16370"/>
        </table:table-row>
        <table:table-row>
          <table:table-cell table:number-columns-repeated="5"/>
          <table:table-cell office:value-type="float" office:value="20575158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74208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33663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446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17423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 table:number-rows-repeated="1048557">
          <table:table-cell table:number-columns-repeated="16370"/>
        </table:table-row>
      </table:table>
      <table:table table:name="'file:///C:/Arquivos%20Flavia/Meus%20documentos/Refeições%20Servidas/2016/Refeições%20Servidas%20acumulado%20até%20Dezembro%20-%2016.xlsx'#OUT" table:style-name="ta2">
        <table:table-source xlink:href="file:///C:/Arquivos%20Flavia/Meus%20documentos/Refeições%20Servidas/2016/Refeições%20Servidas%20acumulado%20até%20Dezembro%20-%2016.xlsx" table:table-name="OUT" table:mode="copy-results-only"/>
        <table:table-column/>
        <table:table-row table:number-rows-repeated="5">
          <table:table-cell table:number-columns-repeated="16384"/>
        </table:table-row>
        <table:table-row>
          <table:table-cell table:number-columns-repeated="5"/>
          <table:table-cell office:value-type="float" office:value="177421"/>
          <table:table-cell table:number-columns-repeated="3"/>
          <table:table-cell office:value-type="float" office:value="2134004"/>
          <table:table-cell table:number-columns-repeated="3"/>
          <table:table-cell office:value-type="float" office:value="2912904"/>
          <table:table-cell table:number-columns-repeated="16370"/>
        </table:table-row>
        <table:table-row>
          <table:table-cell table:number-columns-repeated="5"/>
          <table:table-cell office:value-type="float" office:value="19722"/>
          <table:table-cell table:number-columns-repeated="3"/>
          <table:table-cell office:value-type="float" office:value="4049176"/>
          <table:table-cell table:number-columns-repeated="3"/>
          <table:table-cell office:value-type="float" office:value="5668984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133570"/>
          <table:table-cell table:number-columns-repeated="3"/>
          <table:table-cell office:value-type="float" office:value="19499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4980"/>
          <table:table-cell table:number-columns-repeated="3"/>
          <table:table-cell office:value-type="float" office:value="18860"/>
          <table:table-cell table:number-columns-repeated="16370"/>
        </table:table-row>
        <table:table-row>
          <table:table-cell table:number-columns-repeated="5"/>
          <table:table-cell office:value-type="float" office:value="3947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121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77465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507654"/>
          <table:table-cell table:number-columns-repeated="3"/>
          <table:table-cell office:value-type="float" office:value="1992680"/>
          <table:table-cell table:number-columns-repeated="16370"/>
        </table:table-row>
        <table:table-row>
          <table:table-cell table:number-columns-repeated="5"/>
          <table:table-cell office:value-type="float" office:value="18659342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670374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32191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4445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17537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 table:number-rows-repeated="1048556">
          <table:table-cell table:number-columns-repeated="16370"/>
        </table:table-row>
      </table:table>
      <table:table table:name="'file:///C:/Arquivos%20Flavia/Meus%20documentos/Refeições%20Servidas/2016/Refeições%20Servidas%20acumulado%20até%20Dezembro%20-%2016.xlsx'#NOV" table:style-name="ta2">
        <table:table-source xlink:href="file:///C:/Arquivos%20Flavia/Meus%20documentos/Refeições%20Servidas/2016/Refeições%20Servidas%20acumulado%20até%20Dezembro%20-%2016.xlsx" table:table-name="NOV" table:mode="copy-results-only"/>
        <table:table-column/>
        <table:table-row table:number-rows-repeated="5">
          <table:table-cell table:number-columns-repeated="16384"/>
        </table:table-row>
        <table:table-row>
          <table:table-cell table:number-columns-repeated="5"/>
          <table:table-cell office:value-type="float" office:value="178036"/>
          <table:table-cell table:number-columns-repeated="3"/>
          <table:table-cell office:value-type="float" office:value="2198055"/>
          <table:table-cell table:number-columns-repeated="3"/>
          <table:table-cell office:value-type="float" office:value="2991234"/>
          <table:table-cell table:number-columns-repeated="16370"/>
        </table:table-row>
        <table:table-row>
          <table:table-cell table:number-columns-repeated="5"/>
          <table:table-cell office:value-type="float" office:value="17982"/>
          <table:table-cell table:number-columns-repeated="3"/>
          <table:table-cell office:value-type="float" office:value="4250925"/>
          <table:table-cell table:number-columns-repeated="3"/>
          <table:table-cell office:value-type="float" office:value="6100428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134141"/>
          <table:table-cell table:number-columns-repeated="3"/>
          <table:table-cell office:value-type="float" office:value="24757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5725"/>
          <table:table-cell table:number-columns-repeated="3"/>
          <table:table-cell office:value-type="float" office:value="19443"/>
          <table:table-cell table:number-columns-repeated="16370"/>
        </table:table-row>
        <table:table-row>
          <table:table-cell table:number-columns-repeated="5"/>
          <table:table-cell office:value-type="float" office:value="41653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058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20563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598695"/>
          <table:table-cell table:number-columns-repeated="3"/>
          <table:table-cell office:value-type="float" office:value="2031061"/>
          <table:table-cell table:number-columns-repeated="16370"/>
        </table:table-row>
        <table:table-row>
          <table:table-cell table:number-columns-repeated="5"/>
          <table:table-cell office:value-type="float" office:value="19889287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70889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3438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4625"/>
          <table:table-cell table:number-columns-repeated="3"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1748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 table:number-rows-repeated="1048556">
          <table:table-cell table:number-columns-repeated="16370"/>
        </table:table-row>
      </table:table>
      <table:table table:name="'file:///C:/Arquivos%20Flavia/Meus%20documentos/Refeições%20Servidas/2016/Refeições%20Servidas%20acumulado%20até%20Dezembro%20-%2016.xlsx'#DEZ" table:style-name="ta2">
        <table:table-source xlink:href="file:///C:/Arquivos%20Flavia/Meus%20documentos/Refeições%20Servidas/2016/Refeições%20Servidas%20acumulado%20até%20Dezembro%20-%2016.xlsx" table:table-name="DEZ" table:mode="copy-results-only"/>
        <table:table-column/>
        <table:table-row table:number-rows-repeated="5">
          <table:table-cell table:number-columns-repeated="16384"/>
        </table:table-row>
        <table:table-row>
          <table:table-cell table:number-columns-repeated="5"/>
          <table:table-cell office:value-type="float" office:value="99816"/>
          <table:table-cell table:number-columns-repeated="3"/>
          <table:table-cell office:value-type="float" office:value="1390847"/>
          <table:table-cell table:number-columns-repeated="3"/>
          <table:table-cell office:value-type="float" office:value="1285156"/>
          <table:table-cell table:number-columns-repeated="16370"/>
        </table:table-row>
        <table:table-row>
          <table:table-cell table:number-columns-repeated="5"/>
          <table:table-cell office:value-type="float" office:value="7688"/>
          <table:table-cell table:number-columns-repeated="3"/>
          <table:table-cell office:value-type="float" office:value="1756270"/>
          <table:table-cell table:number-columns-repeated="3"/>
          <table:table-cell office:value-type="float" office:value="1946163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65606"/>
          <table:table-cell table:number-columns-repeated="3"/>
          <table:table-cell office:value-type="float" office:value="1188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8712"/>
          <table:table-cell table:number-columns-repeated="3"/>
          <table:table-cell office:value-type="float" office:value="12248"/>
          <table:table-cell table:number-columns-repeated="16370"/>
        </table:table-row>
        <table:table-row>
          <table:table-cell table:number-columns-repeated="5"/>
          <table:table-cell office:value-type="float" office:value="34957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2063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7357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1112157"/>
          <table:table-cell table:number-columns-repeated="3"/>
          <table:table-cell office:value-type="float" office:value="1080233"/>
          <table:table-cell table:number-columns-repeated="16370"/>
        </table:table-row>
        <table:table-row>
          <table:table-cell table:number-columns-repeated="5"/>
          <table:table-cell office:value-type="float" office:value="2201623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784119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2656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388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7256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>
          <table:table-cell table:number-columns-repeated="5"/>
          <table:table-cell office:value-type="float" office:value="0"/>
          <table:table-cell table:number-columns-repeated="3"/>
          <table:table-cell office:value-type="float" office:value="0"/>
          <table:table-cell table:number-columns-repeated="3"/>
          <table:table-cell office:value-type="float" office:value="0"/>
          <table:table-cell table:number-columns-repeated="16370"/>
        </table:table-row>
        <table:table-row table:number-rows-repeated="1048556">
          <table:table-cell table:number-columns-repeated="16370"/>
        </table:table-row>
      </table:table>
      <table:table table:name="'file:///C:/Arquivos%20Flavia/Meus%20documentos/Refeições%20Servidas/2016/Refeições%20Servidas%20acumulado%20até%20Dezembro%20-%2016.xlsx'#N__UNIDADES" table:style-name="ta2">
        <table:table-source xlink:href="file:///C:/Arquivos%20Flavia/Meus%20documentos/Refeições%20Servidas/2016/Refeições%20Servidas%20acumulado%20até%20Dezembro%20-%2016.xlsx" table:table-name="N__UNIDAD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Arquivos%20Flavia/Meus%20documentos/Refeições%20Servidas/2016/Refeições%20Servidas%20acumulado%20até%20Dezembro%20-%2016.xlsx'#MATR" table:style-name="ta2">
        <table:table-source xlink:href="file:///C:/Arquivos%20Flavia/Meus%20documentos/Refeições%20Servidas/2016/Refeições%20Servidas%20acumulado%20até%20Dezembro%20-%2016.xlsx" table:table-name="MAT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Arquivos%20Flavia/Meus%20documentos/Refeições%20Servidas/2016/Refeições%20Servidas%20acumulado%20até%20Dezembro%20-%2016.xlsx'#MÉDIA_DIÁRIA" table:style-name="ta2">
        <table:table-source xlink:href="file:///C:/Arquivos%20Flavia/Meus%20documentos/Refeições%20Servidas/2016/Refeições%20Servidas%20acumulado%20até%20Dezembro%20-%2016.xlsx" table:table-name="MÉDIA_DIÁRI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Arquivos%20Flavia/Meus%20documentos/Refeições%20Servidas/2016/Refeições%20Servidas%20acumulado%20até%20Dezembro%20-%2016.xlsx'#Total_mensal" table:style-name="ta2">
        <table:table-source xlink:href="file:///C:/Arquivos%20Flavia/Meus%20documentos/Refeições%20Servidas/2016/Refeições%20Servidas%20acumulado%20até%20Dezembro%20-%2016.xlsx" table:table-name="Total_mensal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V_237_rgula" style:display-name="Vírgula" style:family="table-cell" style:data-style-name="N35"/>
  </office:styles>
  <office:automatic-styles>
    <style:page-layout style:name="pm1">
      <style:page-layout-properties fo:margin-top="0.31496062in" fo:margin-bottom="0.31496062in" fo:margin-left="0.511811024in" fo:margin-right="0.511811024in" style:print-orientation="landscape" style:print-page-order="ttb" style:first-page-number="continue" style:scale-to="29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ODAE</meta:initial-creator>
    <dc:creator>Administrador</dc:creator>
    <meta:creation-date>2017-07-18T14:28:21Z</meta:creation-date>
    <dc:date>2017-07-31T19:18:34Z</dc:date>
    <meta:print-date>2017-07-18T14:29:04Z</meta:print-date>
  </office:meta>
</office:document-meta>
</file>